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officeooo:rsid="139b4e29" officeooo:paragraph-rsid="17eadcdb"/>
    </style:style>
    <style:style style:name="P2" style:family="paragraph" style:parent-style-name="Standard" style:list-style-name="L1">
      <style:text-properties fo:color="#333333" officeooo:rsid="139b4e29" officeooo:paragraph-rsid="18c07800"/>
    </style:style>
    <style:style style:name="P3" style:family="paragraph" style:parent-style-name="Standard" style:list-style-name="L1">
      <style:text-properties fo:color="#333333" officeooo:rsid="139b4e29" officeooo:paragraph-rsid="18c3d524"/>
    </style:style>
    <style:style style:name="P4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7eadc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078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150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3d5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4f1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6c1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8a6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ccbc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style:text-underline-style="none" fo:font-weight="bold" officeooo:rsid="1231e459" officeooo:paragraph-rsid="18d72f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style:text-underline-style="none" fo:font-weight="bold" officeooo:rsid="137f7f70" officeooo:paragraph-rsid="17eadc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d9524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d9049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d8d0a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d919b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493e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4a20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5073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89a8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67f2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ee06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e6eaa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f839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e420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d0b97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ff4c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d1ab1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4c33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62ba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style:text-underline-style="none" fo:font-weight="bold" officeooo:rsid="2174cae9" officeooo:paragraph-rsid="1cb29f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style:text-underline-style="none" fo:font-weight="bold" officeooo:rsid="1d904938" officeooo:paragraph-rsid="1d9524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1d904938" officeooo:paragraph-rsid="1d9049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1cee0616" officeooo:paragraph-rsid="1cee06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style:text-underline-style="none" fo:font-weight="bold" officeooo:rsid="1ceb0901" officeooo:paragraph-rsid="1ceb09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style:text-underline-style="none" fo:font-weight="bold" officeooo:rsid="1c59e9a1" officeooo:paragraph-rsid="1c5af4d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17393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3d1131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18287c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1978de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1cb9d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1d1190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style:text-underline-style="none" fo:font-weight="bold" officeooo:rsid="23f6ceb1" officeooo:paragraph-rsid="1c1d8c6a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style:text-underline-style="none" fo:font-weight="bold" officeooo:rsid="12306769" officeooo:paragraph-rsid="194b1676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style:text-underline-style="none" fo:font-weight="bold" officeooo:rsid="1935341c" officeooo:paragraph-rsid="1956075d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62d73e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58fa78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e2883e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64306a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e3bfff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e35d95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ea4634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659231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75b558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6dbf77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a395c91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f3b0b3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f5dcde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9f7702f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a039880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style:text-underline-style="none" fo:font-weight="bold" officeooo:rsid="193a756a" officeooo:paragraph-rsid="1a089e55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none" fo:font-weight="bold" officeooo:rsid="1977b890" officeooo:paragraph-rsid="1977b890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none" fo:font-weight="bold" officeooo:rsid="197718cb" officeooo:paragraph-rsid="1984bc12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none" fo:font-weight="bold" officeooo:rsid="197718cb" officeooo:paragraph-rsid="19881a7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style:text-underline-style="none" fo:font-weight="bold" officeooo:rsid="19786639" officeooo:paragraph-rsid="1975b558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style:text-underline-style="none" fo:font-weight="bold" officeooo:rsid="198928bd" officeooo:paragraph-rsid="19bc5acd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style:text-underline-style="none" fo:font-weight="bold" officeooo:rsid="19906d65" officeooo:paragraph-rsid="199b36db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none" fo:font-weight="bold" officeooo:rsid="19906d65" officeooo:paragraph-rsid="199d544a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none" fo:font-weight="bold" officeooo:rsid="19906d65" officeooo:paragraph-rsid="19c9af99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19906d65" officeooo:paragraph-rsid="19b7a5d5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none" fo:font-weight="bold" officeooo:rsid="1a0b62b2" officeooo:paragraph-rsid="1a089e55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none" fo:font-weight="bold" officeooo:rsid="1a0b62b2" officeooo:paragraph-rsid="1a1dc183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none" fo:font-weight="bold" officeooo:rsid="1a0b62b2" officeooo:paragraph-rsid="1a2eb3ba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1ab1a279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1a7bf18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1a91ede8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style:text-underline-style="none" fo:font-weight="bold" officeooo:rsid="141cb316" officeooo:paragraph-rsid="1a8219c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7f0a557" officeooo:paragraph-rsid="17f489e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7f0a557" officeooo:paragraph-rsid="17f57129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231e459" officeooo:paragraph-rsid="17eadc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376c64b1" officeooo:paragraph-rsid="1d91ca7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376c64b1" officeooo:paragraph-rsid="1d92d1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174cae9" officeooo:paragraph-rsid="1c67f2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c92a8b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c149dca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0b1994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3c9610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4fb6a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ab6efca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610be0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ab74d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68a6c7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abdd9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ae750a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71a3fb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790a7a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e4bb7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84393b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8e685f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7e4bae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a79ce8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a804e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a09a71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ade7149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083831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30e998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b327579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c0e6193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c0e75c2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c17393b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314e15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68aa48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1fca80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21c79a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24dacd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2734dd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2a7dec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0e1b1d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189ce8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8f764d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8ba2c0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7d0d5c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801aec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a42bb8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a83302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aa5e8d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b2c291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be7408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bd801c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b75f83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b9e01f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882751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9f706f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9c02ca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debecb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95194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9f299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4bc94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23f3f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0af55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f1cfcb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f601e6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f6a2cf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1c7f1c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1ce133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22be6e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de587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8efdddd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3c45fa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26acfa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3a756a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28ec28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2ffa90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9390816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3f6ceb1" officeooo:paragraph-rsid="1c362783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3f6ceb1" officeooo:paragraph-rsid="1c1d8c6a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86c794b" officeooo:paragraph-rsid="186c794b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314e15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5a33a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62f1f5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57796a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631992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5f19f6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61aadd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50a075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72992b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e23f3f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9196eec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f42de1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f3803b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fa1172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903f9f1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8ff2970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0e9f5f17" officeooo:paragraph-rsid="190347ca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8117d37" officeooo:paragraph-rsid="180e1b1d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9343e5b" officeooo:paragraph-rsid="194322e5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20b589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954507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491b3c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4cbff6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511539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5646c1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5d547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5bf484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5fc553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6a23b3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667b9e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6bc1fd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ab3102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973cb9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93a756a" officeooo:paragraph-rsid="1a7b08b0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9526dae" officeooo:paragraph-rsid="1a20b589" style:font-name-asian="Liberation Serif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4a2054" officeooo:paragraph-rsid="1c4a2054" style:font-name-asian="Liberation Serif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c4a2054" officeooo:paragraph-rsid="1c4c333a" style:font-name-asian="Liberation Serif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c4a2054" officeooo:paragraph-rsid="1c62ba48" style:font-name-asian="Liberation Serif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c4a2054" officeooo:paragraph-rsid="1c55fc02" style:font-name-asian="Liberation Serif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c59e9a1" officeooo:paragraph-rsid="1c59e9a1" style:font-name-asian="Liberation Serif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c5ff49d" style:font-name-asian="Liberation Serif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cb1a716" style:font-name-asian="Liberation Serif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c8f8b68" style:font-name-asian="Liberation Serif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cb29f1a" style:font-name-asian="Liberation Serif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c97558f" style:font-name-asian="Liberation Serif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87d981" style:font-name-asian="Liberation Serif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2f8a84" style:font-name-asian="Liberation Serif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2cbffd" style:font-name-asian="Liberation Serif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318780" style:font-name-asian="Liberation Serif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3340f6" style:font-name-asian="Liberation Serif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666186" style:font-name-asian="Liberation Serif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1c5af4d2" officeooo:paragraph-rsid="1d719d57" style:font-name-asian="Liberation Serif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1c9c10e4" officeooo:paragraph-rsid="1cb1a716" style:font-name-asian="Liberation Serif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1c9c10e4" officeooo:paragraph-rsid="1c9c10e4" style:font-name-asian="Liberation Serif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1c9c10e4" officeooo:paragraph-rsid="1cb60a10" style:font-name-asian="Liberation Serif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174cae9" officeooo:paragraph-rsid="1d21b20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fo:font-weight="bold" officeooo:rsid="0e9f5f17" officeooo:paragraph-rsid="17eadcd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0e9f5f17" officeooo:paragraph-rsid="17ed32ff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fo:font-weight="bold" officeooo:rsid="0e9f5f17" officeooo:paragraph-rsid="17f0a557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fo:font-weight="bold" officeooo:rsid="0e9f5f17" officeooo:paragraph-rsid="17f79093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0e9f5f17" officeooo:paragraph-rsid="17f1bf59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0e9f5f17" officeooo:paragraph-rsid="17f4050a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0e9f5f17" officeooo:paragraph-rsid="180a0452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0e9f5f17" officeooo:paragraph-rsid="18314e15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0e9f5f17" officeooo:paragraph-rsid="186c794b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0e9f5f17" officeooo:paragraph-rsid="185343b9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0e9f5f17" officeooo:paragraph-rsid="183300f4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0e9f5f17" officeooo:paragraph-rsid="1836c783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0e9f5f17" officeooo:paragraph-rsid="183c3f5e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0e9f5f17" officeooo:paragraph-rsid="184009ef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0e9f5f17" officeooo:paragraph-rsid="184c4ab1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0e9f5f17" officeooo:paragraph-rsid="18401ba4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0e9f5f17" officeooo:paragraph-rsid="1843379f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0e9f5f17" officeooo:paragraph-rsid="181fca80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0e9f5f17" officeooo:paragraph-rsid="187bb52d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0e9f5f17" officeooo:paragraph-rsid="180e1b1d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0e9f5f17" officeooo:paragraph-rsid="188984d2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0e9f5f17" officeooo:paragraph-rsid="1888275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0e9f5f17" officeooo:paragraph-rsid="1891c780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17f0a557" officeooo:paragraph-rsid="17f6b36f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17f0a557" officeooo:paragraph-rsid="17fb05f6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17f0a557" officeooo:paragraph-rsid="17fd713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17f0a557" officeooo:paragraph-rsid="17ffcdb2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officeooo:paragraph-rsid="17eadcdb" style:font-name-asian="Liberation Serif"/>
    </style:style>
    <style:style style:name="P244" style:family="paragraph" style:parent-style-name="Standard" style:list-style-name="L1">
      <style:text-properties fo:color="#333333" style:font-name="Liberation Serif" officeooo:paragraph-rsid="1ce42094" style:font-name-asian="Liberation Serif"/>
    </style:style>
    <style:style style:name="P245" style:family="paragraph" style:parent-style-name="Standard" style:list-style-name="L1">
      <style:text-properties fo:color="#333333" style:font-name="Liberation Serif" officeooo:rsid="139b4e29" officeooo:paragraph-rsid="17eadcdb" style:font-name-asian="Liberation Serif"/>
    </style:style>
    <style:style style:name="P246" style:family="paragraph" style:parent-style-name="Standard" style:list-style-name="L1">
      <style:text-properties fo:color="#333333" officeooo:paragraph-rsid="17fb05f6"/>
    </style:style>
    <style:style style:name="P247" style:family="paragraph" style:parent-style-name="Standard" style:list-style-name="L1">
      <style:text-properties fo:color="#333333" officeooo:paragraph-rsid="18009cf2"/>
    </style:style>
    <style:style style:name="P248" style:family="paragraph" style:parent-style-name="Standard" style:list-style-name="L1">
      <style:text-properties fo:color="#333333" officeooo:paragraph-rsid="1803c09a"/>
    </style:style>
    <style:style style:name="P249" style:family="paragraph" style:parent-style-name="Standard" style:list-style-name="L1">
      <style:text-properties fo:color="#333333" officeooo:paragraph-rsid="1805e3d7"/>
    </style:style>
    <style:style style:name="P250" style:family="paragraph" style:parent-style-name="Standard" style:list-style-name="L1">
      <style:text-properties fo:color="#333333" officeooo:paragraph-rsid="19124734"/>
    </style:style>
    <style:style style:name="P251" style:family="paragraph" style:parent-style-name="Standard" style:list-style-name="L1">
      <style:text-properties fo:color="#333333" officeooo:paragraph-rsid="19464df7"/>
    </style:style>
    <style:style style:name="P252" style:family="paragraph" style:parent-style-name="Standard" style:list-style-name="L1">
      <style:text-properties fo:color="#333333" officeooo:paragraph-rsid="1946685c"/>
    </style:style>
    <style:style style:name="P253" style:family="paragraph" style:parent-style-name="Standard" style:list-style-name="L1">
      <style:text-properties fo:color="#333333" officeooo:paragraph-rsid="1947f8d7"/>
    </style:style>
    <style:style style:name="P254" style:family="paragraph" style:parent-style-name="Standard" style:list-style-name="L1">
      <style:text-properties fo:color="#333333" officeooo:paragraph-rsid="194b1676"/>
    </style:style>
    <style:style style:name="P255" style:family="paragraph" style:parent-style-name="Standard" style:list-style-name="L1">
      <style:text-properties fo:color="#333333" officeooo:paragraph-rsid="1a1dc183"/>
    </style:style>
    <style:style style:name="P256" style:family="paragraph" style:parent-style-name="Standard" style:list-style-name="L1">
      <style:text-properties fo:color="#333333" officeooo:paragraph-rsid="1a2de81a"/>
    </style:style>
    <style:style style:name="P257" style:family="paragraph" style:parent-style-name="Standard" style:list-style-name="L1">
      <style:text-properties fo:color="#333333" officeooo:paragraph-rsid="1a20b589"/>
    </style:style>
    <style:style style:name="P258" style:family="paragraph" style:parent-style-name="Standard" style:list-style-name="L1">
      <style:text-properties fo:color="#333333" officeooo:rsid="19526dae" officeooo:paragraph-rsid="19526dae"/>
    </style:style>
    <style:style style:name="P259" style:family="paragraph" style:parent-style-name="Standard" style:list-style-name="L1">
      <style:text-properties fo:color="#333333" officeooo:rsid="19526dae" officeooo:paragraph-rsid="1954d496"/>
    </style:style>
    <style:style style:name="P260" style:family="paragraph" style:parent-style-name="Standard" style:list-style-name="L1">
      <style:text-properties fo:color="#333333" officeooo:rsid="19526dae" officeooo:paragraph-rsid="1956075d"/>
    </style:style>
    <style:style style:name="P261" style:family="paragraph" style:parent-style-name="Standard" style:list-style-name="L1">
      <style:text-properties fo:color="#333333" officeooo:rsid="19526dae" officeooo:paragraph-rsid="1954ebff"/>
    </style:style>
    <style:style style:name="P262" style:family="paragraph" style:parent-style-name="Standard" style:list-style-name="L1">
      <style:text-properties fo:color="#333333" officeooo:rsid="19526dae" officeooo:paragraph-rsid="196166ea"/>
    </style:style>
    <style:style style:name="P263" style:family="paragraph" style:parent-style-name="Standard" style:list-style-name="L1">
      <style:text-properties fo:color="#333333" officeooo:rsid="19526dae" officeooo:paragraph-rsid="19ea4634"/>
    </style:style>
    <style:style style:name="P264" style:family="paragraph" style:parent-style-name="Standard" style:list-style-name="L1">
      <style:text-properties fo:color="#333333" officeooo:rsid="19526dae" officeooo:paragraph-rsid="19c2b243"/>
    </style:style>
    <style:style style:name="P265" style:family="paragraph" style:parent-style-name="Standard" style:list-style-name="L1">
      <style:text-properties fo:color="#333333" officeooo:rsid="19526dae" officeooo:paragraph-rsid="1984bc12"/>
    </style:style>
    <style:style style:name="P266" style:family="paragraph" style:parent-style-name="Standard" style:list-style-name="L1">
      <style:text-properties fo:color="#333333" officeooo:rsid="19526dae" officeooo:paragraph-rsid="1975b558"/>
    </style:style>
    <style:style style:name="P267" style:family="paragraph" style:parent-style-name="Standard" style:list-style-name="L1">
      <style:text-properties fo:color="#333333" officeooo:rsid="19526dae" officeooo:paragraph-rsid="198928bd"/>
    </style:style>
    <style:style style:name="P268" style:family="paragraph" style:parent-style-name="Standard" style:list-style-name="L1">
      <style:text-properties fo:color="#333333" officeooo:rsid="19526dae" officeooo:paragraph-rsid="1a039880"/>
    </style:style>
    <style:style style:name="P269" style:family="paragraph" style:parent-style-name="Standard" style:list-style-name="L1">
      <style:text-properties fo:color="#333333" officeooo:rsid="19526dae" officeooo:paragraph-rsid="1a089e55"/>
    </style:style>
    <style:style style:name="P270" style:family="paragraph" style:parent-style-name="Standard" style:list-style-name="L1">
      <style:text-properties fo:color="#333333" officeooo:rsid="1977b890" officeooo:paragraph-rsid="1977b890"/>
    </style:style>
    <style:style style:name="P271" style:family="paragraph" style:parent-style-name="Standard" style:list-style-name="L1">
      <style:text-properties fo:color="#333333" officeooo:rsid="199584b4" officeooo:paragraph-rsid="19c9af99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1d91c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1d91d6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24f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6087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816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627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6441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852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86f1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836d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592e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59d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4434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3da0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f133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f14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4ec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4a40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7707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740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8168cb" officeooo:paragraph-rsid="1d816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4ec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4c0b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7707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7a1f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7b1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786a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76a0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740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8f78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91ab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8fea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9ce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a21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a26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a2a9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a55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a38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a7aa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92e5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8bc7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acd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b705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b989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e6d3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62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ea8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f0c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f38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fdc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12c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34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101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bdb1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d445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d5e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d46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6ce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df22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e0c2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e2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e60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c45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f0d0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24f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87d9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3340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3c6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58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601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874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85a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896b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629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63a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6584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ca55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700f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60c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cbd6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c243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6f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c1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b8d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4ecc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4f3b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46e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4d7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4732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185c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c7a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9ba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9bae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e7bbd2" officeooo:paragraph-rsid="1ef0d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e7bbd2" officeooo:paragraph-rsid="1eee4c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d633fd" officeooo:paragraph-rsid="1ed77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0c2d88" officeooo:paragraph-rsid="1f0c2d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386f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71a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336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3967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292f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87d9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271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6661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26f438" officeooo:paragraph-rsid="1d24f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26f438" officeooo:paragraph-rsid="1d27bb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26f438" officeooo:paragraph-rsid="1d87d9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26f438" officeooo:paragraph-rsid="1d2917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d9ba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d3340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2e8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3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605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78a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3b7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8f4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eaa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2f94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6dfbc" officeooo:paragraph-rsid="1e311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8a608" officeooo:paragraph-rsid="1e43e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8a608" officeooo:paragraph-rsid="1db6ef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b931a9" officeooo:paragraph-rsid="1db6ef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b6ef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d75a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d79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f155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db28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dcd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f46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0e8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df89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121e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1744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1b8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205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f163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21ad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c455d8" officeooo:paragraph-rsid="1e3a52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3e8188" officeooo:paragraph-rsid="1e407e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9ba0b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cbaa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cdf9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af2ae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b6ef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618686" officeooo:paragraph-rsid="1d24f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43d766" officeooo:paragraph-rsid="1e43d7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9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1d0b97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0" style:family="paragraph" style:parent-style-name="Standard" style:list-style-name="L1">
      <style:text-properties style:use-window-font-color="true" officeooo:rsid="139b4e29" officeooo:paragraph-rsid="18c15014"/>
    </style:style>
    <style:style style:name="P421" style:family="paragraph" style:parent-style-name="Standard" style:list-style-name="L1">
      <style:text-properties style:use-window-font-color="true" style:font-name="Liberation Serif" fo:font-size="17pt" fo:font-weight="bold" officeooo:rsid="0e9f5f17" officeooo:paragraph-rsid="17f0a557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1">
      <style:text-properties style:use-window-font-color="true" style:font-name="Liberation Serif" fo:font-size="17pt" fo:font-weight="bold" officeooo:rsid="0e9f5f17" officeooo:paragraph-rsid="18801aec" style:font-name-asian="標楷體1" style:font-size-asian="17pt" style:language-asian="zh" style:country-asian="TW" style:font-weight-asian="bold" style:font-size-complex="17pt" style:font-weight-complex="bold"/>
    </style:style>
    <style:style style:name="P42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93a756a" officeooo:paragraph-rsid="1a20b589" style:font-name-asian="標楷體1" style:font-size-asian="17pt" style:language-asian="zh" style:country-asian="TW" style:font-weight-asian="bold" style:font-size-complex="17pt" style:font-weight-complex="bold"/>
    </style:style>
    <style:style style:name="P42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93a756a" officeooo:paragraph-rsid="1a5646c1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93a756a" officeooo:paragraph-rsid="1a6bc1fd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93a756a" officeooo:paragraph-rsid="1aaefdda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a8219c6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L1">
      <style:text-properties style:use-window-font-color="true" style:font-name="標楷體1" fo:font-size="17pt" style:text-underline-style="none" fo:font-weight="bold" officeooo:rsid="193a756a" officeooo:paragraph-rsid="1954ebff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L1">
      <style:text-properties style:use-window-font-color="true" style:font-name="標楷體1" fo:font-size="17pt" style:text-underline-style="none" fo:font-weight="bold" officeooo:rsid="193a756a" officeooo:paragraph-rsid="19f3b0b3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L1">
      <style:text-properties style:use-window-font-color="true" style:font-name="標楷體1" fo:font-size="17pt" style:text-underline-style="none" fo:font-weight="bold" officeooo:rsid="193a756a" officeooo:paragraph-rsid="19f41d84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L1">
      <style:text-properties style:use-window-font-color="true" style:font-name="標楷體1" fo:font-size="17pt" style:text-underline-style="none" fo:font-weight="bold" officeooo:rsid="2174cae9" officeooo:paragraph-rsid="1c493e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2" style:family="paragraph" style:parent-style-name="Standard" style:list-style-name="L1">
      <style:text-properties style:use-window-font-color="true" style:font-name="標楷體1" fo:font-size="17pt" style:text-underline-style="none" fo:font-weight="bold" officeooo:rsid="2174cae9" officeooo:paragraph-rsid="1c5073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3" style:family="paragraph" style:parent-style-name="Standard" style:list-style-name="L1">
      <style:text-properties style:use-window-font-color="true" officeooo:rsid="19526dae" officeooo:paragraph-rsid="196166ea"/>
    </style:style>
    <style:style style:name="P434" style:family="paragraph" style:parent-style-name="Standard" style:list-style-name="L1">
      <style:text-properties style:use-window-font-color="true" officeooo:rsid="19526dae" officeooo:paragraph-rsid="195f73af"/>
    </style:style>
    <style:style style:name="P435" style:family="paragraph" style:parent-style-name="Standard" style:list-style-name="L1">
      <style:text-properties style:use-window-font-color="true" officeooo:rsid="19526dae" officeooo:paragraph-rsid="19ab21ee"/>
    </style:style>
    <style:style style:name="P436" style:family="paragraph" style:parent-style-name="Standard" style:list-style-name="L1">
      <style:text-properties style:use-window-font-color="true" officeooo:rsid="19526dae" officeooo:paragraph-rsid="1964306a"/>
    </style:style>
    <style:style style:name="P437" style:family="paragraph" style:parent-style-name="Standard" style:list-style-name="L1">
      <style:text-properties fo:color="#1c1c1c" style:font-name="Liberation Serif" fo:font-size="17pt" style:text-underline-style="none" fo:font-weight="bold" officeooo:rsid="12306769" officeooo:paragraph-rsid="1b2c0733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1">
      <style:text-properties fo:color="#1c1c1c" style:font-name="標楷體1" fo:font-size="17pt" style:text-underline-style="none" fo:font-weight="bold" officeooo:rsid="2174cae9" officeooo:paragraph-rsid="1d8a17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9" style:family="paragraph" style:parent-style-name="Standard" style:list-style-name="L1">
      <style:text-properties fo:color="#1c1c1c" style:font-name="標楷體1" fo:font-size="17pt" style:text-underline-style="none" fo:font-weight="bold" officeooo:rsid="2174cae9" officeooo:paragraph-rsid="1d13630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0" style:family="paragraph" style:parent-style-name="Standard" style:list-style-name="L1">
      <style:text-properties fo:color="#1c1c1c" style:font-name="標楷體1" fo:font-size="17pt" style:text-underline-style="none" fo:font-weight="bold" officeooo:rsid="1c5073d4" officeooo:paragraph-rsid="1c67f28e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1">
      <style:text-properties fo:color="#1c1c1c" style:font-name="標楷體1" officeooo:paragraph-rsid="1d0bca12" style:font-name-asian="標楷體1"/>
    </style:style>
    <style:style style:name="P4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1d833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8168cb" officeooo:paragraph-rsid="1d816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b287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d87d9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19e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3c6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63996a" officeooo:paragraph-rsid="1e558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0c2d88" officeooo:paragraph-rsid="1f0c2d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85be06" officeooo:paragraph-rsid="1d250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3e8188" officeooo:paragraph-rsid="1e407e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underline-style="none" officeooo:rsid="12306769"/>
    </style:style>
    <style:style style:name="T3" style:family="text">
      <style:text-properties fo:color="#333333" style:font-name="標楷體1" fo:font-size="17pt" style:text-underline-style="none" fo:font-weight="bold" officeooo:rsid="193a756a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fo:color="#333333" style:font-name="標楷體1" fo:font-size="17pt" style:text-underline-style="none" fo:font-weight="bold" officeooo:rsid="195e1307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/>
    </style:style>
    <style:style style:name="T6" style:family="text">
      <style:text-properties style:font-name="標楷體1" fo:font-size="17pt" style:text-underline-style="none" fo:font-weight="bold" officeooo:rsid="1231e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" style:family="text">
      <style:text-properties style:font-name="標楷體1" fo:font-size="17pt" style:text-underline-style="none" fo:font-weight="bold" officeooo:rsid="148869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" style:family="text">
      <style:text-properties style:font-name="標楷體1" fo:font-size="17pt" style:text-underline-style="none" fo:font-weight="bold" officeooo:rsid="149104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" style:family="text">
      <style:text-properties style:font-name="標楷體1" fo:font-size="17pt" style:text-underline-style="none" fo:font-weight="bold" officeooo:rsid="148182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0" style:family="text">
      <style:text-properties style:font-name="標楷體1" fo:font-size="17pt" style:text-underline-style="none" fo:font-weight="bold" officeooo:rsid="1441c9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" style:family="text">
      <style:text-properties style:font-name="標楷體1" fo:font-size="17pt" style:text-underline-style="none" fo:font-weight="bold" officeooo:rsid="1486ae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style:text-underline-style="none" fo:font-weight="bold" officeooo:rsid="19343e5b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style:text-underline-style="none" fo:font-weight="bold" officeooo:rsid="1935341c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fo:font-size="17pt" style:text-underline-style="none" fo:font-weight="bold" officeooo:rsid="193a756a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1" fo:font-size="17pt" style:text-underline-style="none" fo:font-weight="bold" officeooo:rsid="195e1307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font-name="標楷體1" fo:font-size="17pt" style:text-underline-style="none" fo:font-weight="bold" officeooo:rsid="1975b558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font-name="標楷體1" fo:font-size="17pt" style:text-underline-style="none" fo:font-weight="bold" officeooo:rsid="197718cb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style:text-underline-style="none" fo:font-weight="bold" officeooo:rsid="19786639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style:text-underline-style="none" fo:font-weight="bold" officeooo:rsid="1979d67b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style:text-underline-style="none" fo:font-weight="bold" officeooo:rsid="19812b56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style:text-underline-style="none" fo:font-weight="bold" officeooo:rsid="198928bd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style:text-underline-style="none" fo:font-weight="bold" officeooo:rsid="19906d65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19ba024f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19c2b243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19c5abe4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9c9af99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19ed51b7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1a01c493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1a0b62b2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1a20b589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fo:font-weight="bold" officeooo:rsid="17f0a557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fo:font-weight="bold" officeooo:rsid="17f79093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style:font-name-asian="標楷體1"/>
    </style:style>
    <style:style style:name="T37" style:family="text">
      <style:text-properties style:font-name="標楷體1" officeooo:rsid="17f0a557" style:font-name-asian="標楷體1"/>
    </style:style>
    <style:style style:name="T38" style:family="text">
      <style:text-properties style:font-name="標楷體1" officeooo:rsid="17f79093" style:font-name-asian="標楷體1"/>
    </style:style>
    <style:style style:name="T39" style:family="text">
      <style:text-properties style:font-name="標楷體1" officeooo:rsid="193a756a" style:font-name-asian="標楷體1"/>
    </style:style>
    <style:style style:name="T40" style:family="text">
      <style:text-properties style:font-name="標楷體1" officeooo:rsid="1a20b589" style:font-name-asian="標楷體1"/>
    </style:style>
    <style:style style:name="T41" style:family="text">
      <style:text-properties style:font-name="標楷體1" style:font-name-asian="標楷體1" style:font-name-complex="標楷體"/>
    </style:style>
    <style:style style:name="T42" style:family="text">
      <style:text-properties style:font-name="標楷體1" officeooo:rsid="2174cae9" style:font-name-asian="標楷體1" style:font-name-complex="標楷體"/>
    </style:style>
    <style:style style:name="T43" style:family="text">
      <style:text-properties style:font-name="標楷體1" officeooo:rsid="1c4c333a" style:font-name-asian="標楷體1" style:font-name-complex="標楷體"/>
    </style:style>
    <style:style style:name="T44" style:family="text">
      <style:text-properties style:font-name="標楷體1" officeooo:rsid="1c539f66" style:font-name-asian="標楷體1" style:font-name-complex="標楷體"/>
    </style:style>
    <style:style style:name="T45" style:family="text">
      <style:text-properties style:font-name="標楷體1" officeooo:rsid="1c59e9a1" style:font-name-asian="標楷體1" style:font-name-complex="標楷體"/>
    </style:style>
    <style:style style:name="T46" style:family="text">
      <style:text-properties style:font-name="標楷體1" officeooo:rsid="1c6003d2" style:font-name-asian="標楷體1" style:font-name-complex="標楷體"/>
    </style:style>
    <style:style style:name="T47" style:family="text">
      <style:text-properties style:font-name="標楷體1" officeooo:rsid="1c8f8b68" style:font-name-asian="標楷體1" style:font-name-complex="標楷體"/>
    </style:style>
    <style:style style:name="T48" style:family="text">
      <style:text-properties style:font-name="標楷體1" officeooo:rsid="1c92e137" style:font-name-asian="標楷體1" style:font-name-complex="標楷體"/>
    </style:style>
    <style:style style:name="T49" style:family="text">
      <style:text-properties style:font-name="標楷體1" officeooo:rsid="1c9e0f4d" style:font-name-asian="標楷體1" style:font-name-complex="標楷體"/>
    </style:style>
    <style:style style:name="T50" style:family="text">
      <style:text-properties style:font-name="標楷體1" officeooo:rsid="1cb29f1a" style:font-name-asian="標楷體1" style:font-name-complex="標楷體"/>
    </style:style>
    <style:style style:name="T51" style:family="text">
      <style:text-properties style:font-name="標楷體1" officeooo:rsid="1d21b20b" style:font-name-asian="標楷體1"/>
    </style:style>
    <style:style style:name="T52" style:family="text">
      <style:text-properties style:font-name="標楷體1" officeooo:rsid="3e7f634c" style:font-name-asian="標楷體1"/>
    </style:style>
    <style:style style:name="T53" style:family="text">
      <style:text-properties style:font-name="標楷體1" officeooo:rsid="3e8114f2" style:font-name-asian="標楷體1"/>
    </style:style>
    <style:style style:name="T54" style:family="text">
      <style:text-properties style:font-name="標楷體1" officeooo:rsid="3e82cde4" style:font-name-asian="標楷體1"/>
    </style:style>
    <style:style style:name="T55" style:family="text">
      <style:text-properties style:font-name="標楷體1" officeooo:rsid="1d27bbf6" style:font-name-asian="標楷體1"/>
    </style:style>
    <style:style style:name="T56" style:family="text">
      <style:text-properties style:font-name="標楷體1" officeooo:rsid="3d897ab2" style:font-name-asian="標楷體1"/>
    </style:style>
    <style:style style:name="T57" style:family="text">
      <style:text-properties style:font-name="標楷體1" officeooo:rsid="1e3dd636" style:font-name-asian="標楷體1"/>
    </style:style>
    <style:style style:name="T58" style:family="text">
      <style:text-properties style:font-name="標楷體1" officeooo:rsid="1d96dfbc" style:font-name-asian="標楷體1"/>
    </style:style>
    <style:style style:name="T59" style:family="text">
      <style:text-properties style:font-name="標楷體1" officeooo:rsid="1e407e1f" style:font-name-asian="標楷體1"/>
    </style:style>
    <style:style style:name="T60" style:family="text">
      <style:text-properties style:font-name="標楷體1" officeooo:rsid="1e3e8188" style:font-name-asian="標楷體1"/>
    </style:style>
    <style:style style:name="T61" style:family="text">
      <style:text-properties style:font-name="標楷體1" officeooo:rsid="1e56d7fc" style:font-name-asian="標楷體1"/>
    </style:style>
    <style:style style:name="T62" style:family="text">
      <style:text-properties style:font-name="標楷體1" officeooo:rsid="17f0a557"/>
    </style:style>
    <style:style style:name="T63" style:family="text">
      <style:text-properties style:font-name="標楷體1" style:text-underline-style="none" officeooo:rsid="181cd58b"/>
    </style:style>
    <style:style style:name="T64" style:family="text">
      <style:text-properties style:font-name="標楷體1" style:text-underline-style="none" officeooo:rsid="12306769" style:font-name-asian="標楷體1"/>
    </style:style>
    <style:style style:name="T65" style:family="text">
      <style:text-properties style:font-name="標楷體1" style:text-underline-style="none" officeooo:rsid="1893d2ab" style:font-name-asian="標楷體1"/>
    </style:style>
    <style:style style:name="T66" style:family="text">
      <style:text-properties style:font-name="標楷體1" officeooo:rsid="141cb316"/>
    </style:style>
    <style:style style:name="T67" style:family="text">
      <style:text-properties style:font-name="標楷體1" style:text-underline-style="solid" style:text-underline-width="auto" style:text-underline-color="font-color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0a7edee9"/>
    </style:style>
    <style:style style:name="T69" style:family="text">
      <style:text-properties style:font-name="標楷體1" style:text-underline-style="solid" style:text-underline-width="auto" style:text-underline-color="font-color" officeooo:rsid="1c90e499"/>
    </style:style>
    <style:style style:name="T70" style:family="text">
      <style:text-properties style:font-name="標楷體1" style:text-underline-style="solid" style:text-underline-width="auto" style:text-underline-color="font-color" officeooo:rsid="0a5718ff"/>
    </style:style>
    <style:style style:name="T71" style:family="text">
      <style:text-properties style:font-name="標楷體1" style:text-underline-style="solid" style:text-underline-width="auto" style:text-underline-color="font-color" officeooo:rsid="20c4ddfb"/>
    </style:style>
    <style:style style:name="T72" style:family="text">
      <style:text-properties style:font-name="標楷體1" officeooo:rsid="0a7edee9"/>
    </style:style>
    <style:style style:name="T73" style:family="text">
      <style:text-properties style:font-name="標楷體1" officeooo:rsid="1a6a3e44"/>
    </style:style>
    <style:style style:name="T74" style:family="text">
      <style:text-properties style:font-name="標楷體1" officeooo:rsid="3e618686"/>
    </style:style>
    <style:style style:name="T75" style:family="text">
      <style:text-properties style:font-name="標楷體1" officeooo:rsid="3e878c67"/>
    </style:style>
    <style:style style:name="T76" style:family="text">
      <style:text-properties style:font-name="標楷體1" officeooo:rsid="3e7f634c"/>
    </style:style>
    <style:style style:name="T77" style:family="text">
      <style:text-properties style:font-name="標楷體1" officeooo:rsid="1d250d25"/>
    </style:style>
    <style:style style:name="T78" style:family="text">
      <style:text-properties style:font-name="標楷體1" officeooo:rsid="1d26f438"/>
    </style:style>
    <style:style style:name="T79" style:family="text">
      <style:text-properties style:font-name="標楷體1" officeooo:rsid="1d29170b"/>
    </style:style>
    <style:style style:name="T80" style:family="text">
      <style:text-properties style:font-name="標楷體1" officeooo:rsid="3d897ab2"/>
    </style:style>
    <style:style style:name="T81" style:family="text">
      <style:text-properties style:font-name="標楷體1" officeooo:rsid="1d8168cb"/>
    </style:style>
    <style:style style:name="T82" style:family="text">
      <style:text-properties style:font-name="標楷體1" style:font-name-asian="Liberation Serif1" style:font-name-complex="Liberation Serif1"/>
    </style:style>
    <style:style style:name="T83" style:family="text">
      <style:text-properties style:font-name="標楷體1" officeooo:rsid="3e63996a"/>
    </style:style>
    <style:style style:name="T84" style:family="text">
      <style:text-properties style:font-name="標楷體1" officeooo:rsid="3957a7ad"/>
    </style:style>
    <style:style style:name="T85" style:family="text">
      <style:text-properties style:font-name="標楷體1" officeooo:rsid="1d8d0a02"/>
    </style:style>
    <style:style style:name="T86" style:family="text">
      <style:text-properties style:font-name="標楷體1" officeooo:rsid="1d91d605"/>
    </style:style>
    <style:style style:name="T87" style:family="text">
      <style:text-properties style:font-name="標楷體1" officeooo:rsid="1d904938"/>
    </style:style>
    <style:style style:name="T88" style:family="text">
      <style:text-properties style:font-name="標楷體1" officeooo:rsid="0a5718ff"/>
    </style:style>
    <style:style style:name="T89" style:family="text">
      <style:text-properties style:font-name="標楷體1" officeooo:rsid="1d96dfbc" style:font-name-complex="Liberation Serif1"/>
    </style:style>
    <style:style style:name="T90" style:family="text">
      <style:text-properties style:font-name="標楷體1" officeooo:rsid="20c4ddfb"/>
    </style:style>
    <style:style style:name="T91" style:family="text">
      <style:text-properties style:font-name="標楷體1" officeooo:rsid="190ace04"/>
    </style:style>
    <style:style style:name="T92" style:family="text">
      <style:text-properties fo:color="#050505"/>
    </style:style>
    <style:style style:name="T93" style:family="text">
      <style:text-properties fo:color="#050505" style:font-name="標楷體1" fo:font-size="17pt" style:text-underline-style="none" fo:font-weight="bold" officeooo:rsid="1231e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4" style:family="text">
      <style:text-properties fo:color="#050505" style:font-name="標楷體1" officeooo:rsid="193a756a" style:font-name-asian="標楷體1"/>
    </style:style>
    <style:style style:name="T95" style:family="text">
      <style:text-properties fo:color="#050505" officeooo:rsid="1de75917"/>
    </style:style>
    <style:style style:name="T96" style:family="text">
      <style:text-properties fo:color="#050505" fo:font-size="15pt" officeooo:rsid="1de75917" style:font-size-asian="15pt" style:font-size-complex="15pt"/>
    </style:style>
    <style:style style:name="T97" style:family="text">
      <style:text-properties fo:color="#050505" style:font-name="Liberation Serif" officeooo:rsid="1d96dfbc" style:font-name-asian="標楷體1"/>
    </style:style>
    <style:style style:name="T98" style:family="text">
      <style:text-properties fo:color="#050505" officeooo:rsid="1ea996ad"/>
    </style:style>
    <style:style style:name="T99" style:family="text">
      <style:text-properties fo:color="#050505" officeooo:rsid="1e8bc7b7"/>
    </style:style>
    <style:style style:name="T100" style:family="text">
      <style:text-properties fo:color="#050505" fo:font-size="13pt" style:font-size-asian="13pt" style:font-size-complex="13pt"/>
    </style:style>
    <style:style style:name="T101" style:family="text">
      <style:text-properties fo:color="#050505" style:font-name="Arial" officeooo:rsid="1ea996ad" style:font-name-asian="Arial"/>
    </style:style>
    <style:style style:name="T102" style:family="text">
      <style:text-properties style:text-underline-style="none"/>
    </style:style>
    <style:style style:name="T103" style:family="text">
      <style:text-properties style:text-underline-style="none" officeooo:rsid="12306769"/>
    </style:style>
    <style:style style:name="T104" style:family="text">
      <style:text-properties style:text-underline-style="none" officeooo:rsid="18117d37"/>
    </style:style>
    <style:style style:name="T105" style:family="text">
      <style:text-properties style:text-underline-style="none" officeooo:rsid="186c794b"/>
    </style:style>
    <style:style style:name="T106" style:family="text">
      <style:text-properties style:text-underline-style="none" officeooo:rsid="187bb52d"/>
    </style:style>
    <style:style style:name="T107" style:family="text">
      <style:text-properties style:text-underline-style="none" officeooo:rsid="188009d8"/>
    </style:style>
    <style:style style:name="T108" style:family="text">
      <style:text-properties style:text-underline-style="none" officeooo:rsid="1893d2ab"/>
    </style:style>
    <style:style style:name="T109" style:family="text">
      <style:text-properties style:font-name="Liberation Serif" fo:font-size="17pt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fo:font-size="17pt" fo:font-weight="bold" officeooo:rsid="17f0a557" style:font-name-asian="標楷體1" style:font-size-asian="17pt" style:language-asian="zh" style:country-asian="TW" style:font-weight-asian="bold" style:font-size-complex="17pt" style:font-weight-complex="bold"/>
    </style:style>
    <style:style style:name="T111" style:family="text">
      <style:text-properties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12" style:family="text">
      <style:text-properties style:font-name="Liberation Serif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113" style:family="text">
      <style:text-properties style:font-name="Liberation Serif" fo:font-size="17pt" style:text-underline-style="none" fo:font-weight="bold" officeooo:rsid="19343e5b" style:font-name-asian="標楷體1" style:font-size-asian="17pt" style:language-asian="zh" style:country-asian="TW" style:font-weight-asian="bold" style:font-size-complex="17pt" style:font-weight-complex="bold"/>
    </style:style>
    <style:style style:name="T114" style:family="text">
      <style:text-properties style:font-name="Liberation Serif" fo:font-size="17pt" style:text-underline-style="none" fo:font-weight="bold" officeooo:rsid="1935341c" style:font-name-asian="標楷體1" style:font-size-asian="17pt" style:language-asian="zh" style:country-asian="TW" style:font-weight-asian="bold" style:font-size-complex="17pt" style:font-weight-complex="bold"/>
    </style:style>
    <style:style style:name="T115" style:family="text">
      <style:text-properties style:font-name="Liberation Serif" fo:font-size="17pt" style:text-underline-style="none" fo:font-weight="bold" officeooo:rsid="19454530" style:font-name-asian="標楷體1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style:font-name="Liberation Serif" fo:font-size="17pt" style:text-underline-style="solid" style:text-underline-width="auto" style:text-underline-color="font-color" fo:font-weight="bold" officeooo:rsid="2af8317e" style:font-size-asian="17pt" style:language-asian="zh" style:country-asian="TW" style:font-weight-asian="bold" style:font-name-complex="標楷體" style:font-size-complex="17pt" style:font-weight-complex="bold"/>
    </style:style>
    <style:style style:name="T117" style:family="text">
      <style:text-properties style:font-name="Liberation Serif" style:font-name-asian="標楷體1"/>
    </style:style>
    <style:style style:name="T118" style:family="text">
      <style:text-properties style:font-name="Liberation Serif" officeooo:rsid="12306769" style:font-name-asian="標楷體1" style:font-name-complex="標楷體"/>
    </style:style>
    <style:style style:name="T119" style:family="text">
      <style:text-properties style:font-name="Liberation Serif" officeooo:rsid="1d96dfbc" style:font-name-asian="標楷體1"/>
    </style:style>
    <style:style style:name="T120" style:family="text">
      <style:text-properties style:font-name="Liberation Serif" officeooo:rsid="1e38f341" style:font-name-asian="標楷體1"/>
    </style:style>
    <style:style style:name="T121" style:family="text">
      <style:text-properties style:font-name="Liberation Serif" officeooo:rsid="1e407e1f" style:font-name-asian="標楷體1"/>
    </style:style>
    <style:style style:name="T122" style:family="text">
      <style:text-properties style:font-name="Liberation Serif" officeooo:rsid="1e3e8188" style:font-name-asian="標楷體1"/>
    </style:style>
    <style:style style:name="T123" style:family="text">
      <style:text-properties style:font-name="Liberation Serif" style:text-underline-style="solid" style:text-underline-width="auto" style:text-underline-color="font-color" officeooo:rsid="2af8317e"/>
    </style:style>
    <style:style style:name="T124" style:family="text">
      <style:text-properties officeooo:rsid="1231e459"/>
    </style:style>
    <style:style style:name="T125" style:family="text">
      <style:text-properties officeooo:rsid="17f0a557"/>
    </style:style>
    <style:style style:name="T126" style:family="text">
      <style:text-properties officeooo:rsid="18c5c336"/>
    </style:style>
    <style:style style:name="T127" style:family="text">
      <style:text-properties officeooo:rsid="12306769"/>
    </style:style>
    <style:style style:name="T128" style:family="text">
      <style:text-properties officeooo:rsid="1b038c5f"/>
    </style:style>
    <style:style style:name="T129" style:family="text">
      <style:text-properties officeooo:rsid="1b84393b"/>
    </style:style>
    <style:style style:name="T130" style:family="text">
      <style:text-properties officeooo:rsid="1bbfaba1"/>
    </style:style>
    <style:style style:name="T131" style:family="text">
      <style:text-properties style:font-name="標楷體" officeooo:rsid="1c149dca"/>
    </style:style>
    <style:style style:name="T132" style:family="text">
      <style:text-properties style:font-name="標楷體" officeooo:rsid="3024cad5"/>
    </style:style>
    <style:style style:name="T133" style:family="text">
      <style:text-properties style:font-name="標楷體" style:text-underline-style="solid" style:text-underline-width="auto" style:text-underline-color="font-color" officeooo:rsid="3024cad5"/>
    </style:style>
    <style:style style:name="T134" style:family="text">
      <style:text-properties style:font-name="標楷體" fo:font-size="17pt" style:text-underline-style="none" fo:font-weight="bold" officeooo:rsid="3024cad5" style:font-size-asian="17pt" style:language-asian="zh" style:country-asian="TW" style:font-weight-asian="bold" style:font-name-complex="標楷體" style:font-size-complex="17pt" style:font-weight-complex="bold"/>
    </style:style>
    <style:style style:name="T135" style:family="text">
      <style:text-properties style:font-name="標楷體" fo:font-size="17pt" style:text-underline-style="solid" style:text-underline-width="auto" style:text-underline-color="font-color" fo:font-weight="bold" officeooo:rsid="3024cad5" style:font-size-asian="17pt" style:language-asian="zh" style:country-asian="TW" style:font-weight-asian="bold" style:font-name-complex="標楷體" style:font-size-complex="17pt" style:font-weight-complex="bold"/>
    </style:style>
    <style:style style:name="T136" style:family="text">
      <style:text-properties style:font-name-complex="標楷體"/>
    </style:style>
    <style:style style:name="T137" style:family="text">
      <style:text-properties officeooo:rsid="2174cae9" style:font-name-complex="標楷體"/>
    </style:style>
    <style:style style:name="T138" style:family="text">
      <style:text-properties style:font-name-asian="標楷體1"/>
    </style:style>
    <style:style style:name="T139" style:family="text">
      <style:text-properties officeooo:rsid="2174cae9" style:font-name-asian="標楷體1" style:font-name-complex="標楷體"/>
    </style:style>
    <style:style style:name="T140" style:family="text">
      <style:text-properties officeooo:rsid="12306769" style:font-name-asian="標楷體1" style:font-name-complex="標楷體"/>
    </style:style>
    <style:style style:name="T141" style:family="text">
      <style:text-properties officeooo:rsid="1cc15286" style:font-name-asian="標楷體1"/>
    </style:style>
    <style:style style:name="T142" style:family="text">
      <style:text-properties officeooo:rsid="1d21b20b" style:font-name-asian="標楷體1"/>
    </style:style>
    <style:style style:name="T143" style:family="text">
      <style:text-properties officeooo:rsid="1d96dfbc" style:font-name-asian="標楷體1"/>
    </style:style>
    <style:style style:name="T144" style:family="text">
      <style:text-properties officeooo:rsid="1d98a608" style:font-name-asian="標楷體1"/>
    </style:style>
    <style:style style:name="T145" style:family="text">
      <style:text-properties officeooo:rsid="1d9ba0bf" style:font-name-asian="標楷體1"/>
    </style:style>
    <style:style style:name="T146" style:family="text">
      <style:text-properties officeooo:rsid="1db931a9" style:font-name-asian="標楷體1"/>
    </style:style>
    <style:style style:name="T147" style:family="text">
      <style:text-properties officeooo:rsid="1dc455d8" style:font-name-asian="標楷體1"/>
    </style:style>
    <style:style style:name="T148" style:family="text">
      <style:text-properties officeooo:rsid="1dcdf96e" style:font-name-asian="標楷體1"/>
    </style:style>
    <style:style style:name="T149" style:family="text">
      <style:text-properties style:font-name="Liberation Serif1" style:font-name-asian="Liberation Serif1" style:font-name-complex="Liberation Serif1"/>
    </style:style>
    <style:style style:name="T150" style:family="text">
      <style:text-properties style:font-name="Liberation Serif1" officeooo:rsid="1c59e9a1" style:font-name-asian="Liberation Serif1" style:font-name-complex="Liberation Serif1"/>
    </style:style>
    <style:style style:name="T151" style:family="text">
      <style:text-properties style:font-name="Liberation Serif1" officeooo:rsid="1c9f05af" style:font-name-asian="Liberation Serif1" style:font-name-complex="Liberation Serif1"/>
    </style:style>
    <style:style style:name="T152" style:family="text">
      <style:text-properties style:font-name="Liberation Serif1" officeooo:rsid="1ceb0901" style:font-name-asian="Liberation Serif1" style:font-name-complex="Liberation Serif1"/>
    </style:style>
    <style:style style:name="T153" style:family="text">
      <style:text-properties style:font-name="Liberation Serif1" officeooo:rsid="1d904938" style:font-name-asian="Liberation Serif1" style:font-name-complex="Liberation Serif1"/>
    </style:style>
    <style:style style:name="T154" style:family="text">
      <style:text-properties style:text-position="sub 58%" style:font-name="標楷體1" officeooo:rsid="1c54efe3" style:font-name-asian="標楷體1" style:font-name-complex="標楷體"/>
    </style:style>
    <style:style style:name="T155" style:family="text">
      <style:text-properties style:text-position="sub 58%" style:font-name="標楷體1" officeooo:rsid="1c8f8b68" style:font-name-asian="標楷體1" style:font-name-complex="標楷體"/>
    </style:style>
    <style:style style:name="T156" style:family="text">
      <style:text-properties style:text-position="sub 58%" style:font-name="標楷體1" officeooo:rsid="1c92e137" style:font-name-asian="標楷體1" style:font-name-complex="標楷體"/>
    </style:style>
    <style:style style:name="T157" style:family="text">
      <style:text-properties style:text-underline-style="solid" style:text-underline-width="auto" style:text-underline-color="font-color"/>
    </style:style>
    <style:style style:name="T158" style:family="text">
      <style:text-properties style:text-underline-style="solid" style:text-underline-width="auto" style:text-underline-color="font-color" officeooo:rsid="2174cae9" style:font-name-complex="標楷體"/>
    </style:style>
    <style:style style:name="T159" style:family="text">
      <style:text-properties style:text-underline-style="solid" style:text-underline-width="auto" style:text-underline-color="font-color" officeooo:rsid="0a7edee9"/>
    </style:style>
    <style:style style:name="T160" style:family="text">
      <style:text-properties style:text-underline-style="solid" style:text-underline-width="auto" style:text-underline-color="font-color" officeooo:rsid="3e7f634c"/>
    </style:style>
    <style:style style:name="T161" style:family="text">
      <style:text-properties style:text-underline-style="solid" style:text-underline-width="auto" style:text-underline-color="font-color" officeooo:rsid="193a756a"/>
    </style:style>
    <style:style style:name="T162" style:family="text">
      <style:text-properties style:text-underline-style="solid" style:text-underline-width="auto" style:text-underline-color="font-color" officeooo:rsid="12306769"/>
    </style:style>
    <style:style style:name="T163" style:family="text">
      <style:text-properties style:text-underline-style="solid" style:text-underline-width="auto" style:text-underline-color="font-color" officeooo:rsid="3e63996a"/>
    </style:style>
    <style:style style:name="T164" style:family="text">
      <style:text-properties officeooo:rsid="1cc15286"/>
    </style:style>
    <style:style style:name="T165" style:family="text">
      <style:text-properties officeooo:rsid="1ccc98e6"/>
    </style:style>
    <style:style style:name="T166" style:family="text">
      <style:text-properties officeooo:rsid="1ce9ea83"/>
    </style:style>
    <style:style style:name="T167" style:family="text">
      <style:text-properties officeooo:rsid="1ceb0901"/>
    </style:style>
    <style:style style:name="T168" style:family="text">
      <style:text-properties officeooo:rsid="1cec1a65"/>
    </style:style>
    <style:style style:name="T169" style:family="text">
      <style:text-properties officeooo:rsid="1cf37ef3"/>
    </style:style>
    <style:style style:name="T170" style:family="text">
      <style:text-properties fo:font-size="17pt" style:text-underline-style="none" fo:font-weight="bold" officeooo:rsid="2174ca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1" style:family="text">
      <style:text-properties fo:font-size="17pt" style:text-underline-style="none" fo:font-weight="bold" officeooo:rsid="1d022ff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2" style:family="text">
      <style:text-properties fo:font-size="17pt" style:text-underline-style="none" fo:font-weight="bold" officeooo:rsid="1d0867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3" style:family="text">
      <style:text-properties fo:font-size="17pt" style:text-underline-style="none" fo:font-weight="bold" officeooo:rsid="1231e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4" style:family="text">
      <style:text-properties fo:font-size="17pt" style:text-underline-style="none" fo:font-weight="bold" officeooo:rsid="148869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5" style:family="text">
      <style:text-properties fo:font-size="17pt" style:text-underline-style="none" fo:font-weight="bold" officeooo:rsid="1441c9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6" style:family="text">
      <style:text-properties fo:font-size="17pt" style:text-underline-style="none" fo:font-weight="bold" officeooo:rsid="1231e459" style:font-size-asian="17pt" style:language-asian="zh" style:country-asian="TW" style:font-weight-asian="bold" style:font-name-complex="標楷體" style:font-size-complex="17pt" style:font-weight-complex="bold"/>
    </style:style>
    <style:style style:name="T177" style:family="text">
      <style:text-properties officeooo:rsid="1d18fb35"/>
    </style:style>
    <style:style style:name="T178" style:family="text">
      <style:text-properties officeooo:rsid="1d1a0246"/>
    </style:style>
    <style:style style:name="T179" style:family="text">
      <style:text-properties officeooo:rsid="1d1ab17b"/>
    </style:style>
    <style:style style:name="T180" style:family="text">
      <style:text-properties officeooo:rsid="3e7f634c"/>
    </style:style>
    <style:style style:name="T181" style:family="text">
      <style:text-properties officeooo:rsid="0a7edee9"/>
    </style:style>
    <style:style style:name="T182" style:family="text">
      <style:text-properties officeooo:rsid="3e618686"/>
    </style:style>
    <style:style style:name="T183" style:family="text">
      <style:text-properties officeooo:rsid="3e63996a"/>
    </style:style>
    <style:style style:name="T184" style:family="text">
      <style:text-properties officeooo:rsid="1d26f438"/>
    </style:style>
    <style:style style:name="T185" style:family="text">
      <style:text-properties officeooo:rsid="3e85be06"/>
    </style:style>
    <style:style style:name="T186" style:family="text">
      <style:text-properties style:text-outline="false" style:text-line-through-style="none" style:text-line-through-type="none" style:text-position="0% 100%" fo:font-style="normal" fo:text-shadow="none" officeooo:rsid="3e63996a" style:font-name-asian="標楷體1" style:font-style-asian="normal" style:font-name-complex="標楷體" style:text-emphasize="none"/>
    </style:style>
    <style:style style:name="T187" style:family="text">
      <style:text-properties style:text-outline="false" style:text-line-through-style="none" style:text-line-through-type="none" style:text-position="0% 100%" fo:font-style="normal" fo:text-shadow="none" officeooo:rsid="3e7f634c" style:font-name-asian="標楷體1" style:font-style-asian="normal" style:font-name-complex="標楷體" style:text-emphasize="none"/>
    </style:style>
    <style:style style:name="T188" style:family="text">
      <style:text-properties style:text-outline="false" style:text-line-through-style="none" style:text-line-through-type="none" style:text-position="0% 100%" fo:font-style="normal" fo:text-shadow="none" officeooo:rsid="3e85be06" style:font-name-asian="標楷體1" style:font-style-asian="normal" style:font-name-complex="標楷體" style:text-emphasize="none"/>
    </style:style>
    <style:style style:name="T189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190" style:family="text">
      <style:text-properties style:text-outline="false" style:text-line-through-style="none" style:text-line-through-type="none" style:text-position="0% 100%" fo:font-style="normal" fo:text-shadow="none" officeooo:rsid="3957a7ad" style:font-style-asian="normal" style:text-emphasize="none"/>
    </style:style>
    <style:style style:name="T191" style:family="text">
      <style:text-properties style:text-outline="false" style:text-line-through-style="none" style:text-line-through-type="none" style:text-position="0% 100%" style:font-name="標楷體1" fo:font-style="normal" fo:text-shadow="none" officeooo:rsid="3e7f634c" style:font-name-asian="標楷體1" style:font-style-asian="normal" style:font-name-complex="標楷體" style:text-emphasize="none"/>
    </style:style>
    <style:style style:name="T192" style:family="text">
      <style:text-properties style:text-outline="false" style:text-line-through-style="none" style:text-line-through-type="none" style:text-position="0% 100%" style:font-name="標楷體1" fo:font-style="normal" fo:text-shadow="none" officeooo:rsid="1d2cbffd" style:font-name-asian="標楷體1" style:font-style-asian="normal" style:font-name-complex="標楷體" style:text-emphasize="none"/>
    </style:style>
    <style:style style:name="T193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194" style:family="text">
      <style:text-properties style:text-outline="false" style:text-line-through-style="none" style:text-line-through-type="none" style:text-position="0% 100%" style:font-name="標楷體1" fo:font-style="normal" fo:text-shadow="none" officeooo:rsid="3e8114f2" style:font-name-asian="標楷體1" style:font-style-asian="normal" style:font-name-complex="標楷體" style:text-emphasize="none"/>
    </style:style>
    <style:style style:name="T195" style:family="text">
      <style:text-properties style:text-outline="false" style:text-line-through-style="none" style:text-line-through-type="none" style:text-position="0% 100%" style:font-name="標楷體1" fo:font-style="normal" fo:text-shadow="none" officeooo:rsid="1d2f8a84" style:font-name-asian="標楷體1" style:font-style-asian="normal" style:font-name-complex="標楷體" style:text-emphasize="none"/>
    </style:style>
    <style:style style:name="T196" style:family="text">
      <style:text-properties style:text-outline="false" style:text-line-through-style="none" style:text-line-through-type="none" style:text-position="0% 100%" style:font-name="標楷體1" fo:font-style="normal" fo:text-shadow="none" officeooo:rsid="1d303d17" style:font-name-asian="標楷體1" style:font-style-asian="normal" style:font-name-complex="標楷體" style:text-emphasize="none"/>
    </style:style>
    <style:style style:name="T197" style:family="text">
      <style:text-properties style:text-outline="false" style:text-line-through-style="none" style:text-line-through-type="none" style:text-position="0% 100%" style:font-name="標楷體1" fo:font-style="normal" fo:text-shadow="none" officeooo:rsid="1d318780" style:font-name-asian="標楷體1" style:font-style-asian="normal" style:font-name-complex="標楷體" style:text-emphasize="none"/>
    </style:style>
    <style:style style:name="T198" style:family="text">
      <style:text-properties style:text-outline="false" style:text-line-through-style="none" style:text-line-through-type="none" style:text-position="0% 100%" style:font-name="標楷體1" fo:font-style="normal" fo:text-shadow="none" officeooo:rsid="1d3340f6" style:font-name-asian="標楷體1" style:font-style-asian="normal" style:font-name-complex="標楷體" style:text-emphasize="none"/>
    </style:style>
    <style:style style:name="T199" style:family="text">
      <style:text-properties style:text-outline="false" style:text-line-through-style="none" style:text-line-through-type="none" style:text-position="0% 100%" style:font-name="標楷體1" fo:font-style="normal" fo:text-shadow="none" officeooo:rsid="1d671569" style:font-name-asian="標楷體1" style:font-style-asian="normal" style:font-name-complex="標楷體" style:text-emphasize="none"/>
    </style:style>
    <style:style style:name="T200" style:family="text">
      <style:text-properties style:text-outline="false" style:text-line-through-style="none" style:text-line-through-type="none" style:text-position="0% 100%" style:font-name="標楷體1" fo:font-style="normal" fo:text-shadow="none" officeooo:rsid="1d6f9a8b" style:font-name-asian="標楷體1" style:font-style-asian="normal" style:font-name-complex="標楷體" style:text-emphasize="none"/>
    </style:style>
    <style:style style:name="T201" style:family="text">
      <style:text-properties style:text-outline="false" style:text-line-through-style="none" style:text-line-through-type="none" style:text-position="0% 100%" style:font-name="標楷體1" fo:font-style="normal" fo:text-shadow="none" officeooo:rsid="3957a7ad" style:font-name-asian="標楷體1" style:font-style-asian="normal" style:text-emphasize="none"/>
    </style:style>
    <style:style style:name="T202" style:family="text">
      <style:text-properties style:text-outline="false" style:text-line-through-style="none" style:text-line-through-type="none" style:text-position="0% 100%" style:font-name="標楷體1" fo:font-style="normal" fo:text-shadow="none" officeooo:rsid="1d930e48" style:font-name-asian="標楷體1" style:font-style-asian="normal" style:text-emphasize="none"/>
    </style:style>
    <style:style style:name="T203" style:family="text">
      <style:text-properties style:text-outline="false" style:text-line-through-style="none" style:text-line-through-type="none" style:text-position="0% 100%" style:font-name="標楷體1" fo:font-style="normal" fo:text-shadow="none" officeooo:rsid="3957a7ad" style:font-style-asian="normal" style:text-emphasize="none"/>
    </style:style>
    <style:style style:name="T204" style:family="text">
      <style:text-properties style:text-outline="false" style:text-line-through-style="none" style:text-line-through-type="none" style:text-position="0% 100%" style:font-name="標楷體1" fo:font-style="normal" fo:text-shadow="none" officeooo:rsid="2174cae9" style:font-style-asian="normal" style:text-emphasize="none"/>
    </style:style>
    <style:style style:name="T205" style:family="text">
      <style:text-properties style:text-outline="false" style:text-line-through-style="none" style:text-line-through-type="none" style:text-position="0% 100%" style:font-name="標楷體1" fo:font-style="normal" fo:text-shadow="none" officeooo:rsid="1d8d0a02" style:font-style-asian="normal" style:text-emphasize="none"/>
    </style:style>
    <style:style style:name="T206" style:family="text">
      <style:text-properties style:text-outline="false" style:text-line-through-style="none" style:text-line-through-type="none" style:text-position="0% 100%" style:font-name="標楷體1" fo:font-style="normal" fo:text-shadow="none" officeooo:rsid="1d8c0a5c" style:font-style-asian="normal" style:text-emphasize="none"/>
    </style:style>
    <style:style style:name="T207" style:family="text">
      <style:text-properties style:text-outline="false" style:text-line-through-style="none" style:text-line-through-type="none" style:text-position="0% 100%" style:font-name="標楷體1" fo:font-style="normal" fo:text-shadow="none" officeooo:rsid="1d91ca79" style:font-style-asian="normal" style:text-emphasize="none"/>
    </style:style>
    <style:style style:name="T208" style:family="text">
      <style:text-properties style:text-outline="false" style:text-line-through-style="none" style:text-line-through-type="none" style:text-position="0% 100%" style:font-name="標楷體1" fo:font-style="normal" fo:text-shadow="none" officeooo:rsid="1d92d13d" style:font-style-asian="normal" style:text-emphasize="none"/>
    </style:style>
    <style:style style:name="T209" style:family="text">
      <style:text-properties style:text-outline="false" style:text-line-through-style="none" style:text-line-through-type="none" style:text-position="0% 100%" style:font-name="Arial" fo:font-style="normal" fo:text-shadow="none" officeooo:rsid="1d8c0a5c" style:font-name-asian="Arial" style:font-style-asian="normal" style:text-emphasize="none"/>
    </style:style>
    <style:style style:name="T210" style:family="text">
      <style:text-properties style:text-outline="false" style:text-line-through-style="none" style:text-line-through-type="none" style:text-position="0% 100%" style:font-name="Arial" fo:font-style="normal" fo:text-shadow="none" officeooo:rsid="3957a7ad" style:font-name-asian="Arial" style:font-style-asian="normal" style:text-emphasize="none"/>
    </style:style>
    <style:style style:name="T211" style:family="text">
      <style:text-properties officeooo:rsid="3d897ab2"/>
    </style:style>
    <style:style style:name="T212" style:family="text">
      <style:text-properties officeooo:rsid="1d77077c"/>
    </style:style>
    <style:style style:name="T213" style:family="text">
      <style:text-properties officeooo:rsid="1d8168cb"/>
    </style:style>
    <style:style style:name="T214" style:family="text">
      <style:text-properties officeooo:rsid="193a756a"/>
    </style:style>
    <style:style style:name="T215" style:family="text">
      <style:text-properties officeooo:rsid="1d8c0a5c"/>
    </style:style>
    <style:style style:name="T216" style:family="text">
      <style:text-properties officeooo:rsid="1d8d0a02"/>
    </style:style>
    <style:style style:name="T217" style:family="text">
      <style:text-properties officeooo:rsid="3957a7ad"/>
    </style:style>
    <style:style style:name="T218" style:family="text">
      <style:text-properties officeooo:rsid="1de75917"/>
    </style:style>
    <style:style style:name="T219" style:family="text">
      <style:text-properties officeooo:rsid="1e01ac53"/>
    </style:style>
    <style:style style:name="T220" style:family="text">
      <style:text-properties style:font-name-complex="Liberation Serif1"/>
    </style:style>
    <style:style style:name="T221" style:family="text">
      <style:text-properties officeooo:rsid="1d96dfbc"/>
    </style:style>
    <style:style style:name="T222" style:family="text">
      <style:text-properties officeooo:rsid="1e56ffb5"/>
    </style:style>
    <style:style style:name="T223" style:family="text">
      <style:text-properties officeooo:rsid="1e85af26"/>
    </style:style>
    <style:style style:name="T224" style:family="text">
      <style:text-properties officeooo:rsid="3ff43c8f"/>
    </style:style>
    <style:style style:name="T225" style:family="text">
      <style:text-properties officeooo:rsid="1e8bc7b7"/>
    </style:style>
    <style:style style:name="T226" style:family="text">
      <style:text-properties officeooo:rsid="1ee7bbd2"/>
    </style:style>
    <style:style style:name="T227" style:family="text">
      <style:text-properties officeooo:rsid="1f0c2d88"/>
    </style:style>
    <style:style style:name="T228" style:family="text">
      <style:text-properties style:font-name="Arial" style:font-name-asian="Arial"/>
    </style:style>
    <style:style style:name="T229" style:family="text">
      <style:text-properties style:font-name="Arial" officeooo:rsid="1d8c0a5c" style:font-name-asian="Arial"/>
    </style:style>
    <style:style style:name="T230" style:family="text">
      <style:text-properties style:font-name="Arial" officeooo:rsid="1d8d0a02" style:font-name-asian="Arial"/>
    </style:style>
    <style:style style:name="T231" style:family="text">
      <style:text-properties style:font-name="Arial" officeooo:rsid="3957a7ad" style:font-name-asian="Arial"/>
    </style:style>
    <style:style style:name="T232" style:family="text">
      <style:text-properties style:font-name="Arial" officeooo:rsid="1cc15286" style:font-name-asian="Arial"/>
    </style:style>
    <style:style style:name="T233" style:family="text">
      <style:text-properties style:font-name="Arial" officeooo:rsid="1d21b20b" style:font-name-asian="Arial"/>
    </style:style>
    <style:style style:name="T234" style:family="text">
      <style:text-properties style:font-name="Arial" officeooo:rsid="1ccc98e6" style:font-name-asian="Arial"/>
    </style:style>
    <style:style style:name="T235" style:family="text">
      <style:text-properties style:font-name="Arial" officeooo:rsid="1cf37ef3" style:font-name-asian="Arial"/>
    </style:style>
    <style:style style:name="T236" style:family="text">
      <style:text-properties style:font-name="Arial" officeooo:rsid="3e618686" style:font-name-asian="Arial"/>
    </style:style>
    <style:style style:name="T237" style:family="text">
      <style:text-properties style:font-name="Arial" officeooo:rsid="3d897ab2" style:font-name-asian="Arial"/>
    </style:style>
    <style:style style:name="T238" style:family="text">
      <style:text-properties style:font-name="Arial" officeooo:rsid="1d77077c" style:font-name-asian="Arial"/>
    </style:style>
    <style:style style:name="T239" style:family="text">
      <style:text-properties style:font-name="Arial" officeooo:rsid="1e8bc7b7" style:font-name-asian="Arial"/>
    </style:style>
    <style:style style:name="T240" style:family="text">
      <style:text-properties style:font-name="Arial" officeooo:rsid="3e63996a" style:font-name-asian="Arial"/>
    </style:style>
    <style:style style:name="T241" style:family="text">
      <style:text-properties style:font-name="Arial" officeooo:rsid="1e85af26" style:font-name-asian="Arial"/>
    </style:style>
    <style:style style:name="T242" style:family="text">
      <style:text-properties style:font-name="Arial" officeooo:rsid="1e56ffb5" style:font-name-asian="Arial"/>
    </style:style>
    <style:style style:name="T243" style:family="text">
      <style:text-properties style:font-name="Arial" officeooo:rsid="12306769" style:font-name-asian="Arial"/>
    </style:style>
    <style:style style:name="T244" style:family="text">
      <style:text-properties style:font-name="Arial" officeooo:rsid="1d96dfbc" style:font-name-asian="Arial"/>
    </style:style>
    <style:style style:name="T245" style:family="text">
      <style:text-properties style:font-name="Arial" officeooo:rsid="1d9ba0bf" style:font-name-asian="Arial"/>
    </style:style>
    <style:style style:name="T246" style:family="text">
      <style:text-properties style:font-name="Arial" officeooo:rsid="1d98a608" style:font-name-asian="Arial"/>
    </style:style>
    <style:style style:name="T247" style:family="text">
      <style:text-properties style:font-name="Arial" officeooo:rsid="1db931a9" style:font-name-asian="Arial"/>
    </style:style>
    <style:style style:name="T248" style:family="text">
      <style:text-properties style:font-name="Arial" officeooo:rsid="1dc455d8" style:font-name-asian="Arial"/>
    </style:style>
    <style:style style:name="T249" style:family="text">
      <style:text-properties style:font-name="Arial" officeooo:rsid="1e01ac53" style:font-name-asian="Arial"/>
    </style:style>
    <style:style style:name="T250" style:family="text">
      <style:text-properties style:font-name="Arial" officeooo:rsid="1de75917" style:font-name-asian="Arial"/>
    </style:style>
    <style:style style:name="T251" style:family="text">
      <style:text-properties style:font-name="Arial" fo:font-size="17pt" style:text-underline-style="none" fo:font-weight="bold" officeooo:rsid="19454530" style:font-name-asian="Arial" style:font-size-asian="17pt" style:language-asian="zh" style:country-asian="TW" style:font-weight-asian="bold" style:font-size-complex="17pt" style:font-weight-complex="bold"/>
    </style:style>
    <style:style style:name="T252" style:family="text">
      <style:text-properties style:font-name="Arial" fo:font-size="17pt" style:text-underline-style="none" fo:font-weight="bold" officeooo:rsid="1d022ffd" style:font-name-asian="Arial" style:font-size-asian="17pt" style:language-asian="zh" style:country-asian="TW" style:font-weight-asian="bold" style:font-name-complex="標楷體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642450" text:style-name="L1">
        <text:list-item>
          <text:p text:style-name="P1"><text:bookmark-start text:name="意識 對 群體 的 影響"/><text:span text:style-name="T6">意識 對 群體 的 影響</text:span><text:bookmark-end text:name="意識 對 群體 的 影響"/><text:span text:style-name="T93">（個體 與 群體 與 意識）</text:span></text:p>
          <text:list>
            <text:list-item>
              <text:p text:style-name="P4">假定 個體 存在於 某一特定群體。</text:p>
              <text:list>
                <text:list-item>
                  <text:p text:style-name="P4">存在 是 生存、生活、繁殖、繁衍、學習、教育、感測、交互作用、反應。</text:p>
                </text:list-item>
                <text:list-item>
                  <text:p text:style-name="P1"><text:span text:style-name="T6">個體 </text:span><text:span text:style-name="T7">有機率 同時 </text:span><text:span text:style-name="T6">存在於 零個（以上）群體。</text:span></text:p>
                </text:list-item>
              </text:list>
            </text:list-item>
            <text:list-item>
              <text:p text:style-name="P5">意識 對 群體 的 影響力。</text:p>
              <text:list>
                <text:list-item>
                  <text:p text:style-name="P2"><text:span text:style-name="T6">群體無意識 </text:span><text:span text:style-name="T8">&gt; </text:span><text:span text:style-name="T6">群體潛意識 </text:span><text:span text:style-name="T8">&gt; </text:span><text:span text:style-name="T6">群體主意識 </text:span><text:span text:style-name="T8">&gt; </text:span><text:span text:style-name="T6">個體無意識 </text:span><text:span text:style-name="T8">&gt; </text:span><text:span text:style-name="T6">個體潛意識 </text:span><text:span text:style-name="T8">&gt; </text:span><text:span text:style-name="T6">個體主意識。</text:span></text:p>
                </text:list-item>
                <text:list-item>
                  <text:p text:style-name="P4">群體無意識 的 顯性程度 最低，隱性程度 最高，影響力 最高。</text:p>
                </text:list-item>
                <text:list-item>
                  <text:p text:style-name="P4">個體主意識 的 顯性程度 最高，隱性程度 最低，影響力 最低。</text:p>
                </text:list-item>
                <text:list-item>
                  <text:p text:style-name="P4">隱性程度 越高，越難以 反制。</text:p>
                </text:list-item>
                <text:list-item>
                  <text:p text:style-name="P4">隱性程度 越高，反制 的 效果 體現 越緩慢。</text:p>
                </text:list-item>
                <text:list-item>
                  <text:p text:style-name="P4">隱性程度 越高，影響力 越高，對 群體 影響力 越高。</text:p>
                  <text:list>
                    <text:list-item>
                      <text:p text:style-name="P4">影響力 是 改變、變化、擾動、干涉、帶動、驅動、撼動、深植、久遠、匿蹤 力。</text:p>
                    </text:list-item>
                  </text:list>
                </text:list-item>
                <text:list-item>
                  <text:p text:style-name="P4">正順序 是 上傳 意識。</text:p>
                  <text:list>
                    <text:list-item>
                      <text:p text:style-name="P1"><text:span text:style-name="T6">正順序 </text:span><text:span text:style-name="T9">和</text:span><text:span text:style-name="T6"> 影響力 不同。</text:span></text:p>
                    </text:list-item>
                    <text:list-item>
                      <text:p text:style-name="P6">正順序。</text:p>
                      <text:list>
                        <text:list-item>
                          <text:p text:style-name="P420"><text:span text:style-name="T6">個體（無意識 →</text:span><text:span text:style-name="T10"> </text:span><text:span text:style-name="T6">潛意識 →</text:span><text:span text:style-name="T10"> </text:span><text:span text:style-name="T6">主意識）→</text:span><text:span text:style-name="T10"> </text:span><text:span text:style-name="T6">群體（主意識 →</text:span><text:span text:style-name="T10"> </text:span><text:span text:style-name="T6">潛意識 →</text:span><text:span text:style-name="T10"> </text:span><text:span text:style-name="T6">無意識）。</text:span></text:p>
                        </text:list-item>
                      </text:list>
                    </text:list-item>
                    <text:list-item>
                      <text:p text:style-name="P4">上傳 是 複製型上傳。</text:p>
                    </text:list-item>
                    <text:list-item>
                      <text:p text:style-name="P4">上傳 是 一對一、一對多 上傳。</text:p>
                    </text:list-item>
                  </text:list>
                </text:list-item>
                <text:list-item>
                  <text:p text:style-name="P4">反順序 是 下載 意識。</text:p>
                  <text:list>
                    <text:list-item>
                      <text:p text:style-name="P4">反順序 和 正順序 相反。</text:p>
                    </text:list-item>
                    <text:list-item>
                      <text:p text:style-name="P7">反順序</text:p>
                      <text:list>
                        <text:list-item>
                          <text:p text:style-name="P3"><text:span text:style-name="T6">個體（無意識 ←</text:span><text:span text:style-name="T10"> </text:span><text:span text:style-name="T6">潛意識 ←</text:span><text:span text:style-name="T10"> </text:span><text:span text:style-name="T6">主意識）←</text:span><text:span text:style-name="T10"> </text:span><text:span text:style-name="T6">群體（主意識 ←</text:span><text:span text:style-name="T10"> </text:span><text:span text:style-name="T6">潛意識 ←</text:span><text:span text:style-name="T10"> </text:span><text:span text:style-name="T6">無意識）。</text:span></text:p>
                        </text:list-item>
                      </text:list>
                    </text:list-item>
                    <text:list-item>
                      <text:p text:style-name="P4">下載 是 複製型下載。</text:p>
                    </text:list-item>
                    <text:list-item>
                      <text:p text:style-name="P4">下載 是 一對一、多對一 下載。</text:p>
                    </text:list-item>
                  </text:list>
                </text:list-item>
                <text:list-item>
                  <text:p text:style-name="P4">實際上，意識 的 上傳、下載 有機率 同時 發生。</text:p>
                  <text:list>
                    <text:list-item>
                      <text:p text:style-name="P4">同時 是 某一特定的當下、同一瞬間、同步、連續、一系列、一連串、連鎖反應。</text:p>
                    </text:list-item>
                    <text:list-item>
                      <text:p text:style-name="P4">明顯例子，感測、交互作用、社會化、慶祝會、社交、餐聚、派對、跳舞、旅行、溝通。</text:p>
                    </text:list-item>
                    <text:list-item>
                      <text:p text:style-name="P81">明顯例子，在 慶祝會，個體 跟 其他個體 社交，同時 發生 下載聽覺、上傳肢體語言。</text:p>
                    </text:list-item>
                  </text:list>
                </text:list-item>
                <text:list-item>
                  <text:p text:style-name="P81">實際上，意識 有機率 上傳到 一半 就 下載。</text:p>
                  <text:list>
                    <text:list-item>
                      <text:p text:style-name="P243"><text:span text:style-name="T6">明顯例子，A個體潛意識 →</text:span><text:span text:style-name="T10"> A</text:span><text:span text:style-name="T6">個體主意識 →</text:span><text:span text:style-name="T10"> B</text:span><text:span text:style-name="T6">個體主意識 →</text:span><text:span text:style-name="T10"> B</text:span><text:span text:style-name="T6">個體潛意識</text:span><text:span text:style-name="T173">。</text:span></text:p>
                    </text:list-item>
                    <text:list-item>
                      <text:p text:style-name="P243"><text:span text:style-name="T6">明顯例子，A個體潛意識 →</text:span><text:span text:style-name="T10"> A</text:span><text:span text:style-name="T6">個體主意識 →</text:span><text:span text:style-name="T10"> </text:span><text:span text:style-name="T11">A</text:span><text:span text:style-name="T10">群</text:span><text:span text:style-name="T6">體主意識 →</text:span><text:span text:style-name="T10"> B</text:span><text:span text:style-name="T6">個體主意識</text:span><text:span text:style-name="T173">。</text:span></text:p>
                      <text:list>
                        <text:list-item>
                          <text:p text:style-name="P243"><text:span text:style-name="T10">A</text:span><text:span text:style-name="T6">個體、</text:span><text:span text:style-name="T10">B</text:span><text:span text:style-name="T6">個體 隸屬於 </text:span><text:span text:style-name="T11">A</text:span><text:span text:style-name="T6">群體</text:span><text:span text:style-name="T173">。</text:span></text:p>
                          <text:list>
                            <text:list-item>
                              <text:p text:style-name="P245"><text:span text:style-name="T173">個體 </text:span><text:span text:style-name="T174">有機率 同時 </text:span><text:span text:style-name="T173">存在於 零個（以上）群體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實際上，意識 有機率 上傳到 一半 就 下載，並且 同時、未來的當下 繼續 上傳。</text:p>
                  <text:list>
                    <text:list-item>
                      <text:p text:style-name="P245"><text:span text:style-name="T6">明顯例子，A個體潛意識 →</text:span><text:span text:style-name="T10"> A</text:span><text:span text:style-name="T6">個體主意識 →</text:span><text:span text:style-name="T10"> B</text:span><text:span text:style-name="T6">個體主意識 →</text:span><text:span text:style-name="T10"> B</text:span><text:span text:style-name="T6">個體潛意識</text:span><text:span text:style-name="T176">。</text:span></text:p>
                      <text:list>
                        <text:list-item>
                          <text:p text:style-name="P245"><text:span text:style-name="T6">同時，</text:span><text:span text:style-name="T10">A</text:span><text:span text:style-name="T6">個體主意識 →</text:span><text:span text:style-name="T10"> </text:span><text:span text:style-name="T11">A</text:span><text:span text:style-name="T10">群</text:span><text:span text:style-name="T6">體主意識</text:span><text:span text:style-name="T173">。</text:span></text:p>
                        </text:list-item>
                        <text:list-item>
                          <text:p text:style-name="P245"><text:span text:style-name="T6">未來的當下，</text:span><text:span text:style-name="T10">B</text:span><text:span text:style-name="T6">個體潛意識 → </text:span><text:span text:style-name="T10">B</text:span><text:span text:style-name="T6">個體主意識 →</text:span><text:span text:style-name="T10"> </text:span><text:span text:style-name="T11">A</text:span><text:span text:style-name="T10">群</text:span><text:span text:style-name="T6">體主意識 →</text:span><text:span text:style-name="T10"> </text:span><text:span text:style-name="T11">A</text:span><text:span text:style-name="T10">群</text:span><text:span text:style-name="T6">體潛意識</text:span><text:span text:style-name="T173">。</text:span></text:p>
                        </text:list-item>
                        <text:list-item>
                          <text:p text:style-name="P245"><text:span text:style-name="T6">未來的當下，</text:span><text:span text:style-name="T11">A</text:span><text:span text:style-name="T10">群</text:span><text:span text:style-name="T6">體潛意識 →</text:span><text:span text:style-name="T10"> </text:span><text:span text:style-name="T11">A</text:span><text:span text:style-name="T10">群</text:span><text:span text:style-name="T6">體主意識 →</text:span><text:span text:style-name="T10"> C</text:span><text:span text:style-name="T6">個體主意識 →</text:span><text:span text:style-name="T10"> C</text:span><text:span text:style-name="T6">個體潛意識</text:span><text:span text:style-name="T173">。</text:span></text:p>
                          <text:list>
                            <text:list-item>
                              <text:p text:style-name="P245"><text:span text:style-name="T10">A</text:span><text:span text:style-name="T6">個體、</text:span><text:span text:style-name="T10">B</text:span><text:span text:style-name="T6">個體、</text:span><text:span text:style-name="T10">C</text:span><text:span text:style-name="T6">個體 隸屬於 </text:span><text:span text:style-name="T11">A</text:span><text:span text:style-name="T6">群體</text:span><text:span text:style-name="T17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個體主意識、個體潛意識 持續 保存，直到 個體 斷鏈、失憶。</text:p>
                </text:list-item>
                <text:list-item>
                  <text:p text:style-name="P245"><text:span text:style-name="T175">群</text:span><text:span text:style-name="T173">體主意識、</text:span><text:span text:style-name="T175">群</text:span><text:span text:style-name="T173">體潛意識 持續 保存，直到 </text:span><text:span text:style-name="T175">群</text:span><text:span text:style-name="T173">體 斷鏈、失憶。</text:span></text:p>
                </text:list-item>
                <text:list-item>
                  <text:p text:style-name="P245"><text:span text:style-name="T173">個體主意識、個體潛意識 透過 紀載、紀錄 </text:span><text:span text:style-name="T174">有機率 仿造、克隆、複製、延續、繁衍、新生。</text:span></text:p>
                </text:list-item>
                <text:list-item>
                  <text:p text:style-name="P245"><text:span text:style-name="T175">群</text:span><text:span text:style-name="T173">體主意識、</text:span><text:span text:style-name="T175">群</text:span><text:span text:style-name="T173">體潛意識 透過 紀載、紀錄 </text:span><text:span text:style-name="T174">有機率 復活、復甦、延續、繁衍、繁殖、新生。</text:span></text:p>
                </text:list-item>
              </text:list>
            </text:list-item>
            <text:list-item>
              <text:p text:style-name="P4">個體主意識。</text:p>
              <text:list>
                <text:list-item>
                  <text:p text:style-name="P13">個體 的 顯性<text:span text:style-name="T124">意識</text:span>。</text:p>
                </text:list-item>
                <text:list-item>
                  <text:p text:style-name="P4">明顯例子 是 中二病患者、精神病患者、被獵巫者、異端者、信徒者、佈道者、正常者。</text:p>
                </text:list-item>
              </text:list>
            </text:list-item>
            <text:list-item>
              <text:p text:style-name="P4">個體潛意識。</text:p>
              <text:list>
                <text:list-item>
                  <text:p text:style-name="P4">個體 的 隱性意識。</text:p>
                </text:list-item>
                <text:list-item>
                  <text:p text:style-name="P8">明顯例子 是 習慣、習性、偏好、興趣、信念、世界觀、優劣認知、美醜認知、差異認知。</text:p>
                </text:list-item>
              </text:list>
            </text:list-item>
            <text:list-item>
              <text:p text:style-name="P8">個體無意識。</text:p>
              <text:list>
                <text:list-item>
                  <text:p text:style-name="P8">個體 的 深層意識。</text:p>
                  <text:list>
                    <text:list-item>
                      <text:p text:style-name="P8">深層意識 是 個體 的 存在意識、生存意識、意識層（本身）。</text:p>
                    </text:list-item>
                  </text:list>
                </text:list-item>
                <text:list-item>
                  <text:p text:style-name="P8">明顯例子 是 個體本能。</text:p>
                  <text:list>
                    <text:list-item>
                      <text:p text:style-name="P9">本能 是 物種本能、無機體本能、有機體本能、游離體本能、&lt;?<text:span text:style-name="T126">a&gt;個體本能、能量本能。</text:span></text:p>
                    </text:list-item>
                  </text:list>
                </text:list-item>
              </text:list>
            </text:list-item>
            <text:list-item>
              <text:p text:style-name="P4">群體主意識。</text:p>
              <text:list>
                <text:list-item>
                  <text:p text:style-name="P4">群體 的 顯性意識。</text:p>
                </text:list-item>
                <text:list-item>
                  <text:p text:style-name="P4">透過 橫向傳承、縱向傳承。</text:p>
                  <text:list>
                    <text:list-item>
                      <text:p text:style-name="P4">透過 教育、身教、言教、情報、新聞、網路、習俗、傳統、流行、文化、次文化。</text:p>
                    </text:list-item>
                    <text:list-item>
                      <text:p text:style-name="P4">主要 透過 自身 跟 有機體個體 之間 交互作用。</text:p>
                    </text:list-item>
                    <text:list-item>
                      <text:p text:style-name="P4">教育 是 家庭教育、學校教育、社會教育、導師教育、聲音語言、表情語言、肢體語言。</text:p>
                    </text:list-item>
                  </text:list>
                </text:list-item>
              </text:list>
            </text:list-item>
            <text:list-item>
              <text:p text:style-name="P4">群體潛意識。</text:p>
              <text:list>
                <text:list-item>
                  <text:p text:style-name="P4">群體 的 隱性意識。</text:p>
                </text:list-item>
                <text:list-item>
                  <text:p text:style-name="P4">透過 外在環境、個體群內化。</text:p>
                  <text:list>
                    <text:list-item>
                      <text:p text:style-name="P4">透過 共振、共鳴、共識。</text:p>
                      <text:list>
                        <text:list-item>
                          <text:p text:style-name="P4">透過 常識、術語、生活用語、日常生活、潛移默化、從眾現象 自然而然 共振。</text:p>
                        </text:list-item>
                        <text:list-item>
                          <text:p text:style-name="P4">自然而然 是 自然、自然態、理所當然。</text:p>
                        </text:list-item>
                      </text:list>
                    </text:list-item>
                    <text:list-item>
                      <text:p text:style-name="P4">主要 透過 自身 交互作用。</text:p>
                      <text:list>
                        <text:list-item>
                          <text:p text:style-name="P4">明顯例子 是 思考、思想、疑問、疑惑、解惑、解答、重整、練習、放空、冥想。</text:p>
                        </text:list-item>
                        <text:list-item>
                          <text:p text:style-name="P4">明顯例子 是 自問自答、攝取外在情報。</text:p>
                          <text:list>
                            <text:list-item>
                              <text:p text:style-name="P4">攝取 是 主動、被動、被迫、無意間、不知不覺、無感 吸收、學習。</text:p>
                            </text:list-item>
                          </text:list>
                        </text:list-item>
                        <text:list-item>
                          <text:p text:style-name="P4">重整 是 整理、歸納、分類 自身 的 主意識、潛意識 情報。</text:p>
                        </text:list-item>
                      </text:list>
                    </text:list-item>
                    <text:list-item>
                      <text:p text:style-name="P13">個體群 的 <text:span text:style-name="T124">自身 交互作用 正好 發生 共振、共鳴、共識。</text:span></text:p>
                    </text:list-item>
                    <text:list-item>
                      <text:p text:style-name="P10">主要 透過 自身 跟 無機體個體、有機體個體、游離體個體 之間 交互作用。</text:p>
                    </text:list-item>
                  </text:list>
                </text:list-item>
              </text:list>
            </text:list-item>
            <text:list-item>
              <text:p text:style-name="P10">群體無意識。</text:p>
              <text:list>
                <text:list-item>
                  <text:p text:style-name="P10">群體 的 深層意識。</text:p>
                </text:list-item>
                <text:list-item>
                  <text:p text:style-name="P10">明顯例子 是 群體本能。</text:p>
                  <text:list>
                    <text:list-item>
                      <text:p text:style-name="P11">本能 是 <text:span text:style-name="T126">孤狼化、</text:span>社會化<text:span text:style-name="T126">、反</text:span>社會化<text:span text:style-name="T126">、組織化、體制化、機制化、系統化、自然化 本能。</text:span></text:p>
                    </text:list-item>
                    <text:list-item>
                      <text:p text:style-name="P12">群體本能 自然而然、理所當然、順應自然、自然現象、自然態 的 形成 <text:span text:style-name="T126">孤狼、</text:span>社會<text:span text:style-name="T126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<text:bookmark-start text:name="冥想、心靈平靜、心流、無我、虛無"/>冥想、心靈平靜、心流、無我、虛無<text:bookmark-end text:name="冥想、心靈平靜、心流、無我、虛無"/></text:p>
          <text:list>
            <text:list-item>
              <text:p text:style-name="P216">現實沉浸感 越強烈，主意識 越顯現，意識 孕育感 越強烈，個體 孕育 主意識。</text:p>
              <text:list>
                <text:list-item>
                  <text:p text:style-name="P216">個體 在 意識 擁有 鮮明 的 邊界感。</text:p>
                </text:list-item>
                <text:list-item>
                  <text:p text:style-name="P216">強烈 是 清晰、濃厚、濃烈、鮮明。</text:p>
                </text:list-item>
                <text:list-item>
                  <text:p text:style-name="P216">顯現 是 主意識化、鮮明化、邊界化、個體化。</text:p>
                </text:list-item>
              </text:list>
            </text:list-item>
            <text:list-item>
              <text:p text:style-name="P217">現實沉浸感 越弱緩，主意識 越隱密，意識 孕育感 越弱緩，個體 反孕育 主意識。</text:p>
              <text:list>
                <text:list-item>
                  <text:p text:style-name="P218">個體 在 意識 擁有 模糊 的 邊界感。</text:p>
                  <text:list>
                    <text:list-item>
                      <text:p text:style-name="P219">進而 <text:span text:style-name="T38">&lt;?2&gt;個體 </text:span>彷彿 跟 <text:span text:style-name="T36">&lt;_?</text:span><text:span text:style-name="T37">3_&gt;個體</text:span><text:span text:style-name="T125"> 融為一體。</text:span></text:p>
                      <text:list>
                        <text:list-item>
                          <text:p text:style-name="P219">融為一體 是 肉質層、意識層。</text:p>
                          <text:list>
                            <text:list-item>
                              <text:p text:style-name="P219">不是 只有 意識 而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6"><text:span text:style-name="T109">最終 </text:span><text:span text:style-name="T35">&lt;?2&gt;個體 </text:span><text:span text:style-name="T109">跟 </text:span><text:span text:style-name="T33">&lt;_?</text:span><text:span text:style-name="T34">3_&gt;個體</text:span><text:span text:style-name="T110"> 融為一體。</text:span></text:p>
                      <text:list>
                        <text:list-item>
                          <text:p text:style-name="P239">最終 是 最高境界、極端境界。</text:p>
                        </text:list-item>
                        <text:list-item>
                          <text:p text:style-name="P218">融為一體 是 肉質層、意識層。</text:p>
                          <text:list>
                            <text:list-item>
                              <text:p text:style-name="P240">不是 只有 意識 而已。</text:p>
                            </text:list-item>
                          </text:list>
                        </text:list-item>
                        <text:list-item>
                          <text:p text:style-name="P240">極端境界 的 現實沉浸感 是 虛無。</text:p>
                          <text:list>
                            <text:list-item>
                              <text:p text:style-name="P241">現實沉浸感 是 個體 孕育 主意識 所帶來 的 產物。</text:p>
                              <text:list>
                                <text:list-item>
                                  <text:p text:style-name="P241">現實沉浸感 強烈相依於 主意識。</text:p>
                                  <text:list>
                                    <text:list-item>
                                      <text:p text:style-name="P242">主意識 越高，現實沉浸感 越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1">虛無 是 零、無。</text:p>
                            </text:list-item>
                          </text:list>
                        </text:list-item>
                        <text:list-item>
                          <text:p text:style-name="P247"><text:span text:style-name="T35">&lt;?2&gt;個體 的 意識層、肉質層 都跟從 </text:span><text:span text:style-name="T33">&lt;_?</text:span><text:span text:style-name="T34">3_&gt;個體 而 自然而然 的 運作。</text:span></text:p>
                          <text:list>
                            <text:list-item>
                              <text:p text:style-name="P247"><text:span text:style-name="T33">&lt;_?</text:span><text:span text:style-name="T34">3_&gt;個體 是 </text:span><text:span text:style-name="T35">道、系統、萬物法則。</text:span></text:p>
                            </text:list-item>
                            <text:list-item>
                              <text:p text:style-name="P248"><text:span text:style-name="T35">自然而然 是 自然、自然態、順應自然、</text:span><text:span text:style-name="T34">以</text:span><text:span text:style-name="T33">&lt;_?</text:span><text:span text:style-name="T34">3_&gt;個體為中心思想</text:span><text:span text:style-name="T35">。</text:span></text:p>
                            </text:list-item>
                          </text:list>
                        </text:list-item>
                        <text:list-item>
                          <text:p text:style-name="P249"><text:span text:style-name="T110">直到 </text:span><text:span text:style-name="T35">&lt;?2&gt;個體 孕育 主意識，&lt;?2&gt;個體 才會 狀態轉移 回到 現實沉浸感</text:span><text:span text:style-name="T110">。</text:span></text:p>
                        </text:list-item>
                        <text:list-item>
                          <text:p text:style-name="P421"><text:span text:style-name="T1">實際上，</text:span><text:span text:style-name="T5">&lt;?</text:span><text:span text:style-name="T62">2&gt;</text:span>個體<text:span text:style-name="T1"> 的 肉質層、意識層 本來 就</text:span>是 <text:span text:style-name="T36">&lt;_?</text:span><text:span text:style-name="T37">3_&gt;個體 的 一部分。</text:span></text:p>
                        </text:list-item>
                        <text:list-item>
                          <text:p text:style-name="P220"><text:span text:style-name="T37">&lt;_?3_&gt;個體 孕育 </text:span><text:span text:style-name="T5">&lt;?</text:span><text:span text:style-name="T62">2&gt;</text:span>個體，所以 <text:span text:style-name="T5">&lt;?</text:span><text:span text:style-name="T62">2&gt;</text:span>個體 才有 自己 是 獨立個體 的 錯覺。</text:p>
                          <text:list>
                            <text:list-item>
                              <text:p text:style-name="P221">獨立個體 是 獨立於 <text:span text:style-name="T37">&lt;_?3_&gt;個體 之外 的 </text:span><text:span text:style-name="T5">&lt;?</text:span><text:span text:style-name="T62">2&gt;</text:span><text:span text:style-name="T37">個體。</text:span></text:p>
                            </text:list-item>
                            <text:list-item>
                              <text:p text:style-name="P79">獨立個體 是 沒有 外在環境 的 &lt;?2&gt;個體。</text:p>
                            </text:list-item>
                            <text:list-item>
                              <text:p text:style-name="P80">獨立個體 是 外在環境 是 虛無個體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7">弱緩 是 微弱緩和。</text:p>
                </text:list-item>
                <text:list-item>
                  <text:p text:style-name="P217">隱密 是 潛意識化、隱藏化、隱沒化、自然化。</text:p>
                </text:list-item>
              </text:list>
            </text:list-item>
            <text:list-item>
              <text:p text:style-name="P222"><text:span text:style-name="T103">透過 法則 </text:span><text:span text:style-name="T102">弱緩 現實沉浸感。</text:span></text:p>
              <text:list>
                <text:list-item>
                  <text:p text:style-name="P223"><text:span text:style-name="T102">法則 是 </text:span><text:span text:style-name="T103">冥想、心靈平靜、心流、無我、虛無、</text:span><text:span text:style-name="T102">科學、</text:span><text:span text:style-name="T103">科學應用、科技。</text:span></text:p>
                  <text:list>
                    <text:list-item>
                      <text:p text:style-name="P87">明顯例子，產生、維持、優化 <text:span text:style-name="T131">θ波。</text:span></text:p>
                    </text:list-item>
                    <text:list-item>
                      <text:p text:style-name="P88">前置作業、初步練習 是 內觀。</text:p>
                      <text:list>
                        <text:list-item>
                          <text:p text:style-name="P89">前置步驟 是 開始 冥想 之前的 步驟。</text:p>
                        </text:list-item>
                        <text:list-item>
                          <text:p text:style-name="P89">內觀 不是 必要步驟。</text:p>
                          <text:list>
                            <text:list-item>
                              <text:p text:style-name="P89">明顯例子，化學反應的 催化劑、安定劑 不是 必要成份。</text:p>
                            </text:list-item>
                          </text:list>
                        </text:list-item>
                        <text:list-item>
                          <text:p text:style-name="P89">內觀 是 催化步驟、黏著步驟。</text:p>
                          <text:list>
                            <text:list-item>
                              <text:p text:style-name="P89">催化步驟 是 催化 該個體 進入 冥想 的 步驟。</text:p>
                            </text:list-item>
                            <text:list-item>
                              <text:p text:style-name="P89">黏著步驟 是 催化 該個體 收斂 冥想 的 步驟。</text:p>
                            </text:list-item>
                            <text:list-item>
                              <text:p text:style-name="P90">黏著步驟 是 黏著 該個體 維持 冥想 的 步驟。</text:p>
                            </text:list-item>
                          </text:list>
                        </text:list-item>
                        <text:list-item>
                          <text:p text:style-name="P89">內觀 是 降低、退化 感測，提升、昇華 無感。</text:p>
                          <text:list>
                            <text:list-item>
                              <text:p text:style-name="P91">內觀 是 有意識、無意識 降低、退化 感測，提升、昇華 無感。</text:p>
                            </text:list-item>
                          </text:list>
                        </text:list-item>
                        <text:list-item>
                          <text:p text:style-name="P92">明顯例子，某一特定人類個體 進行 內觀。</text:p>
                          <text:list>
                            <text:list-item>
                              <text:p text:style-name="P92">該人類個體 進入 安靜、安心、舒適 的 房間。</text:p>
                            </text:list-item>
                            <text:list-item>
                              <text:p text:style-name="P93">該人類個體 關閉、遠離、隔絕 電器、個體。</text:p>
                              <text:list>
                                <text:list-item>
                                  <text:p text:style-name="P94">該電器、該個體 有機率產生 聲音、光線、氣味、空氣流動、思緒擾動。</text:p>
                                </text:list-item>
                                <text:list-item>
                                  <text:p text:style-name="P93">該人類個體 有機率選擇 繼續運作，會發出 輕微 白噪音 的 電器、物品。</text:p>
                                </text:list-item>
                              </text:list>
                            </text:list-item>
                            <text:list-item>
                              <text:p text:style-name="P95">該人類個體 使用 本能、傳承。</text:p>
                              <text:list>
                                <text:list-item>
                                  <text:p text:style-name="P96">調整 舒適、自然、就算維持一整天也會很舒適的 氣壓、溫度、空氣品質。</text:p>
                                </text:list-item>
                                <text:list-item>
                                  <text:p text:style-name="P97">擺出 舒適、自然、就算維持一整天也會很舒適的 姿勢。</text:p>
                                </text:list-item>
                                <text:list-item>
                                  <text:p text:style-name="P98">擺出 不會睡著的 姿勢。</text:p>
                                </text:list-item>
                              </text:list>
                            </text:list-item>
                            <text:list-item>
                              <text:p text:style-name="P97">該人類個體 閉上雙眼。</text:p>
                              <text:list>
                                <text:list-item>
                                  <text:p text:style-name="P97">意識的 專注力 移到，鼻子 → 額頭 → 眼間。<text:span text:style-name="T92">（不是 必要步驟）</text:span></text:p>
                                </text:list-item>
                                <text:list-item>
                                  <text:p text:style-name="P93">全身 逐漸 感受不到 知覺，只 感受到 意識專注的 眼間。</text:p>
                                </text:list-item>
                                <text:list-item>
                                  <text:p text:style-name="P93">意識的 專注力 自然、不知不覺 移動 到，兩邊的 <text:span text:style-name="T130">耳朵的 </text:span>頂點。</text:p>
                                </text:list-item>
                                <text:list-item>
                                  <text:p text:style-name="P93">意識的 專注力 自然、不知不覺 發散、消散、消失。</text:p>
                                  <text:list>
                                    <text:list-item>
                                      <text:p text:style-name="P93">全身 感受不到 知覺、外在環境。</text:p>
                                    </text:list-item>
                                    <text:list-item>
                                      <text:p text:style-name="P93">肉質層 無感。</text:p>
                                    </text:list-item>
                                    <text:list-item>
                                      <text:p text:style-name="P99">該人類個體 有機率沉浸在 第一層級意識（以上）。</text:p>
                                    </text:list-item>
                                    <text:list-item>
                                      <text:p text:style-name="P99">該人類個體 有機率感受到 輕微的 放鬆感、失重上浮感、愉悅感。</text:p>
                                      <text:list>
                                        <text:list-item>
                                          <text:p text:style-name="P99">該感受 是 自然現象。</text:p>
                                        </text:list-item>
                                        <text:list-item>
                                          <text:p text:style-name="P99">該感受 可有可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該人類個體 有機率感受到，自己 彷彿 跟 外在環境 融為一體、無邊界。</text:p>
                                      <text:list>
                                        <text:list-item>
                                          <text:p text:style-name="P93">該人類個體的 意識層 有機率 自然、不知不覺 反孕育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3">意識 自然而然、理所當然 透明化、水清無魚。<text:span text:style-name="T92">（魚是 感測、雜質、雜念）</text:span></text:p>
                                  <text:list>
                                    <text:list-item>
                                      <text:p text:style-name="P93">第零層級意識 下降、退化、虛無化。</text:p>
                                    </text:list-item>
                                    <text:list-item>
                                      <text:p text:style-name="P93">第一層級意識（以上）提升、昇華、覺醒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3">假定，該人類個體 自然而然、主動、被動、被迫，從 內觀 恢復 意識、感測。</text:p>
                              <text:list>
                                <text:list-item>
                                  <text:p text:style-name="P100">該人類個體 自然，吸氣 →<text:span text:style-name="T129"> 閉氣 → 吐氣，一次（以上）。</text:span></text:p>
                                  <text:list>
                                    <text:list-item>
                                      <text:p text:style-name="P100">明顯例子，停止 跑步 之後，不能 直接坐下。</text:p>
                                      <text:list>
                                        <text:list-item>
                                          <text:p text:style-name="P100">該人類個體 要做 運動後的 暖身操，恢復 心跳、意識、專注力。</text:p>
                                          <text:list>
                                            <text:list-item>
                                              <text:p text:style-name="P101">從 運動狀態 狀態轉移到 日常狀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1">明顯例子，潛水夫 不能 直接上浮。</text:p>
                                      <text:list>
                                        <text:list-item>
                                          <text:p text:style-name="P101">潛水夫 要 階段性、逐漸 上浮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2">該人類個體 緩緩 打開雙眼。</text:p>
                                </text:list-item>
                                <text:list-item>
                                  <text:p text:style-name="P102">該人類個體 打開，會發出 柔和 感受 的 電器、個體。</text:p>
                                  <text:list>
                                    <text:list-item>
                                      <text:p text:style-name="P103">感受 是 聲音、光線、氣味、空氣流動、思緒擾動、氣壓、溫度。</text:p>
                                    </text:list-item>
                                    <text:list-item>
                                      <text:p text:style-name="P104">自然調整 聲音、光線、氣味、空氣流動、思緒擾動、氣壓、溫度。</text:p>
                                      <text:list>
                                        <text:list-item>
                                          <text:p text:style-name="P105">直到，該房間門內、該房間門外 環境，相近、相似、相同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5">該人類個體 離開 該房間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3">內觀 是 方法。</text:p>
                          <text:list>
                            <text:list-item>
                              <text:p text:style-name="P106">目的 是 降低 外在環境的刺激。</text:p>
                            </text:list-item>
                            <text:list-item>
                              <text:p text:style-name="P106">目的 是 提高 處理閥值。</text:p>
                              <text:list>
                                <text:list-item>
                                  <text:p text:style-name="P107">處理閥值 是 處理 感測器官 輸入 的 閥值。</text:p>
                                  <text:list>
                                    <text:list-item>
                                      <text:p text:style-name="P107">輸入 的 明顯例子，視覺、聽覺、觸覺、嗅覺、味覺、主意識的思覺。</text:p>
                                    </text:list-item>
                                  </text:list>
                                </text:list-item>
                                <text:list-item>
                                  <text:p text:style-name="P106">該輸入的 振幅 在 閥值 以下，該個體 自然而然、理所當然 忽略、無感。</text:p>
                                </text:list-item>
                                <text:list-item>
                                  <text:p text:style-name="P106">明顯例子，針 掉到 地板，該個體 越有 感知、認知，該處理閥值 越低。</text:p>
                                  <text:list>
                                    <text:list-item>
                                      <text:p text:style-name="P106">該個體 越容易 被擾動、被干擾、被分神。</text:p>
                                    </text:list-item>
                                  </text:list>
                                </text:list-item>
                                <text:list-item>
                                  <text:p text:style-name="P106">明顯例子，鼓 發出 聲響，該個體 越沒有 感知、認知，該處理閥值 越高。</text:p>
                                  <text:list>
                                    <text:list-item>
                                      <text:p text:style-name="P106">該個體 越不容易 被擾動、被干擾、被分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6">達成 某一特定目標，方法 有機率 不只一個。</text:p>
                              <text:list>
                                <text:list-item>
                                  <text:p text:style-name="P106">內觀 是 達成 該目標 的 其中一種方法。</text:p>
                                </text:list-item>
                                <text:list-item>
                                  <text:p text:style-name="P106">該個體 在 日常生活，有機率 自然而然、理所當然 內觀。</text:p>
                                  <text:list>
                                    <text:list-item>
                                      <text:p text:style-name="P106">日常生活、修煉生活 相溶、雙修、交互作用 的 自然現象。</text:p>
                                      <text:list>
                                        <text:list-item>
                                          <text:p text:style-name="P106">明顯例子，鹽、水 相溶，是 自然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該個體 非監督式學習 內觀。</text:p>
                                    </text:list-item>
                                    <text:list-item>
                                      <text:p text:style-name="P109">該個體 內化 修煉生活的 內觀，跨領域移植 到 日常生活。</text:p>
                                      <text:list>
                                        <text:list-item>
                                          <text:p text:style-name="P437">跨領域移植 的 描述 在<text:span text:style-name="T36"> </text:span><text:span text:style-name="T67">_ (第2本)</text:span><text:span text:style-name="T36"> 文件 的 </text:span><text:span text:style-name="T67">語言</text:span><text:span text:style-name="T3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0">該個體 內化 日常生活的 體驗，跨領域移植 到 修煉生活。</text:p>
                                    </text:list-item>
                                    <text:list-item>
                                      <text:p text:style-name="P110">明顯例子，木匠 自然而然、理所當然，做出（自己 要用的）庭院木屋。</text:p>
                                    </text:list-item>
                                    <text:list-item>
                                      <text:p text:style-name="P111">明顯例子，木匠 做 庭院木屋，自然而然、理所當然 提升、昇華 木工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3">明顯例子，水。<text:span text:style-name="T92">（液體）</text:span></text:p>
                          <text:list>
                            <text:list-item>
                              <text:p text:style-name="P93">水 有 擾動 的時候，水 是 動態、暫態、波濤洶湧。</text:p>
                              <text:list>
                                <text:list-item>
                                  <text:p text:style-name="P93">擾動 是 外部刺激、外部干涉、外部干擾、內部震盪、內部對流、內部傳導。</text:p>
                                </text:list-item>
                              </text:list>
                            </text:list-item>
                            <text:list-item>
                              <text:p text:style-name="P93">水 沒有 擾動 的時候，水 是 靜態、穩態、心靈平靜。</text:p>
                              <text:list>
                                <text:list-item>
                                  <text:p text:style-name="P93">內觀 是 催化劑、乳化劑、黏著劑。</text:p>
                                </text:list-item>
                                <text:list-item>
                                  <text:p text:style-name="P93">內觀 是 讓 水 更快，波濤洶湧 → 心靈平靜。</text:p>
                                </text:list-item>
                                <text:list-item>
                                  <text:p text:style-name="P93">內觀 是 讓 水 更不容易，心靈平靜 →<text:span text:style-name="T128"> 波濤洶湧。</text:span></text:p>
                                </text:list-item>
                                <text:list-item>
                                  <text:p text:style-name="P106">水 是（實作）內觀的 某一特定個體 的 肉質層、意識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放空。</text:p>
                      <text:list>
                        <text:list-item>
                          <text:p text:style-name="P112">冥想 之前，會先 進入 放空 狀態。</text:p>
                        </text:list-item>
                        <text:list-item>
                          <text:p text:style-name="P38">放空。</text:p>
                          <text:list>
                            <text:list-item>
                              <text:p text:style-name="P38">被動型放空。</text:p>
                              <text:list>
                                <text:list-item>
                                  <text:p text:style-name="P38">被動、潛意識、無意識 放空。</text:p>
                                </text:list-item>
                                <text:list-item>
                                  <text:p text:style-name="P39">什麼都不想、沒有慾望、沒有煩惱、沒有內心的聲音、沒有感受和交互作用。</text:p>
                                  <text:list>
                                    <text:list-item>
                                      <text:p text:style-name="P39">沒有感受 不是 沒有感測。</text:p>
                                    </text:list-item>
                                    <text:list-item>
                                      <text:p text:style-name="P39">沒有感受 是 有感測，沒有感受。</text:p>
                                    </text:list-item>
                                    <text:list-item>
                                      <text:p text:style-name="P39">自然而然、理所當然 的 放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0">主動型放空。</text:p>
                              <text:list>
                                <text:list-item>
                                  <text:p text:style-name="P40">主動、有意識 的 放空。</text:p>
                                </text:list-item>
                                <text:list-item>
                                  <text:p text:style-name="P40">主動型放空 的 明顯例子。</text:p>
                                  <text:list>
                                    <text:list-item>
                                      <text:p text:style-name="P41">想像 自己是 磁棒。</text:p>
                                      <text:list>
                                        <text:list-item>
                                          <text:p text:style-name="P41">磁棒 是 磁鐵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想像 自己的 身邊 有 磁力線。</text:p>
                                    </text:list-item>
                                    <text:list-item>
                                      <text:p text:style-name="P41">想像 自己的 身邊 有 另一個磁棒。</text:p>
                                      <text:list>
                                        <text:list-item>
                                          <text:p text:style-name="P41">該另一個磁鐵 是（莊子 認定的）外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">假定，自己 受到 某一特定慾望、某一特定煩惱 的 影響。</text:p>
                                      <text:list>
                                        <text:list-item>
                                          <text:p text:style-name="P42">放空 不是 解決 問題。</text:p>
                                        </text:list-item>
                                        <text:list-item>
                                          <text:p text:style-name="P42">放空 是 忘卻、暫時擱置 問題，暫時放鬆 緊繃的 狀態。</text:p>
                                        </text:list-item>
                                        <text:list-item>
                                          <text:p text:style-name="P42">問題 不解決，問題 有機率 越來越難解決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">想像 該另一個磁棒 是 該慾望、該煩惱。</text:p>
                                    </text:list-item>
                                    <text:list-item>
                                      <text:p text:style-name="P44">想像 自己、該另一個磁棒 之間，有 某一特定磁力線 相連、動態傳輸。</text:p>
                                    </text:list-item>
                                    <text:list-item>
                                      <text:p text:style-name="P44">想像 自己的 身邊 有 某一特定絕緣體。</text:p>
                                    </text:list-item>
                                    <text:list-item>
                                      <text:p text:style-name="P44">想像 該絕緣體 切斷 該磁力線。</text:p>
                                      <text:list>
                                        <text:list-item>
                                          <text:p text:style-name="P44">這時候，有機率感受到 安靜、吵雜聲漸漸消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7">想像 自己的 視角 持續 往上移動、往後移動。</text:p>
                                    </text:list-item>
                                    <text:list-item>
                                      <text:p text:style-name="P157">想像 自己、絕緣體、一切 逐漸 遠離消失、一片漆黑。</text:p>
                                    </text:list-item>
                                    <text:list-item>
                                      <text:p text:style-name="P158">這時候，有機率在 放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8">其中 最簡單 的 方法 是 冥想。</text:p>
                      <text:list>
                        <text:list-item>
                          <text:p text:style-name="P113">簡單 是 簡易、輕鬆、直覺、任何個體都能輕易達到。</text:p>
                        </text:list-item>
                        <text:list-item>
                          <text:p text:style-name="P114">冥想 是 無冥想、有冥想。</text:p>
                          <text:list>
                            <text:list-item>
                              <text:p text:style-name="P114">無冥想 是 什麼都不想。</text:p>
                              <text:list>
                                <text:list-item>
                                  <text:p text:style-name="P114">本書 建議 讀者 先進行 有冥想。</text:p>
                                  <text:list>
                                    <text:list-item>
                                      <text:p text:style-name="P224"><text:span text:style-name="T103">原因很明顯，無冥想 </text:span><text:span text:style-name="T105">的 難度 高於 有冥想。</text:span></text:p>
                                      <text:list>
                                        <text:list-item>
                                          <text:p text:style-name="P159">原因很明顯，個體 極端容易 精神渙散、精神恍惚、進入睡眠狀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4">有冥想 是 想著某一特定個體。</text:p>
                              <text:list>
                                <text:list-item>
                                  <text:p text:style-name="P114">某一特定個體 是 任何 個體、事、物、想法、疑問、疑惑、思想、決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0">冥想 是 穩態冥想、暫態冥想。</text:p>
                          <text:list>
                            <text:list-item>
                              <text:p text:style-name="P160">冥想 是 思緒收斂、思緒發散 的 週期性運作。</text:p>
                              <text:list>
                                <text:list-item>
                                  <text:p text:style-name="P161">思緒收斂 強於 思緒發散，最終 個體 會 穩態維持 在 思緒收斂 的 境界。</text:p>
                                  <text:list>
                                    <text:list-item>
                                      <text:p text:style-name="P160">思緒收斂 是 思緒壓縮、思緒濃縮。</text:p>
                                      <text:list>
                                        <text:list-item>
                                          <text:p text:style-name="P162">思緒收斂 是 個體 意識 聚焦、縮小、深度優先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3">思緒發散 是 思緒膨脹、思緒稀釋。</text:p>
                                      <text:list>
                                        <text:list-item>
                                          <text:p text:style-name="P164">思緒發散 是 個體 意識 反聚焦、放大、廣度優先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5">不斷 的 思緒收斂 只會 擊潰 思緒，所以 思緒發散 也有 必要。</text:p>
                                      <text:list>
                                        <text:list-item>
                                          <text:p text:style-name="P165">尤其是 初級個體 更需要 思緒發散 的 步驟。</text:p>
                                          <text:list>
                                            <text:list-item>
                                              <text:p text:style-name="P166">明顯例子 是 個體 為了 收斂而收斂，個體 遺忘 冥想 的 初衷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5">個體 達到 某一特定 境界 之後，思緒發散 的 步驟 有機率 省略。</text:p>
                                          <text:list>
                                            <text:list-item>
                                              <text:p text:style-name="P165">思緒發散 省略 之後，個體 以 某一特定 規律 進行 思緒收斂。</text:p>
                                            </text:list-item>
                                            <text:list-item>
                                              <text:p text:style-name="P165">規律 是 頻率、節奏、方法、規則、型態、法則、定律、反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0">穩態冥想 是 在 極端 穩定 的 環境 進行 冥想。</text:p>
                              <text:list>
                                <text:list-item>
                                  <text:p text:style-name="P160">穩定 是 穩態、安穩、安靜、平穩、平靜、輕微白噪音、完全無干擾。</text:p>
                                  <text:list>
                                    <text:list-item>
                                      <text:p text:style-name="P160">完全無干擾 是 個體 的 感測器官 從 環境 完全感測不到 刺激。</text:p>
                                    </text:list-item>
                                    <text:list-item>
                                      <text:p text:style-name="P167">為了 避免 個體的內在物質 干擾 冥想，因此 輕微白噪音 有機率 需要。</text:p>
                                      <text:list>
                                        <text:list-item>
                                          <text:p text:style-name="P167">明顯例子 是 人類個體 的 心跳聲、呼吸聲 會 干擾 冥想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7">暫態冥想 是在 日常生活 進行 冥想。</text:p>
                              <text:list>
                                <text:list-item>
                                  <text:p text:style-name="P167">暫態冥想 是 隨時隨地 進行 冥想。</text:p>
                                  <text:list>
                                    <text:list-item>
                                      <text:p text:style-name="P167">隨時隨地 是 只要 個體 主意識、潛意識、無意識 有意願。</text:p>
                                    </text:list-item>
                                    <text:list-item>
                                      <text:p text:style-name="P167">明顯例子 是 發呆。</text:p>
                                      <text:list>
                                        <text:list-item>
                                          <text:p text:style-name="P167">但是 發呆 是 不成功 的 暫態冥想。</text:p>
                                          <text:list>
                                            <text:list-item>
                                              <text:p text:style-name="P167">原因很簡單，雖然 發呆 達到暫態冥想狀態，但是只會思緒發散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7">暫態冥想 是 無我 的 前置作業、必修課程。</text:p>
                                </text:list-item>
                                <text:list-item>
                                  <text:p text:style-name="P225"><text:span text:style-name="T102">暫態冥想 只適合 熟練 穩態</text:span><text:span text:style-name="T103">冥想、心靈平靜、心流 的 </text:span><text:span text:style-name="T102">個體 進行。</text:span></text:p>
                                  <text:list>
                                    <text:list-item>
                                      <text:p text:style-name="P167">原因很明顯，暫態冥想 的 效果 遠遠低於 穩態冥想。</text:p>
                                    </text:list-item>
                                    <text:list-item>
                                      <text:p text:style-name="P168">暫態冥想 是 在 吵雜、慌亂、高壓、威脅生存 的 環境 也能夠 冥想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心靈平靜 是 主意識 極低，潛意識、無意識 極高。</text:p>
                      <text:list>
                        <text:list-item>
                          <text:p text:style-name="P226">情緒 波動 極端 緩慢。</text:p>
                          <text:list>
                            <text:list-item>
                              <text:p text:style-name="P226">情緒 無限趨近於 穩態。</text:p>
                            </text:list-item>
                            <text:list-item>
                              <text:p text:style-name="P226">情緒 極端 維持於 某一特定 基調。</text:p>
                            </text:list-item>
                            <text:list-item>
                              <text:p text:style-name="P223">情緒 是 情感、感情 狀態、變化。</text:p>
                            </text:list-item>
                          </text:list>
                        </text:list-item>
                        <text:list-item>
                          <text:p text:style-name="P223">個體 仍然有 主意識。</text:p>
                        </text:list-item>
                        <text:list-item>
                          <text:p text:style-name="P223">個體 的 邊界感 極低。</text:p>
                          <text:list>
                            <text:list-item>
                              <text:p text:style-name="P223">邊界感 是 意識層邊界感、肉質層邊界感。</text:p>
                            </text:list-item>
                          </text:list>
                        </text:list-item>
                        <text:list-item>
                          <text:p text:style-name="P223">個體 不會 主動 提升 物質生活。</text:p>
                          <text:list>
                            <text:list-item>
                              <text:p text:style-name="P227">肉質層活動、肉質活動、物慾、物質生活的要求 極低。</text:p>
                              <text:list>
                                <text:list-item>
                                  <text:p text:style-name="P227">物慾 是 食慾、性慾、睡慾。</text:p>
                                </text:list-item>
                              </text:list>
                            </text:list-item>
                            <text:list-item>
                              <text:p text:style-name="P227">雖然 個體 不會 主動 提升 物質生活，但是 個體 不會 虐待 自己。</text:p>
                              <text:list>
                                <text:list-item>
                                  <text:p text:style-name="P228">雖然 物質生活的要求 極低，但是 個體 不會 虐待 自己。</text:p>
                                </text:list-item>
                                <text:list-item>
                                  <text:p text:style-name="P228">個體 是在 舒適 的 環境 自然無為。</text:p>
                                  <text:list>
                                    <text:list-item>
                                      <text:p text:style-name="P229">環境 適合 個體 心靈平靜 的 存在、生存、生活 之後。</text:p>
                                      <text:list>
                                        <text:list-item>
                                          <text:p text:style-name="P229">個體 就不會 再繼續 主動 提升 物質生活。</text:p>
                                          <text:list>
                                            <text:list-item>
                                              <text:p text:style-name="P229">個體 的 物質生活 會維持 在 某一特定 基調。</text:p>
                                            </text:list-item>
                                            <text:list-item>
                                              <text:p text:style-name="P230">個體 的 比較感 無限趨近於 零。</text:p>
                                            </text:list-item>
                                            <text:list-item>
                                              <text:p text:style-name="P230">比較感 是 差異感、優劣感、美醜感、好壞感、相對剝奪感。</text:p>
                                            </text:list-item>
                                            <text:list-item>
                                              <text:p text:style-name="P229">個體 不會 因為 比較感 而 無限 提升 物慾、物質生活。</text:p>
                                            </text:list-item>
                                            <text:list-item>
                                              <text:p text:style-name="P229">比較 是 跟過去的自己比較、跟其他個體比較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1">心靈平靜 是 自由、舒展、舒緩、平和、無壓力、無壓迫、無恐懼。</text:p>
                                          <text:list>
                                            <text:list-item>
                                              <text:p text:style-name="P232">恐懼 是 個體 的 存在、生存、生活 恐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3">個體 會 主動 提升 精神生活。</text:p>
                          <text:list>
                            <text:list-item>
                              <text:p text:style-name="P227">意識層活動、心智活動、學習慾、精神生活的要求 極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3"><text:span text:style-name="T103">心流 是 主意識 無限趨近於 零，潛意識、無意識 無限趨近於 </text:span><text:span text:style-name="T63">100%</text:span><text:span text:style-name="T103">。</text:span></text:p>
                      <text:list>
                        <text:list-item>
                          <text:p text:style-name="P115">主意識 是 現實沉浸感、肉質層邊界感、意識層邊界感。</text:p>
                        </text:list-item>
                        <text:list-item>
                          <text:p text:style-name="P115">潛意識 是 內部運作、心智活動、意識層活動。</text:p>
                        </text:list-item>
                        <text:list-item>
                          <text:p text:style-name="P115">無意識 是 無知無感活動、自然態控制活動。</text:p>
                          <text:list>
                            <text:list-item>
                              <text:p text:style-name="P116">無知無感活動 的 明顯例子 是 個體 的 記憶檢索。</text:p>
                              <text:list>
                                <text:list-item>
                                  <text:p text:style-name="P117">心流狀態 的 記憶檢索 是 極高 連結、跳躍、快照、暫存、捨棄、回憶。</text:p>
                                  <text:list>
                                    <text:list-item>
                                      <text:p text:style-name="P117">連結 是 橫向、縱向、廣度、深度、鮮明記憶、久遠記憶、全方位 連結。</text:p>
                                    </text:list-item>
                                    <text:list-item>
                                      <text:p text:style-name="P118">回憶 是 讀取、喚醒 深層記憶、塵封記憶 的 過程。</text:p>
                                      <text:list>
                                        <text:list-item>
                                          <text:p text:style-name="P119">塵封記憶 是 個體 的 意識層 有意、無意 使用 盒子 封住 該記憶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6">自然態控制活動 的 明顯例子 是 個體 的 呼吸。</text:p>
                              <text:list>
                                <text:list-item>
                                  <text:p text:style-name="P116">呼吸 是 個體 的 意識 自然無為 的 控制 呼吸 的 一切。</text:p>
                                </text:list-item>
                                <text:list-item>
                                  <text:p text:style-name="P116">呼吸 的 一切 是 呼吸 的 頻率、週期性、速率、深淺、變化曲線、吞吐量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無我 是 主意識 無限趨近於 零，潛意識 極低，無意識 極高。</text:p>
                      <text:list>
                        <text:list-item>
                          <text:p text:style-name="P120">本書 建議 先達到 冥想、心靈平靜、心流 之後，再進行。</text:p>
                          <text:list>
                            <text:list-item>
                              <text:p text:style-name="P121">並且 搭配 意識層法則、肉質層法則 的 科學、科學應用、科技 一起進行 無我。</text:p>
                            </text:list-item>
                          </text:list>
                        </text:list-item>
                        <text:list-item>
                          <text:p text:style-name="P120">無我 是 個體 在 日常生活 就可以 冥想、心靈平靜、心流。</text:p>
                          <text:list>
                            <text:list-item>
                              <text:p text:style-name="P120">個體 在 無我 狀態 仍然 對 環境、個體周遭 的 危險 有 警戒心、注意力。</text:p>
                              <text:list>
                                <text:list-item>
                                  <text:p text:style-name="P122">危險 是 威脅、危害、殲滅 個體 的 生存、生活、肉質層、意識層 的 危險。</text:p>
                                </text:list-item>
                                <text:list-item>
                                  <text:p text:style-name="P123">注意力 是 發散注意力、自然態注意力、廣泛型注意力、非特化型注意力。</text:p>
                                </text:list-item>
                              </text:list>
                            </text:list-item>
                            <text:list-item>
                              <text:p text:style-name="P234"><text:span text:style-name="T103">在 日常生活 </text:span><text:span text:style-name="T106">進行 無我 的 </text:span><text:span text:style-name="T107">順序</text:span><text:span text:style-name="T103">。</text:span></text:p>
                              <text:list>
                                <text:list-item>
                                  <text:p text:style-name="P234"><text:span text:style-name="T103">心靈平靜 →</text:span><text:span text:style-name="T106"> </text:span><text:span text:style-name="T103">心流 →</text:span><text:span text:style-name="T106"> 冥想 → 無我</text:span><text:span text:style-name="T103">。</text:span></text:p>
                                  <text:list>
                                    <text:list-item>
                                      <text:p text:style-name="P124">冥想 是 暫態冥想、無冥想。</text:p>
                                    </text:list-item>
                                    <text:list-item>
                                      <text:p text:style-name="P125">初階個體 在 日常生活 的 基調 是 心靈平靜。</text:p>
                                    </text:list-item>
                                    <text:list-item>
                                      <text:p text:style-name="P125">專家個體 在 日常生活 的 基調 是 無我。</text:p>
                                      <text:list>
                                        <text:list-item>
                                          <text:p text:style-name="P125">基調 是 穩態、自然態、正常狀態、一般狀態、常駐狀態、背景狀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0">日常生活 是 思想、決策、行動、購物、逛街、跑步、參加派對、唱歌、跳舞。</text:p>
                            </text:list-item>
                            <text:list-item>
                              <text:p text:style-name="P235"><text:span text:style-name="T103">日常生活 是 個體 在 存在、</text:span><text:span text:style-name="T104">生存、生活、每一瞬間 進行 的 一切 活動。</text:span></text:p>
                              <text:list>
                                <text:list-item>
                                  <text:p text:style-name="P177">一切 是 所有。</text:p>
                                </text:list-item>
                                <text:list-item>
                                  <text:p text:style-name="P177">活動 是 事件、狀態、思考、選擇、行為、感測、交互作用、內化、外顯。</text:p>
                                </text:list-item>
                              </text:list>
                            </text:list-item>
                            <text:list-item>
                              <text:p text:style-name="P177">明顯例子 是 在 參加派對 的 時候，個體 是 無我 狀態。</text:p>
                            </text:list-item>
                            <text:list-item>
                              <text:p text:style-name="P126">本書 不建議 非熟練個體 在 日常生活 進行 無我 狀態。</text:p>
                              <text:list>
                                <text:list-item>
                                  <text:p text:style-name="P126">原因很明顯，非熟練個體 不清楚 無意識 低於 多少，個體 才不會 有危險。</text:p>
                                  <text:list>
                                    <text:list-item>
                                      <text:p text:style-name="P127">無意識 越高，危害、傷害、殲滅 該個體自己、其他個體 的 機率 越高。</text:p>
                                    </text:list-item>
                                    <text:list-item>
                                      <text:p text:style-name="P128">明顯例子，個體 在 無我 狀態 進行 軍事演習。</text:p>
                                      <text:list>
                                        <text:list-item>
                                          <text:p text:style-name="P129">但是 個體 執行 正式程序 發射 導彈，導致 內戰 爆發。</text:p>
                                          <text:list>
                                            <text:list-item>
                                              <text:p text:style-name="P130">原因很明顯，個體 的 無意識 維持率 太高，導致 忽視 發生。</text:p>
                                            </text:list-item>
                                            <text:list-item>
                                              <text:p text:style-name="P131">個體的無意識 越高，個體 越遵從 本能、無意識 的 決策 行動。</text:p>
                                            </text:list-item>
                                            <text:list-item>
                                              <text:p text:style-name="P131">群體的無意識 越高，共鳴 越 強烈、單一、脆弱性，危害 越大。</text:p>
                                            </text:list-item>
                                            <text:list-item>
                                              <text:p text:style-name="P132">群體的無意識 越高 的 明顯例子 是 群體 遵從 某一特定慾望。</text:p>
                                            </text:list-item>
                                            <text:list-item>
                                              <text:p text:style-name="P133">群體 遵從 某一特定慾望 的 明顯例子 是 流行、消滅次文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<text:span text:style-name="T103">虛無 是 主意識、潛意識 無限趨近於 零，無意識 無限趨近於 </text:span><text:span text:style-name="T63">100%</text:span><text:span text:style-name="T103">。</text:span></text:p>
                      <text:list>
                        <text:list-item>
                          <text:list>
                            <text:list-item>
                              <text:p text:style-name="P422"><text:span text:style-name="T2">個體 在 日常生活 進行 </text:span><text:span text:style-name="T103">虛無</text:span><text:span text:style-name="T2"> 狀態 是</text:span><text:span text:style-name="T103"> 極端危險</text:span><text:span text:style-name="T2"> 的 思想、想法、決策、行為</text:span><text:span text:style-name="T103">。</text:span></text:p>
                              <text:list>
                                <text:list-item>
                                  <text:p text:style-name="P125">原因很明顯，個體 極端輕易 忽略、忽視、無視 環境、個體周遭 的 危險。</text:p>
                                  <text:list>
                                    <text:list-item>
                                      <text:p text:style-name="P120">導致 個體 極端輕易 進入『完全死亡狀態』。</text:p>
                                    </text:list-item>
                                    <text:list-item>
                                      <text:p text:style-name="P120">明顯例子 是 個體 在 無我 狀態，走在 路上。</text:p>
                                      <text:list>
                                        <text:list-item>
                                          <text:p text:style-name="P120">前方 是 施工區域，但是 該個體 完全沒有注意到。</text:p>
                                          <text:list>
                                            <text:list-item>
                                              <text:p text:style-name="P134">原因很明顯，主意識、潛意識 無限趨近於 零。</text:p>
                                            </text:list-item>
                                            <text:list-item>
                                              <text:p text:style-name="P237"><text:span text:style-name="T103">原因很明顯，無意識 無限趨近於 </text:span><text:span text:style-name="T63">100%</text:span><text:span text:style-name="T10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個體 通過 施工區域，並且 個體 被 施工區域 的 一切 傷害、殲滅。</text:p>
                                          <text:list>
                                            <text:list-item>
                                              <text:p text:style-name="P238"><text:span text:style-name="T103">施工區域 的 一切 是 施工個體</text:span><text:span text:style-name="T64">、</text:span><text:span text:style-name="T65">10000層</text:span><text:span text:style-name="T108">樓高的</text:span><text:span text:style-name="T103">空洞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6">本書 不建議 讀者 在 日常生活 進行 虛無 狀態。</text:p>
                            </text:list-item>
                            <text:list-item>
                              <text:p text:style-name="P136">本書 建議 讀者 在 極端安全 的 環境 進行 虛無 狀態。</text:p>
                              <text:list>
                                <text:list-item>
                                  <text:p text:style-name="P136">安全 是 穩態、安穩、穩定、舒適、舒服、輕鬆、自在、自由、無危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明顯例子 是 睡眠。</text:p>
              <text:list>
                <text:list-item>
                  <text:p text:style-name="P169">不安穩<text:span text:style-name="T127">睡眠 是 睡眠品質極差 的 狀態。</text:span></text:p>
                  <text:list>
                    <text:list-item>
                      <text:p text:style-name="P138">明顯例子 是 個體 身處 在 吵雜、危險、不安穩、不穩定、生死存亡 環境 進入 睡眠。</text:p>
                      <text:list>
                        <text:list-item>
                          <text:p text:style-name="P139">生死存亡環境 的 明顯例子 是 極端容易被傷害的環境、極端容易一睡不起的環境。</text:p>
                        </text:list-item>
                      </text:list>
                    </text:list-item>
                    <text:list-item>
                      <text:p text:style-name="P140">明顯例子 是 個體 帶著 煩惱、憂愁、憤怒、興奮、沉重壓力、失眠現象 進入 睡眠。</text:p>
                      <text:list>
                        <text:list-item>
                          <text:p text:style-name="P138">煩惱 的 明顯例子 是 現實世界壓力、經濟壓力、生存壓力、未來壓力、重大抉擇。</text:p>
                        </text:list-item>
                      </text:list>
                    </text:list-item>
                  </text:list>
                </text:list-item>
                <text:list-item>
                  <text:p text:style-name="P141">一般睡眠 是 冥想 狀態。</text:p>
                </text:list-item>
                <text:list-item>
                  <text:p text:style-name="P141">平靜睡眠 是 心靈平靜 狀態。</text:p>
                  <text:list>
                    <text:list-item>
                      <text:p text:style-name="P170">個體 遵從 本能，自然而然 的 <text:span text:style-name="T127">睡眠 就能</text:span> 達到、獲得、進入、維持、保持 <text:span text:style-name="T127">平靜睡眠</text:span>。</text:p>
                    </text:list-item>
                  </text:list>
                </text:list-item>
                <text:list-item>
                  <text:p text:style-name="P142">安穩睡眠 是 心流 狀態。</text:p>
                  <text:list>
                    <text:list-item>
                      <text:p text:style-name="P143">心流、無我、虛無 必須 處在 穩態 的 睡眠品質。</text:p>
                      <text:list>
                        <text:list-item>
                          <text:p text:style-name="P171">否則，個體 極端 容易 無法維持、被打斷、無法進入潛意識、無法進入無意識。</text:p>
                          <text:list>
                            <text:list-item>
                              <text:p text:style-name="P250"><text:span text:style-name="T112">明顯</text:span><text:span text:style-name="T111">例子 是 個體 進行 技術潛水，一直 被 浮力 往上浮，而 無法 往深處 潛。</text:span></text:p>
                              <text:list>
                                <text:list-item>
                                  <text:p text:style-name="P144">浮力 的 明顯例子 是 暫態 的 睡眠環境、床具、空氣品質、空氣流動。</text:p>
                                  <text:list>
                                    <text:list-item>
                                      <text:p text:style-name="P145">暫態 是 糟糕、吵雜、雜亂、不安穩、不穩定、不規律、非週期性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2">穩態 越優良，<text:span text:style-name="T127">睡眠</text:span>品質 越高，睡眠 越深層。</text:p>
                        </text:list-item>
                        <text:list-item>
                          <text:p text:style-name="P143">睡眠品質 是 睡眠環境、床具、空氣品質、空氣流動、聲音、光線、周遭環境。</text:p>
                        </text:list-item>
                        <text:list-item>
                          <text:p text:style-name="P173">實際上，非穩態 的 <text:span text:style-name="T127">睡眠品質 也能 進入 心流、無我、虛無，但是 睡眠效果 極差。</text:span></text:p>
                          <text:list>
                            <text:list-item>
                              <text:p text:style-name="P174">明顯<text:span text:style-name="T127">例子 是 個體 進行 技術潛水，不斷 被 強烈海流 持續性 高強度 往上浮。</text:span></text:p>
                            </text:list-item>
                            <text:list-item>
                              <text:p text:style-name="P175">個體 被迫 從 <text:span text:style-name="T127">極端深層睡眠 醒來，有機率 發生 暫時、間歇、永久 意識錯亂。</text:span></text:p>
                              <text:list>
                                <text:list-item>
                                  <text:p text:style-name="P176">明顯<text:span text:style-name="T127">例子 是 個體 進行 潛水，直接 從 深海 浮到 海面，罹患 潛水夫病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2">深層睡眠 是 無我 狀態。</text:p>
                </text:list-item>
                <text:list-item>
                  <text:p text:style-name="P137">極端深層睡眠 是 虛無 狀態。</text:p>
                  <text:list>
                    <text:list-item>
                      <text:p text:style-name="P137">個體 有機率 探索過去的當下、遙視當下的當下、神遊當下的當下、預知未來的當下。</text:p>
                      <text:list>
                        <text:list-item>
                          <text:p text:style-name="P146">實際上，個體 不需要 進入 極端深層睡眠 狀態 就能做到。</text:p>
                          <text:list>
                            <text:list-item>
                              <text:p text:style-name="P146">個體 只要 進入 無我、虛無 狀態 就 有機率 做到。</text:p>
                            </text:list-item>
                            <text:list-item>
                              <text:p text:style-name="P147">極端 熟練、擅長 的 個體，在 暫態冥想 狀態 就能 做到。</text:p>
                            </text:list-item>
                            <text:list-item>
                              <text:p text:style-name="P148">做到 是 探索過去的當下、遙視當下的當下、神遊當下的當下、預知未來的當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9">個體 有機率 將 無意識 的 記憶 帶往 潛意識、主意識，讓 主意識 能夠 回憶、讀取。</text:p>
                      <text:list>
                        <text:list-item>
                          <text:p text:style-name="P150">帶往 是 極端緩慢 的 帶往、沉浸、浸蝕、浸滿、虹吸現象。</text:p>
                          <text:list>
                            <text:list-item>
                              <text:p text:style-name="P151">隨著 個體 的 體驗次數<text:span text:style-name="T39">，</text:span>帶往 程度 有機率 跟著 提升。</text:p>
                            </text:list-item>
                            <text:list-item>
                              <text:p text:style-name="P150">隨著 個體 的 熟練度、讀取速率、連結效率 提升，帶往 程度 也會 跟著 提升。</text:p>
                              <text:list>
                                <text:list-item>
                                  <text:p text:style-name="P150">程度 是 速度、廣度、深度、豐富度、完整度、解析度、細節度、全域度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2">做到 之後，潛意識、主意識 的 回憶、讀取 是 必要步驟。</text:p>
                          <text:list>
                            <text:list-item>
                              <text:p text:style-name="P152">做到 是 探索過去的當下、遙視當下的當下、神遊當下的當下、預知未來的當下。</text:p>
                              <text:list>
                                <text:list-item>
                                  <text:p text:style-name="P153">透過<text:span text:style-name="T36"> </text:span><text:span text:style-name="T39">&lt;_?1_&gt; ~ &lt;_?3_&gt; 法則、個體。</text:span><text:span text:style-name="T94">實際上 是 &lt;_?n_&gt;~&lt;_?u_&gt; 法則、個體</text:span></text:p>
                                </text:list-item>
                              </text:list>
                            </text:list-item>
                            <text:list-item>
                              <text:p text:style-name="P154">沒有 回憶、讀取 的 明顯例子 是 個體 醒來 之後 迅速 遺忘 夢境。</text:p>
                            </text:list-item>
                            <text:list-item>
                              <text:p text:style-name="P155">虛無 狀態 做到 之後，潛意識、主意識 的 回憶、讀取 難度最高。</text:p>
                            </text:list-item>
                            <text:list-item>
                              <text:p text:style-name="P155">無我 狀態 做到 之後，潛意識、主意識 的 回憶、讀取 難度次高。</text:p>
                            </text:list-item>
                            <text:list-item>
                              <text:p text:style-name="P155">暫態冥想 狀態 做到 之後，潛意識、主意識 的 回憶、讀取 難度最低。</text:p>
                            </text:list-item>
                            <text:list-item>
                              <text:p text:style-name="P178"><text:span text:style-name="T127">虛無 做到 是 </text:span><text:span text:style-name="T5">&lt;?2&gt;</text:span><text:span text:style-name="T127">個體 反孕育 意識層 →</text:span> <text:span text:style-name="T127">做到 →</text:span> <text:span text:style-name="T5">&lt;?2&gt;</text:span><text:span text:style-name="T127">個體 孕育 意識層</text:span>。</text:p>
                            </text:list-item>
                            <text:list-item>
                              <text:p text:style-name="P251"><text:span text:style-name="T111">暫態冥想 是 </text:span><text:span text:style-name="T13">&lt;?2&gt;</text:span><text:span text:style-name="T111">個體</text:span><text:span text:style-name="T14"> 意識層（</text:span><text:span text:style-name="T15">x%）</text:span><text:span text:style-name="T14">孕育狀態、（</text:span><text:span text:style-name="T15">100% - x%）</text:span><text:span text:style-name="T14">反孕</text:span><text:span text:style-name="T111">育狀態</text:span><text:span text:style-name="T113">。</text:span></text:p>
                              <text:list>
                                <text:list-item>
                                  <text:p text:style-name="P156">反孕育狀態的意識層、孕育狀態的意識層 能夠 相互 感測、記憶、交互作用。</text:p>
                                </text:list-item>
                                <text:list-item>
                                  <text:p text:style-name="P252"><text:span text:style-name="T111">暫態冥想 做到 是 </text:span><text:span text:style-name="T13">&lt;?2&gt;</text:span><text:span text:style-name="T111">個體 反孕育（</text:span><text:span text:style-name="T15">100% - x%</text:span><text:span text:style-name="T114">）</text:span><text:span text:style-name="T111">意識層 →</text:span><text:span text:style-name="T113"> </text:span><text:span text:style-name="T111">做到。</text:span></text:p>
                                </text:list-item>
                                <text:list-item>
                                  <text:p text:style-name="P253"><text:span text:style-name="T111">暫態冥想 做到 之後</text:span><text:span text:style-name="T14">，持續（</text:span><text:span text:style-name="T15">x%）</text:span><text:span text:style-name="T14">孕育狀態 </text:span><text:span text:style-name="T251">↔</text:span><text:span text:style-name="T14">（</text:span><text:span text:style-name="T15">100% - x%）</text:span><text:span text:style-name="T14">反</text:span><text:span text:style-name="T111">孕育狀態。</text:span></text:p>
                                  <text:list>
                                    <text:list-item>
                                      <text:p text:style-name="P45">持續 是 不經意、被迫、被動、主動、隨心所欲、理所當然、自然無為。</text:p>
                                    </text:list-item>
                                    <text:list-item>
                                      <text:p text:style-name="P254"><text:span text:style-name="T251">↔</text:span><text:span text:style-name="T115"> </text:span><text:span text:style-name="T111">是 </text:span><text:span text:style-name="T13">&lt;?2&gt;</text:span><text:span text:style-name="T111">個體 孕育狀態、 反孕育狀態 相互 感測、記憶、交互作用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58"><text:span text:style-name="T14">x% 是 靜態、穩態、固定、剛體</text:span><text:span text:style-name="T111">。</text:span></text:p>
                                </text:list-item>
                                <text:list-item>
                                  <text:p text:style-name="P258"><text:span text:style-name="T14">x% 是 動態、暫態、浮動、彈性體、塑性體</text:span><text:span text:style-name="T111">。</text:span></text:p>
                                </text:list-item>
                                <text:list-item>
                                  <text:p text:style-name="P259"><text:span text:style-name="T14">（</text:span><text:span text:style-name="T15">100% - x%）至少 要 高於 某一特定閥值。</text:span></text:p>
                                  <text:list>
                                    <text:list-item>
                                      <text:p text:style-name="P260"><text:span text:style-name="T15">閥值 也不是 </text:span><text:span text:style-name="T14">靜態、穩態、固定、剛體</text:span><text:span text:style-name="T111">。</text:span></text:p>
                                    </text:list-item>
                                    <text:list-item>
                                      <text:p text:style-name="P46">同一個物種 的 個體群 的 閥值分布 是 常態分佈。</text:p>
                                      <text:list>
                                        <text:list-item>
                                          <text:p text:style-name="P46">原因很明顯，大數法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1"><text:span text:style-name="T14">（</text:span><text:span text:style-name="T15">100% - x%）</text:span><text:span text:style-name="T14">反</text:span><text:span text:style-name="T111">孕育狀態</text:span><text:span text:style-name="T14"> 搭配 </text:span><text:span text:style-name="T16">&lt;_?1_&gt; ~ &lt;_?3_&gt; 法則、個體 才能 做到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8"><text:bookmark-start text:name="意識 與 意識層"/>意識 與 意識層<text:bookmark-end text:name="意識 與 意識層"/></text:p>
          <text:list>
            <text:list-item>
              <text:p text:style-name="P261"><text:span text:style-name="T16">個體 的 肉質層、意識層 都是 &lt;_?</text:span><text:span text:style-name="T17">3_&gt;個體的一部分。</text:span></text:p>
              <text:list>
                <text:list-item>
                  <text:p text:style-name="P262"><text:span text:style-name="T16">肉質層 是由 &lt;_?</text:span><text:span text:style-name="T17">3_&gt;個體 的 </text:span><text:span text:style-name="T16">能量、儲量 組成。</text:span></text:p>
                </text:list-item>
                <text:list-item>
                  <text:p text:style-name="P433"><text:span text:style-name="T16">意識層 是</text:span><text:span text:style-name="T3">由 &lt;_?</text:span><text:span text:style-name="T4">3_&gt;個體 的</text:span><text:span text:style-name="T17"> </text:span><text:span text:style-name="T16">能量、儲量 組成。</text:span></text:p>
                </text:list-item>
                <text:list-item>
                  <text:p text:style-name="P434"><text:span text:style-name="T16">肉質層 提供 </text:span><text:span text:style-name="T3">個體、肉質層、意識層 存在、存活、生存 的</text:span><text:span text:style-name="T16"> 養分</text:span><text:span text:style-name="T3">、表象、現象</text:span><text:span text:style-name="T16">。</text:span></text:p>
                </text:list-item>
                <text:list-item>
                  <text:p text:style-name="P435"><text:span text:style-name="T16">意識層 提供 </text:span><text:span text:style-name="T3">個體、肉質層、意識層 存在、存活、生存 的 根基、地基、</text:span><text:span text:style-name="T16">本質。</text:span></text:p>
                </text:list-item>
              </text:list>
            </text:list-item>
            <text:list-item>
              <text:p text:style-name="P47">主意識、潛意識、無意識。</text:p>
              <text:list>
                <text:list-item>
                  <text:p text:style-name="P47">主意識 是 肉質層 的 意識。</text:p>
                </text:list-item>
                <text:list-item>
                  <text:p text:style-name="P48">潛意識 是 肉質層、意識層 感測、交互作用 的 意識。</text:p>
                </text:list-item>
                <text:list-item>
                  <text:p text:style-name="P47">無意識 是 意識層 的 意識。</text:p>
                </text:list-item>
              </text:list>
            </text:list-item>
            <text:list-item>
              <text:p text:style-name="P49">意識層 不是 人類認定的靈魂。</text:p>
              <text:list>
                <text:list-item>
                  <text:p text:style-name="P50">輪迴</text:p>
                  <text:list>
                    <text:list-item>
                      <text:p text:style-name="P50">人類認定的靈魂輪迴 是 整體、整個人類個體、投胎、到其他空間 輪迴。</text:p>
                      <text:list>
                        <text:list-item>
                          <text:p text:style-name="P51">投胎 是 人類認定的 靈魂，完整無瑕的 進入 其他個體的 肉質層。</text:p>
                        </text:list-item>
                        <text:list-item>
                          <text:p text:style-name="P52">其他空間 是 人類認定的 天堂、地獄。</text:p>
                        </text:list-item>
                      </text:list>
                    </text:list-item>
                    <text:list-item>
                      <text:p text:style-name="P52">意識層輪迴 不是 整體、整個人類個體、投胎、到其他空間 輪迴。</text:p>
                    </text:list-item>
                    <text:list-item>
                      <text:p text:style-name="P436"><text:span text:style-name="T3">意識層</text:span><text:span text:style-name="T16">輪迴 是 </text:span><text:span text:style-name="T3">&lt;_?</text:span><text:span text:style-name="T4">3_&gt;個體 的</text:span><text:span text:style-name="T17"> </text:span><text:span text:style-name="T16">孕育、反孕育。</text:span></text:p>
                      <text:list>
                        <text:list-item>
                          <text:p text:style-name="P53">孕育 是 邊界化。</text:p>
                        </text:list-item>
                        <text:list-item>
                          <text:p text:style-name="P53">反孕育 是 無邊界化。</text:p>
                        </text:list-item>
                        <text:list-item>
                          <text:p text:style-name="P263"><text:span text:style-name="T16">不論 孕育狀態、反孕育狀態，該&lt;?</text:span><text:span text:style-name="T29">2&gt;個體 都是 &lt;_?3_&gt;個體的一部分。</text:span></text:p>
                        </text:list-item>
                        <text:list-item>
                          <text:p text:style-name="P263"><text:span text:style-name="T16">明顯例子，肉質層輪迴 是 &lt;_?</text:span><text:span text:style-name="T17">3_&gt;個體 的 </text:span><text:span text:style-name="T16">孕育、反孕育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存在</text:p>
                  <text:list>
                    <text:list-item>
                      <text:p text:style-name="P54">人類認定的靈魂存在 是 不滅、永生。</text:p>
                    </text:list-item>
                    <text:list-item>
                      <text:p text:style-name="P54">意識層存在 不是 不滅、永生。</text:p>
                    </text:list-item>
                    <text:list-item>
                      <text:p text:style-name="P54">意識層存在 是 肉質層 在死亡的時候，意識層 跟著逐漸 衰變、死亡。</text:p>
                    </text:list-item>
                  </text:list>
                </text:list-item>
              </text:list>
            </text:list-item>
            <text:list-item>
              <text:p text:style-name="P54">個體 使用 意識層 進行 遙視、預言。</text:p>
              <text:list>
                <text:list-item>
                  <text:p text:style-name="P55">個體 分配 意識 權重。</text:p>
                  <text:list>
                    <text:list-item>
                      <text:p text:style-name="P264"><text:span text:style-name="T18">分配 是 </text:span><text:span text:style-name="T16">主動、被動、被迫 </text:span><text:span text:style-name="T27">分配</text:span><text:span text:style-name="T16">。</text:span></text:p>
                    </text:list-item>
                    <text:list-item>
                      <text:p text:style-name="P264"><text:span text:style-name="T16">意識 權重 </text:span><text:span text:style-name="T26">是</text:span><text:span text:style-name="T18">（x%）主意識 </text:span><text:span text:style-name="T19">+ （y%）潛意識 + (100% - x% - y%）無意識。</text:span></text:p>
                    </text:list-item>
                    <text:list-item>
                      <text:p text:style-name="P270"><text:span text:style-name="T19">x% </text:span><text:span text:style-name="T12">&gt;= 0%。</text:span></text:p>
                    </text:list-item>
                    <text:list-item>
                      <text:p text:style-name="P63">y% &gt;= 0%。</text:p>
                    </text:list-item>
                    <text:list-item>
                      <text:p text:style-name="P63">x% + y% &gt;= 100%。</text:p>
                    </text:list-item>
                    <text:list-item>
                      <text:p text:style-name="P265"><text:span text:style-name="T19">x% 越高，</text:span><text:span text:style-name="T20">成功率、更新率、品質、清晰度、解析度、自由度、切換速率</text:span><text:span text:style-name="T19"> 越低。</text:span></text:p>
                      <text:list>
                        <text:list-item>
                          <text:p text:style-name="P64">切換速率 是 從 一般狀態 切換到 遙視狀態 的 速率。</text:p>
                        </text:list-item>
                        <text:list-item>
                          <text:p text:style-name="P65">切換速率 是 從 遙視狀態 切換到 一般狀態 的 速率。</text:p>
                        </text:list-item>
                      </text:list>
                    </text:list-item>
                    <text:list-item>
                      <text:p text:style-name="P266"><text:span text:style-name="T19">越熟練的個體，在 一切相同 之下，</text:span><text:span text:style-name="T21">y%</text:span><text:span text:style-name="T20"> 越高。</text:span></text:p>
                      <text:list>
                        <text:list-item>
                          <text:p text:style-name="P66">一切 是 成功率、更新率、品質、清晰度、解析度、自由度、切換速率、視角控制。</text:p>
                        </text:list-item>
                      </text:list>
                    </text:list-item>
                    <text:list-item>
                      <text:p text:style-name="P266"><text:span text:style-name="T20">越優良的個體，在 一切相同 之下，</text:span><text:span text:style-name="T22">x% 越高。</text:span></text:p>
                    </text:list-item>
                    <text:list-item>
                      <text:p text:style-name="P267"><text:span text:style-name="T22">明顯例子，第零層級遙視個體 的 </text:span><text:span text:style-name="T23">x%、y% 都是 0%。</text:span></text:p>
                      <text:list>
                        <text:list-item>
                          <text:p text:style-name="P67">該個體 遙視成功率 極端無限趨近於 零。</text:p>
                        </text:list-item>
                        <text:list-item>
                          <text:p text:style-name="P67">該個體 把 無意識的記憶 傳承到 潛意識，成功率 極端無限趨近於 零。</text:p>
                        </text:list-item>
                      </text:list>
                    </text:list-item>
                  </text:list>
                </text:list-item>
                <text:list-item>
                  <text:p text:style-name="P56">個體 在 無意識 區域 進行 遙視、預言。</text:p>
                </text:list-item>
                <text:list-item>
                  <text:p text:style-name="P56">個體 把 無意識的記憶 傳承到 潛意識。</text:p>
                </text:list-item>
                <text:list-item>
                  <text:p text:style-name="P54">肉質層、主意識 讀取、寫入、交互作用 潛意識，記憶 傳承到 主意識。</text:p>
                </text:list-item>
              </text:list>
            </text:list-item>
            <text:list-item>
              <text:p text:style-name="P68">在 個體的肉質層 反孕育 之前，該個體 使用 意識層法則。</text:p>
              <text:list>
                <text:list-item>
                  <text:p text:style-name="P68">該個體的意識層 有機率不會跟著 反孕育。</text:p>
                </text:list-item>
                <text:list-item>
                  <text:p text:style-name="P69">該個體的意識層 有機率維持在 孕育狀態。</text:p>
                </text:list-item>
              </text:list>
            </text:list-item>
            <text:list-item>
              <text:p text:style-name="P69">溝通方式</text:p>
              <text:list>
                <text:list-item>
                  <text:p text:style-name="P69">肉質層 直接溝通。</text:p>
                  <text:list>
                    <text:list-item>
                      <text:p text:style-name="P69">經由 主意識、交互作用系統 溝通。</text:p>
                      <text:list>
                        <text:list-item>
                          <text:p text:style-name="P69">交互作用系統 的 明顯例子，人類的 嘴巴、聲帶、耳朵、語言、語系、四肢、文字。</text:p>
                        </text:list-item>
                      </text:list>
                    </text:list-item>
                  </text:list>
                </text:list-item>
                <text:list-item>
                  <text:p text:style-name="P69">肉質層、意識層 複合型溝通。</text:p>
                  <text:list>
                    <text:list-item>
                      <text:p text:style-name="P69">經由 潛意識 溝通。</text:p>
                    </text:list-item>
                    <text:list-item>
                      <text:p text:style-name="P70">明顯例子，心電感應傳輸技術、意識層傳輸技術。</text:p>
                      <text:list>
                        <text:list-item>
                          <text:p text:style-name="P70">明顯例子，心電感應傳輸技術 是 腦電波、電磁波。</text:p>
                          <text:list>
                            <text:list-item>
                              <text:p text:style-name="P70">明顯例子，人類的手機 是 心電感應傳輸技術。</text:p>
                            </text:list-item>
                          </text:list>
                        </text:list-item>
                        <text:list-item>
                          <text:p text:style-name="P271"><text:span text:style-name="T24">明顯例子，意識層傳輸技術 </text:span><text:span text:style-name="T28">是</text:span><text:span text:style-name="T24"> &lt;?</text:span><text:span text:style-name="T25">3&gt;</text:span><text:span text:style-name="T24">意識層法則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9">意識層 直接溝通。</text:p>
                  <text:list>
                    <text:list-item>
                      <text:p text:style-name="P71">經由 無意識 溝通。</text:p>
                    </text:list-item>
                    <text:list-item>
                      <text:p text:style-name="P71">明顯例子，意識層傳輸技術。</text:p>
                    </text:list-item>
                  </text:list>
                </text:list-item>
              </text:list>
            </text:list-item>
            <text:list-item>
              <text:p text:style-name="P429">意識層級</text:p>
              <text:list>
                <text:list-item>
                  <text:p text:style-name="P430">主意識 是 第零層級意識。</text:p>
                  <text:list>
                    <text:list-item>
                      <text:p text:style-name="P57">主意識 是 肉質層 的 意識。</text:p>
                    </text:list-item>
                  </text:list>
                </text:list-item>
                <text:list-item>
                  <text:p text:style-name="P430">潛意識 是 第一層級意識。</text:p>
                  <text:list>
                    <text:list-item>
                      <text:p text:style-name="P57">潛意識 是 肉質層、意識層 感測、交互作用 的 意識。</text:p>
                    </text:list-item>
                  </text:list>
                </text:list-item>
                <text:list-item>
                  <text:p text:style-name="P430">無意識 是 第二層級意識<text:span text:style-name="T1">（以上）</text:span>。</text:p>
                  <text:list>
                    <text:list-item>
                      <text:p text:style-name="P57">無意識 是 意識層 的 意識。</text:p>
                    </text:list-item>
                  </text:list>
                </text:list-item>
                <text:list-item>
                  <text:p text:style-name="P58">明顯例子。</text:p>
                  <text:list>
                    <text:list-item>
                      <text:p text:style-name="P59">第零層級意識 是 動能。</text:p>
                    </text:list-item>
                    <text:list-item>
                      <text:p text:style-name="P59">第一層級意識 是 動能變化。</text:p>
                    </text:list-item>
                    <text:list-item>
                      <text:p text:style-name="P59">第二層級意識 是 動能變化變化。</text:p>
                    </text:list-item>
                    <text:list-item>
                      <text:p text:style-name="P59">第三層級意識 是 動能變化變化變化。</text:p>
                    </text:list-item>
                    <text:list-item>
                      <text:p text:style-name="P59">第四層級意識 是 動能變化變化變化變化。</text:p>
                    </text:list-item>
                    <text:list-item>
                      <text:p text:style-name="P58">...</text:p>
                    </text:list-item>
                    <text:list-item>
                      <text:p text:style-name="P59">第n層級意識 是 動能變化...變化。</text:p>
                    </text:list-item>
                  </text:list>
                </text:list-item>
                <text:list-item>
                  <text:p text:style-name="P58">明顯例子。</text:p>
                  <text:list>
                    <text:list-item>
                      <text:p text:style-name="P59">第零層級意識 是 位移。</text:p>
                    </text:list-item>
                    <text:list-item>
                      <text:p text:style-name="P59">第一層級意識 是 速度。</text:p>
                    </text:list-item>
                    <text:list-item>
                      <text:p text:style-name="P59">第二層級意識 是 加速度。</text:p>
                    </text:list-item>
                    <text:list-item>
                      <text:p text:style-name="P59">第三層級意識 是 加加速度。</text:p>
                    </text:list-item>
                    <text:list-item>
                      <text:p text:style-name="P59">第四層級意識 是 加加加速度。</text:p>
                    </text:list-item>
                    <text:list-item>
                      <text:p text:style-name="P58">...</text:p>
                    </text:list-item>
                    <text:list-item>
                      <text:p text:style-name="P59">第n層級意識 是 加...加速度。</text:p>
                    </text:list-item>
                  </text:list>
                </text:list-item>
                <text:list-item>
                  <text:p text:style-name="P60">明顯例子，拋物線個體 擁有 第零層級意識 ~ 第二層級意識。</text:p>
                </text:list-item>
                <text:list-item>
                  <text:p text:style-name="P268"><text:span text:style-name="T16">第x層級意識 是 第（</text:span><text:span text:style-name="T30">x-1</text:span><text:span text:style-name="T16">）層級意識、第（</text:span><text:span text:style-name="T30">x+1</text:span><text:span text:style-name="T16">）層級意識 感測、交互作用 的 意識。</text:span></text:p>
                  <text:list>
                    <text:list-item>
                      <text:p text:style-name="P61">明顯例子，第一層級意識 是 第零層級意識、 第二層級意識 感測、交互作用 的 意識。</text:p>
                    </text:list-item>
                    <text:list-item>
                      <text:p text:style-name="P269"><text:span text:style-name="T16">第x層級意識 是 第（</text:span><text:span text:style-name="T30">x-1</text:span><text:span text:style-name="T16">）層級意識、第（</text:span><text:span text:style-name="T30">x+1</text:span><text:span text:style-name="T16">）層級意識 的 交流大廳、中介層。</text:span></text:p>
                    </text:list-item>
                  </text:list>
                </text:list-item>
                <text:list-item>
                  <text:p text:style-name="P62">高層級意識 容易影響 低層級意識。</text:p>
                  <text:list>
                    <text:list-item>
                      <text:p text:style-name="P269"><text:span text:style-name="T16">明顯例子，加加速度 增加</text:span><text:span text:style-name="T31">1（公尺/立方秒），位移 產生劇烈持續性變化的 現象。</text:span></text:p>
                      <text:list>
                        <text:list-item>
                          <text:p text:style-name="P255"><text:span text:style-name="T16">加加速度增加 瞬間，加加速度 </text:span><text:span text:style-name="T31">會持續性劇烈影響到 位移。</text:span></text:p>
                        </text:list-item>
                        <text:list-item>
                          <text:p text:style-name="P256"><text:span text:style-name="T16">加加速度增加 之後，加加速度 </text:span><text:span text:style-name="T31">會持續性劇烈影響到 位移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2">低層級意識 不容易影響 高層級意識。</text:p>
                  <text:list>
                    <text:list-item>
                      <text:p text:style-name="P269"><text:span text:style-name="T16">明顯例子，位移 增加</text:span><text:span text:style-name="T31">1（公尺），加加速度 產生輕微瞬間性變化的 現象。</text:span></text:p>
                      <text:list>
                        <text:list-item>
                          <text:p text:style-name="P73">位移增加 瞬間，位移 會瞬間性輕微影響到 加加速度。</text:p>
                        </text:list-item>
                        <text:list-item>
                          <text:p text:style-name="P74">位移增加 之後，位移 不會影響到 加加速度。</text:p>
                          <text:list>
                            <text:list-item>
                              <text:p text:style-name="P74">加加速度 會回復到 原本狀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3">層級相差 越大，影響 越大<text:span text:style-name="T1">、越劇烈、越深遠、越隱晦、越匿蹤</text:span>。</text:p>
                  <text:list>
                    <text:list-item>
                      <text:p text:style-name="P257"><text:span text:style-name="T16">層級相差 = </text:span><text:span text:style-name="T32">x - y。</text:span></text:p>
                      <text:list>
                        <text:list-item>
                          <text:p text:style-name="P194"><text:span text:style-name="T39">第</text:span><text:span text:style-name="T40">x</text:span><text:span text:style-name="T39">層級意識 影響 第y層級意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9">高層級意識 是 低層級意識 的 框架、系統、母體。</text:p>
                  <text:list>
                    <text:list-item>
                      <text:p text:style-name="P179">低層級意識 是 高層級意識 的 實體、元件、個體。</text:p>
                    </text:list-item>
                    <text:list-item>
                      <text:p text:style-name="P423">高層級意識 蘊含 低層級意識。</text:p>
                      <text:list>
                        <text:list-item>
                          <text:p text:style-name="P179">明顯例子，無意識 蘊含 潛意識。</text:p>
                        </text:list-item>
                        <text:list-item>
                          <text:p text:style-name="P179">明顯例子，潛意識 蘊含 主意識。</text:p>
                        </text:list-item>
                      </text:list>
                    </text:list-item>
                    <text:list-item>
                      <text:p text:style-name="P423">低層級意識 是 高層級意識 的 內在物質。</text:p>
                      <text:list>
                        <text:list-item>
                          <text:p text:style-name="P179">明顯例子，主意識 是 潛意識 的 內在物質。</text:p>
                        </text:list-item>
                        <text:list-item>
                          <text:p text:style-name="P180">明顯例子，潛意識 是 無意識 的 內在物質。</text:p>
                        </text:list-item>
                      </text:list>
                    </text:list-item>
                    <text:list-item>
                      <text:p text:style-name="P179">低層級意識 有機率對 高層級意識的投影 塑造 世界觀，制定出相對應的 法則、定律。</text:p>
                    </text:list-item>
                    <text:list-item>
                      <text:p text:style-name="P181">個體群 透過 統計、共同點、非監督式學習，歸納出 高層級意識的投影 的 世界觀輪廓。</text:p>
                      <text:list>
                        <text:list-item>
                          <text:p text:style-name="P181">共同點 也是 常態分佈的 產物、現象、顯性特徵。</text:p>
                          <text:list>
                            <text:list-item>
                              <text:p text:style-name="P181">共同點 是 共振點、共識點、共鳴點。</text:p>
                            </text:list-item>
                            <text:list-item>
                              <text:p text:style-name="P181">共同點 是 兩個（以上）個體 擁有 近似、相同 的 特點、指標、顯性特徵。</text:p>
                            </text:list-item>
                            <text:list-item>
                              <text:p text:style-name="P182">該個體群 有機率命名 個體數量最多的共同點，是 正常個體、正常精神狀態。</text:p>
                              <text:list>
                                <text:list-item>
                                  <text:p text:style-name="P183">個體數量最多的共同點 是 擁有該共同點 的 個體數量 最多。</text:p>
                                  <text:list>
                                    <text:list-item>
                                      <text:p text:style-name="P183">明顯例子，人類的右撇子 是 個體數量最多的共同點。</text:p>
                                      <text:list>
                                        <text:list-item>
                                          <text:p text:style-name="P184">人類 有機率認定 擁有右撇子特點的 人類個體 是 正常個體。</text:p>
                                        </text:list-item>
                                        <text:list-item>
                                          <text:p text:style-name="P184">人類 有機率認定 擁有右撇子特點的 人類個體 是 正常精神狀態。</text:p>
                                        </text:list-item>
                                        <text:list-item>
                                          <text:p text:style-name="P184">人類 有機率認定 擁有左撇子特點的 人類個體 是 異常個體。</text:p>
                                        </text:list-item>
                                        <text:list-item>
                                          <text:p text:style-name="P184">人類 有機率認定 擁有左撇子特點的 人類個體 是 異常精神狀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4">個體 越依賴 低層級意識，越認定 <text:span text:style-name="T1">高層級意識的</text:span>投影 世界觀 <text:span text:style-name="T1">是 真實世界</text:span>。</text:p>
                      <text:list>
                        <text:list-item>
                          <text:p text:style-name="P185">認定 是 認同、相信、堅信、信仰、虔誠、臣服、沉浸、浸泡、排他性、內聚性。</text:p>
                        </text:list-item>
                        <text:list-item>
                          <text:p text:style-name="P185">個體 越認定 該世界觀 的 法則、定律、反應 能夠 擾動 所有層級的意識 的 輸入。</text:p>
                        </text:list-item>
                        <text:list-item>
                          <text:p text:style-name="P186">個體 越認定 該世界觀 的 法則、定律、反應 能夠 瞭解 所有層級的意識 的 運作。</text:p>
                        </text:list-item>
                        <text:list-item>
                          <text:p text:style-name="P185">個體 越認定 該世界觀 的 法則、定律、反應 能夠 預測 所有層級的意識 的 輸出。</text:p>
                        </text:list-item>
                        <text:list-item>
                          <text:p text:style-name="P186">個體 越認定 該世界觀 的 法則、定律、反應 能夠 解決 所有層級的意識 的 問題。</text:p>
                        </text:list-item>
                        <text:list-item>
                          <text:p text:style-name="P187">個體 越認定 該世界觀 的 一切的一切，能夠 擾動、瞭解、預測 所有層級的意識。</text:p>
                        </text:list-item>
                        <text:list-item>
                          <text:p text:style-name="P184">個體 透過 非監督式學習、信念法則，強化、根深蒂固、虔誠信仰 該世界觀。</text:p>
                          <text:list>
                            <text:list-item>
                              <text:p text:style-name="P184">明顯例子，人類的 心理學。</text:p>
                            </text:list-item>
                            <text:list-item>
                              <text:p text:style-name="P188">明顯例子，盲人摸象。</text:p>
                            </text:list-item>
                            <text:list-item>
                              <text:p text:style-name="P189">明顯例子，肉質層 有 神學盲人、哲學盲人、數學盲人、物理學盲人、化學盲人。</text:p>
                            </text:list-item>
                            <text:list-item>
                              <text:p text:style-name="P190">明顯例子，意識層 有 神學盲人、哲學盲人、心理學盲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1">個體 越依賴 低意識層級，越 認定、滿足、停滯不前 當下的 世界觀。</text:p>
                    </text:list-item>
                    <text:list-item>
                      <text:p text:style-name="P192">個體依賴的 意識層級 越低，越 認定、滿足、停滯不前 當下的 世界觀。</text:p>
                    </text:list-item>
                  </text:list>
                </text:list-item>
                <text:list-item>
                  <text:p text:style-name="P190">文明層級越高，該文明的個體的 意識層級 越高。</text:p>
                  <text:list>
                    <text:list-item>
                      <text:p text:style-name="P190">意識層級 是 日常生活、修煉生活 的 日常意識、修煉意識、常駐型意識。</text:p>
                      <text:list>
                        <text:list-item>
                          <text:p text:style-name="P190">意識層級 是 個體 在 日常生活 維持 的 意識層級。</text:p>
                        </text:list-item>
                        <text:list-item>
                          <text:p text:style-name="P190">木桶理論。</text:p>
                        </text:list-item>
                      </text:list>
                    </text:list-item>
                    <text:list-item>
                      <text:p text:style-name="P190">明顯例子，極端大多數人類個體的意識層級 維持在 第零層級意識。</text:p>
                    </text:list-item>
                  </text:list>
                </text:list-item>
                <text:list-item>
                  <text:p text:style-name="P425">意識層級 越高，德 越高。</text:p>
                  <text:list>
                    <text:list-item>
                      <text:p text:style-name="P426">德 越高，文明層級<text:span text:style-name="T1">的</text:span>上限 越高。</text:p>
                    </text:list-item>
                    <text:list-item>
                      <text:p text:style-name="P190">意識層級 越高，德 自然而然、理所當然 越高。</text:p>
                    </text:list-item>
                    <text:list-item>
                      <text:p text:style-name="P193">意識層級 越高，個體 自然而然、理所當然，越是 <text:span text:style-name="T66">心靈平靜、互助、和諧、協調、協助。</text:span></text:p>
                      <text:list>
                        <text:list-item>
                          <text:p text:style-name="P75">個體 自然而然、理所當然，越是 清心寡慾、順應自然、自然無為、無為而治。</text:p>
                          <text:list>
                            <text:list-item>
                              <text:p text:style-name="P76">個體 清心寡慾 不是 必要 的 現象。</text:p>
                            </text:list-item>
                            <text:list-item>
                              <text:p text:style-name="P77">個體 清心寡慾 是 趨光性必然、自然而然、理所當然 的 自然現象。</text:p>
                            </text:list-item>
                            <text:list-item>
                              <text:p text:style-name="P78">個體 清心寡慾 不需要 任何 強迫、逼迫、忍耐。</text:p>
                            </text:list-item>
                            <text:list-item>
                              <text:p text:style-name="P78">意識層級 越高，個體 越自然而然、越理所當然 清心寡慾。</text:p>
                            </text:list-item>
                            <text:list-item>
                              <text:p text:style-name="P78">個體 不需要 強迫、逼迫、忍耐 禁慾、禁食。</text:p>
                            </text:list-item>
                            <text:list-item>
                              <text:p text:style-name="P78">個體 適時、適當、自然 洩慾、進食 是 自然而然、理所當然 的 自然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7"><text:bookmark-start text:name="意識層級"/>意識層級<text:bookmark-end text:name="意識層級"/></text:p>
          <text:list>
            <text:list-item>
              <text:p text:style-name="P438">（相關描述 在 <text:span text:style-name="T157">意識</text:span> 文件群的 <text:span text:style-name="T161">意識 與 意識層</text:span><text:span text:style-name="T214"> 的 </text:span><text:span text:style-name="T161">意識層級</text:span>）</text:p>
            </text:list-item>
            <text:list-item>
              <text:p text:style-name="P14">明顯例子，俄羅斯娃娃。</text:p>
              <text:list>
                <text:list-item>
                  <text:list>
                    <text:list-item>
                      <text:p text:style-name="P14">最外面的 俄羅斯娃娃 <text:span text:style-name="T229">↔</text:span><text:span text:style-name="T215"> 該個體的第u層級意識、現實沉浸感最明顯的意識。</text:span></text:p>
                    </text:list-item>
                    <text:list-item>
                      <text:p text:style-name="P14">最裡面的 俄羅斯娃娃 <text:span text:style-name="T229">↔</text:span><text:span text:style-name="T215"> 該個體的第n層級意識、現實沉浸感最隱晦的意識。</text:span></text:p>
                    </text:list-item>
                    <text:list-item>
                      <text:p text:style-name="P14">某一特定的 俄羅斯娃娃 <text:span text:style-name="T230">↔</text:span><text:span text:style-name="T216"> 該個體的第a層級意識、該個體的某一特定意識。</text:span></text:p>
                      <text:list>
                        <text:list-item>
                          <text:p text:style-name="P33">n <text:span text:style-name="T149">≥</text:span> a <text:span text:style-name="T149">≥</text:span> u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明顯例子，衣服。</text:p>
              <text:list>
                <text:list-item>
                  <text:p text:style-name="P15">某一特定個體 穿著的 衣服 <text:span text:style-name="T229">↔</text:span><text:span text:style-name="T215"> 握有（該個體的）意識權 的 意識</text:span>。</text:p>
                  <text:list>
                    <text:list-item>
                      <text:p text:style-name="P16"><text:span text:style-name="T215">該個體 穿著的 </text:span>最外面的 衣服 <text:span text:style-name="T229">↔</text:span><text:span text:style-name="T215"> 該個體的第u層級意識、現實沉浸感最明顯的意識。</text:span></text:p>
                    </text:list-item>
                    <text:list-item>
                      <text:p text:style-name="P17"><text:span text:style-name="T215">該個體 穿著的 </text:span>最裡面的 衣服 <text:span text:style-name="T229">↔</text:span><text:span text:style-name="T215"> 該個體的第n層級意識、現實沉浸感最隱晦的意識。</text:span></text:p>
                    </text:list-item>
                    <text:list-item>
                      <text:p text:style-name="P17"><text:span text:style-name="T215">該個體 穿著的 </text:span>某一特定衣服 <text:span text:style-name="T230">↔</text:span><text:span text:style-name="T216"> 該個體的第a層級意識、該個體的某一特定意識。</text:span></text:p>
                      <text:list>
                        <text:list-item>
                          <text:p text:style-name="P34">n <text:span text:style-name="T149">≥</text:span> a <text:span text:style-name="T149">≥</text:span> u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明顯例子，大海。</text:p>
              <text:list>
                <text:list-item>
                  <text:p text:style-name="P82"><text:span text:style-name="T204">海水的深度 </text:span><text:span text:style-name="T209">↔</text:span><text:span text:style-name="T206"> 握有（</text:span><text:span text:style-name="T204">某一特定</text:span><text:span text:style-name="T206">個體的）意識權 的 意識</text:span><text:span text:style-name="T204">。</text:span></text:p>
                  <text:list>
                    <text:list-item>
                      <text:p text:style-name="P82"><text:span text:style-name="T190">海水的深度 </text:span><text:span text:style-name="T203">10000</text:span><text:span text:style-name="T190">公尺</text:span><text:span text:style-name="T203"> ~ 19999</text:span><text:span text:style-name="T190">公尺</text:span><text:span text:style-name="T189"> </text:span><text:span text:style-name="T210">↔</text:span><text:span text:style-name="T190"> </text:span><text:span text:style-name="T205">該個體的第</text:span><text:span text:style-name="T207">1</text:span><text:span text:style-name="T205">層級意識</text:span><text:span text:style-name="T190">。</text:span></text:p>
                    </text:list-item>
                    <text:list-item>
                      <text:p text:style-name="P83"><text:span text:style-name="T190">海水的深度 -</text:span><text:span text:style-name="T203">1</text:span><text:span text:style-name="T190">公尺</text:span><text:span text:style-name="T203"> ~ -1</text:span><text:span text:style-name="T208">0000公</text:span><text:span text:style-name="T190">尺</text:span><text:span text:style-name="T189"> </text:span><text:span text:style-name="T210">↔</text:span><text:span text:style-name="T190"> </text:span><text:span text:style-name="T205">該個體的第-</text:span><text:span text:style-name="T208">1</text:span><text:span text:style-name="T205">層級意識</text:span><text:span text:style-name="T190">。</text:span></text:p>
                      <text:list>
                        <text:list-item>
                          <text:p text:style-name="P83"><text:span text:style-name="T190">明顯例子，某一特定 氣體、液體、固體，的高</text:span><text:span text:style-name="T201">度 </text:span><text:span text:style-name="T202">1公尺 ~ 10000公尺</text:span><text:span text:style-name="T190">。</text:span></text:p>
                        </text:list-item>
                      </text:list>
                    </text:list-item>
                    <text:list-item>
                      <text:p text:style-name="P272"><text:span text:style-name="T217">海水的深度</text:span><text:span text:style-name="T84"> </text:span><text:span text:style-name="T86">a</text:span><text:span text:style-name="T84">0000公尺 ~ </text:span><text:span text:style-name="T86">a</text:span><text:span text:style-name="T84">9999</text:span><text:span text:style-name="T217">公尺</text:span> <text:span text:style-name="T231">↔</text:span><text:span text:style-name="T217"> </text:span><text:span text:style-name="T85">該個體的第</text:span><text:span text:style-name="T86">a</text:span><text:span text:style-name="T85">層級意識</text:span><text:span text:style-name="T217">。</text:span></text:p>
                      <text:list>
                        <text:list-item>
                          <text:p text:style-name="P273"><text:span text:style-name="T87">n </text:span><text:span text:style-name="T153">≥</text:span><text:span text:style-name="T87"> a </text:span><text:span text:style-name="T153">≥</text:span><text:span text:style-name="T87"> u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明顯例子，魍魎問影。</text:p>
              <text:list>
                <text:list-item>
                  <text:p text:style-name="P431">第a層級意識 是 第（a+1）層級意識 的 影子。</text:p>
                  <text:list>
                    <text:list-item>
                      <text:p text:style-name="P19">明顯例子，第零層級意識 是 第一層級意識 的 影子。</text:p>
                    </text:list-item>
                    <text:list-item>
                      <text:p text:style-name="P19">明顯例子，第一層級意識 是 第二層級意識 的 影子。</text:p>
                      <text:list>
                        <text:list-item>
                          <text:p text:style-name="P19">明顯例子，第零層級意識 是 第二層級意識 的 影子的影子。</text:p>
                        </text:list-item>
                      </text:list>
                    </text:list-item>
                  </text:list>
                </text:list-item>
                <text:list-item>
                  <text:p text:style-name="P19">第（a+1）層級意識 是 第a層級意識 的 實體。</text:p>
                  <text:list>
                    <text:list-item>
                      <text:p text:style-name="P19">明顯例子，第一層級意識 是 第零層級意識 的 實體。</text:p>
                    </text:list-item>
                    <text:list-item>
                      <text:p text:style-name="P19">明顯例子，第二層級意識 是 第一層級意識 的 實體。</text:p>
                      <text:list>
                        <text:list-item>
                          <text:p text:style-name="P195"><text:span text:style-name="T139">明顯例子，第二層級意識 是 第零層級意識 的 </text:span><text:span text:style-name="T42">實體</text:span><text:span text:style-name="T139">的</text:span><text:span text:style-name="T42">實體</text:span><text:span text:style-name="T13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肉質層 是 意識層 的 影子。</text:p>
                  <text:list>
                    <text:list-item>
                      <text:p text:style-name="P19">明顯例子，肉質層 是 第零層級意識 的 影子。</text:p>
                    </text:list-item>
                  </text:list>
                </text:list-item>
                <text:list-item>
                  <text:p text:style-name="P20">意識層 是 肉質層 的 實體。</text:p>
                  <text:list>
                    <text:list-item>
                      <text:p text:style-name="P20">明顯例子，第零層級意識 是 肉質層 的 實體。</text:p>
                    </text:list-item>
                  </text:list>
                </text:list-item>
                <text:list-item>
                  <text:p text:style-name="P432">實體 影響 影子。</text:p>
                  <text:list>
                    <text:list-item>
                      <text:p text:style-name="P20">影子 有機率回饋 實體。</text:p>
                      <text:list>
                        <text:list-item>
                          <text:p text:style-name="P20">抽象例子，實體的 視覺，感知到、感測到、觀測到 影子 的 存在、變化。</text:p>
                        </text:list-item>
                      </text:list>
                    </text:list-item>
                  </text:list>
                </text:list-item>
                <text:list-item>
                  <text:p text:style-name="P432">環境 影響 影子。</text:p>
                  <text:list>
                    <text:list-item>
                      <text:p text:style-name="P21">環境 是 實體 存在、生存、生活 的 環境。</text:p>
                      <text:list>
                        <text:list-item>
                          <text:p text:style-name="P21">明顯例子，實體 遭遇到 通道、障礙物。</text:p>
                        </text:list-item>
                      </text:list>
                    </text:list-item>
                    <text:list-item>
                      <text:p text:style-name="P21">環境 是 影子 存在、生存、生活 的 環境。</text:p>
                      <text:list>
                        <text:list-item>
                          <text:p text:style-name="P21">明顯例子，影子 遭遇到 光源、遮光物。</text:p>
                        </text:list-item>
                      </text:list>
                    </text:list-item>
                    <text:list-item>
                      <text:p text:style-name="P20">影子的 行動，不是 只有 實體 在 控制。</text:p>
                    </text:list-item>
                    <text:list-item>
                      <text:p text:style-name="P20">影子的 行動，會受到 環境 的 影響。</text:p>
                    </text:list-item>
                    <text:list-item>
                      <text:p text:style-name="P20">影子 極端容易受到 環境的 影響。</text:p>
                      <text:list>
                        <text:list-item>
                          <text:p text:style-name="P22">明顯例子，光源 的 存在、變化。</text:p>
                          <text:list>
                            <text:list-item>
                              <text:p text:style-name="P22">明顯例子，光源 的 位置、亮度、幾何結構。</text:p>
                              <text:list>
                                <text:list-item>
                                  <text:p text:style-name="P22">光源 的 明顯例子，太陽。</text:p>
                                </text:list-item>
                              </text:list>
                            </text:list-item>
                            <text:list-item>
                              <text:p text:style-name="P22">抽象例子，聖治，仁、義、禮、樂、道、德、法、孝 的 規範，存在、變化。</text:p>
                              <text:list>
                                <text:list-item>
                                  <text:p text:style-name="P440"><text:span text:style-name="T137">（聖治 的 描述 在 </text:span><text:span text:style-name="T158">哲學 (莊子)</text:span><text:span text:style-name="T137"> 文件群的 </text:span><text:span text:style-name="T158">聖治</text:span><text:span text:style-name="T137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明顯例子，遮光物 的 存在、變化。</text:p>
                          <text:list>
                            <text:list-item>
                              <text:p text:style-name="P22">明顯例子，遮光物 的 位置、厚度、幾何結構。</text:p>
                              <text:list>
                                <text:list-item>
                                  <text:p text:style-name="P22">遮光物 的 明顯例子，雲。</text:p>
                                </text:list-item>
                              </text:list>
                            </text:list-item>
                            <text:list-item>
                              <text:p text:style-name="P22">抽象例子，尼祿 逼迫、壓迫 基督徒，稱呼 自己是 主、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抽象例子。</text:p>
                  <text:list>
                    <text:list-item>
                      <text:p text:style-name="P35">第a層級意識、肉質層 <text:span text:style-name="T228">↔</text:span> 軟體。</text:p>
                      <text:list>
                        <text:list-item>
                          <text:p text:style-name="P23">第（a）層級意識 呼叫 第（a-1）層級意識的 指令集。</text:p>
                          <text:list>
                            <text:list-item>
                              <text:p text:style-name="P35"><text:span text:style-name="T167">n </text:span><text:span text:style-name="T152">≥</text:span><text:span text:style-name="T167"> a </text:span><text:span text:style-name="T152">≥</text:span><text:span text:style-name="T167"> </text:span>u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抽象例子。</text:p>
                  <text:list>
                    <text:list-item>
                      <text:p text:style-name="P215"><text:span text:style-name="T138">第零層級意識（以下）</text:span><text:span text:style-name="T232">↔</text:span><text:span text:style-name="T141"> 機械語言、機械碼。</text:span></text:p>
                    </text:list-item>
                    <text:list-item>
                      <text:p text:style-name="P215"><text:span text:style-name="T141">第一層級意識 </text:span><text:span text:style-name="T233">↔</text:span><text:span text:style-name="T142"> 組合語言。</text:span></text:p>
                    </text:list-item>
                    <text:list-item>
                      <text:p text:style-name="P215"><text:span text:style-name="T142">第二層級意識（以上）</text:span><text:span text:style-name="T233">↔</text:span><text:span text:style-name="T142"> </text:span><text:span text:style-name="T51">高級</text:span><text:span text:style-name="T142">語言、腳本語言、圖形化語言。</text:span></text:p>
                    </text:list-item>
                  </text:list>
                </text:list-item>
                <text:list-item>
                  <text:p text:style-name="P84">抽象例子。</text:p>
                  <text:list>
                    <text:list-item>
                      <text:p text:style-name="P22">第零層級意識（以下）、肉質層 <text:span text:style-name="T232">↔</text:span><text:span text:style-name="T164"> 硬體、機構、化學物質、物理法則、化學反應。</text:span></text:p>
                    </text:list-item>
                    <text:list-item>
                      <text:p text:style-name="P22">第一層級意識 <text:span text:style-name="T232">↔</text:span><text:span text:style-name="T164"> 韌體。</text:span></text:p>
                    </text:list-item>
                    <text:list-item>
                      <text:p text:style-name="P22">第二層級意識（以上）<text:span text:style-name="T232">↔</text:span><text:span text:style-name="T164"> 軟體。</text:span></text:p>
                    </text:list-item>
                    <text:list-item>
                      <text:p text:style-name="P22">抽象例子，人類 認定的 靈感、靈光一閃、創作泉源。</text:p>
                      <text:list>
                        <text:list-item>
                          <text:p text:style-name="P22">抽象例子，基督教 認定的 聖靈 感動 人。</text:p>
                        </text:list-item>
                        <text:list-item>
                          <text:p text:style-name="P22">第一層級意識 控制 電壓、馬達、機構。</text:p>
                        </text:list-item>
                        <text:list-item>
                          <text:p text:style-name="P22">第二層級意識（以上）呼叫 指令集。</text:p>
                          <text:list>
                            <text:list-item>
                              <text:p text:style-name="P22">第（<text:span text:style-name="T166">a）</text:span>層級意識 呼叫 第（<text:span text:style-name="T166">a-1</text:span>）層級意識的 指令集。</text:p>
                              <text:list>
                                <text:list-item>
                                  <text:p text:style-name="P36">n <text:span text:style-name="T149">≥</text:span> a <text:span text:style-name="T149">≥</text:span> <text:span text:style-name="T168">2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假定，硬體、機構 支援 某一特定功能。</text:p>
                          <text:list>
                            <text:list-item>
                              <text:p text:style-name="P22">聖靈 相對 輕鬆、容易、直觀、直覺、線性 達成 該功能。</text:p>
                            </text:list-item>
                            <text:list-item>
                              <text:p text:style-name="P22">聖靈 有機率要進行 計算、實作、非監督式學習、預測、建模。</text:p>
                              <text:list>
                                <text:list-item>
                                  <text:p text:style-name="P22">抽象例子，運動學、手動控制機械手臂、半自動控制機械手臂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假定，硬體、機構 不支援 某一特定功能。</text:p>
                          <text:list>
                            <text:list-item>
                              <text:p text:style-name="P22">韌體、軟體 有機率 繞過，間接型實現 該功能。</text:p>
                              <text:list>
                                <text:list-item>
                                  <text:p text:style-name="P22">功能 <text:span text:style-name="T234">↔</text:span><text:span text:style-name="T165"> 詞彙、邏輯、習慣、思想、決策、行動。</text:span></text:p>
                                </text:list-item>
                              </text:list>
                            </text:list-item>
                            <text:list-item>
                              <text:p text:style-name="P22">韌體、軟體 有機率 無法 實現、做出、達成 該功能。</text:p>
                              <text:list>
                                <text:list-item>
                                  <text:p text:style-name="P22">抽象例子，犯人測試（死亡筆記本）。</text:p>
                                </text:list-item>
                              </text:list>
                            </text:list-item>
                            <text:list-item>
                              <text:p text:style-name="P22">反制。</text:p>
                              <text:list>
                                <text:list-item>
                                  <text:p text:style-name="P22">實作、學習、記憶 <text:span text:style-name="T235">↔</text:span><text:span text:style-name="T169"> </text:span>維護、優化、維持、提升、昇華 機構、硬體。</text:p>
                                  <text:list>
                                    <text:list-item>
                                      <text:p text:style-name="P24">肉質層記憶、肌肉記憶。</text:p>
                                    </text:list-item>
                                    <text:list-item>
                                      <text:p text:style-name="P24">意識層記憶、主意識記憶、潛意識記憶、無意識記憶。</text:p>
                                    </text:list-item>
                                    <text:list-item>
                                      <text:p text:style-name="P22">明顯例子，家庭教育、學校教育、環境教育、讀書、上課、逍遙遊。</text:p>
                                      <text:list>
                                        <text:list-item>
                                          <text:p text:style-name="P22">逍遙遊 是 莊子 認定的 逍遙遊。</text:p>
                                        </text:list-item>
                                        <text:list-item>
                                          <text:p text:style-name="P25">加強、增加 <text:span text:style-name="T165">詞彙、邏輯、習慣、思想、決策、行動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">反覆練習。</text:p>
                                  <text:list>
                                    <text:list-item>
                                      <text:p text:style-name="P439"><text:span text:style-name="T132">（反覆練習 的 描述在 </text:span><text:span text:style-name="T133">_</text:span><text:span text:style-name="T132"> 文件群的 </text:span><text:span text:style-name="T133">細胞論</text:span><text:span text:style-name="T132"> 的 </text:span><text:span text:style-name="T123">物種起源 是 細胞論</text:span><text:span text:style-name="T132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假定，韌體 不支援 某一特定功能。</text:p>
                          <text:list>
                            <text:list-item>
                              <text:p text:style-name="P26">軟體 有機率 繞過，間接型實現 該功能。</text:p>
                            </text:list-item>
                            <text:list-item>
                              <text:p text:style-name="P27">軟體 有機率 無法 實現、做出、達成 該功能。</text:p>
                            </text:list-item>
                            <text:list-item>
                              <text:p text:style-name="P27">反制。</text:p>
                              <text:list>
                                <text:list-item>
                                  <text:p text:style-name="P419">θ波，設計、製造、使用 思想、決策、行動。</text:p>
                                  <text:list>
                                    <text:list-item>
                                      <text:p text:style-name="P441"><text:span text:style-name="T134">（θ波 的 描述在 </text:span><text:span text:style-name="T135">_</text:span><text:span text:style-name="T134"> 文件群的 </text:span><text:span text:style-name="T135">細胞論</text:span><text:span text:style-name="T134"> 的 </text:span><text:span text:style-name="T116">物種起源 是 細胞論</text:span><text:span text:style-name="T134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4"><text:span text:style-name="T170">抽象例子，（基督教 認定的）聖靈 呼叫 某一特定個體的 指令集 </text:span><text:span text:style-name="T252">↔</text:span><text:span text:style-name="T171"> </text:span><text:span text:style-name="T172">聖靈</text:span><text:span text:style-name="T170">感動人。</text:span></text:p>
                          <text:list>
                            <text:list-item>
                              <text:p text:style-name="P26">該個體 有機率做出 相對應的 動作。</text:p>
                            </text:list-item>
                            <text:list-item>
                              <text:p text:style-name="P26">該個體 有機率做出 超出正常規格、超出預期、不符合預期 的 動作。</text:p>
                              <text:list>
                                <text:list-item>
                                  <text:p text:style-name="P26">正常規格 是 該個體 隸屬的 物種、群體 當中，大多數的 規格。</text:p>
                                  <text:list>
                                    <text:list-item>
                                      <text:p text:style-name="P26">明顯例子，常態分佈的 三個標準差以內的 規格 是 正常規格。</text:p>
                                    </text:list-item>
                                    <text:list-item>
                                      <text:p text:style-name="P28">明顯例子，常態分佈的 三個標準差以外的 規格 是 異常規格。</text:p>
                                    </text:list-item>
                                  </text:list>
                                </text:list-item>
                                <text:list-item>
                                  <text:p text:style-name="P28">抽象例子，在 酒吧 推動、滑出 酒杯。</text:p>
                                  <text:list>
                                    <text:list-item>
                                      <text:p text:style-name="P28">某一特定個體 想要 推動、滑出 酒杯到 <text:span text:style-name="T177">1公尺的距離，誤差 0.01公尺。</text:span></text:p>
                                      <text:list>
                                        <text:list-item>
                                          <text:p text:style-name="P28">該個體 想要 推動、滑出 酒杯，<text:span text:style-name="T178">1.01公尺 ~ 9.99公尺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">該個體 推動、滑出 酒杯。</text:p>
                                      <text:list>
                                        <text:list-item>
                                          <text:p text:style-name="P29">酒杯 有機率做出 相對應的 動作。</text:p>
                                          <text:list>
                                            <text:list-item>
                                              <text:p text:style-name="P29"><text:span text:style-name="T179">酒杯 停在 1.01公尺 ~ 9.99公尺 之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">酒杯 有機率做出 超出正常規格、超出預期、不符合預期 的 動作。</text:p>
                                          <text:list>
                                            <text:list-item>
                                              <text:p text:style-name="P29">酒杯 停在 <text:span text:style-name="T179">1.01公尺 ~ 9.99公尺 之外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">該個體 有機率 非監督式學習。</text:p>
                                      <text:list>
                                        <text:list-item>
                                          <text:p text:style-name="P29">該個體 有機率 越來越熟練、越來越準確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">酒吧 內在物質、內部機制、外在環境 有機率 改變、被改變。</text:p>
                                      <text:list>
                                        <text:list-item>
                                          <text:p text:style-name="P29">該個體 有機率 非監督式學習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6"><text:span text:style-name="T42">第（a+1）層級意識</text:span><text:span text:style-name="T43">的 決策，</text:span><text:span text:style-name="T42">是 第a層級意識 的 行動。</text:span></text:p>
              <text:list>
                <text:list-item>
                  <text:p text:style-name="P30">第零層級意識的 決策，是 肉質層個體的 行動。</text:p>
                </text:list-item>
              </text:list>
            </text:list-item>
            <text:list-item>
              <text:p text:style-name="P197"><text:span text:style-name="T42">第（a+1）層級意識</text:span><text:span text:style-name="T43">的 思想，</text:span><text:span text:style-name="T42">是 第a層級意識 的 行動的 自由度、可控性、運作範圍。</text:span></text:p>
              <text:list>
                <text:list-item>
                  <text:p text:style-name="P31">第零層級意識的 思想，是 肉質層個體的 行動的 自由度、可控性、運作範圍。</text:p>
                </text:list-item>
              </text:list>
            </text:list-item>
            <text:list-item>
              <text:p text:style-name="P198"><text:span text:style-name="T42">肉質層的 行動 = </text:span><text:span text:style-name="T44">Σ</text:span><text:span text:style-name="T154">a</text:span><text:span text:style-name="T44">（第a個權重 * </text:span><text:span text:style-name="T42">第a層級意識</text:span><text:span text:style-name="T44">）。</text:span></text:p>
              <text:list>
                <text:list-item>
                  <text:p text:style-name="P199"><text:span text:style-name="T44">n </text:span><text:span text:style-name="T149">≥</text:span><text:span text:style-name="T41"> a </text:span><text:span text:style-name="T149">≥</text:span><text:span text:style-name="T41"> u。</text:span></text:p>
                </text:list-item>
                <text:list-item>
                  <text:p text:style-name="P37">權重 不是 剛體。</text:p>
                </text:list-item>
                <text:list-item>
                  <text:p text:style-name="P37">權重 是 彈性體、塑性體。</text:p>
                </text:list-item>
                <text:list-item>
                  <text:p text:style-name="P200"><text:span text:style-name="T45">冥想</text:span><text:span text:style-name="T118">、心靈平靜、心流、無我、虛無 </text:span><text:span text:style-name="T45">是 暫態、穩態，降低、</text:span><text:span text:style-name="T46">退化</text:span><text:span text:style-name="T45"> 低層級意識的 權重。</text:span></text:p>
                </text:list-item>
                <text:list-item>
                  <text:p text:style-name="P201"><text:span text:style-name="T45">冥想</text:span><text:span text:style-name="T140">、心靈平靜、心流、無我、虛無 </text:span><text:span text:style-name="T45">是 暫態、穩態，</text:span><text:span text:style-name="T46">提升、昇華</text:span><text:span text:style-name="T45"> 高層級意識的 權重。</text:span></text:p>
                </text:list-item>
                <text:list-item>
                  <text:p text:style-name="P212"><text:span text:style-name="T42">第</text:span><text:span text:style-name="T50">a</text:span><text:span text:style-name="T42">層級意識 是 第</text:span><text:span text:style-name="T50">a</text:span><text:span text:style-name="T42">層級意識的 思想、決策、行動。</text:span></text:p>
                </text:list-item>
              </text:list>
            </text:list-item>
            <text:list-item>
              <text:p text:style-name="P202"><text:span text:style-name="T42">第</text:span><text:span text:style-name="T47">x層級意識</text:span><text:span text:style-name="T42">的 行動 = </text:span><text:span text:style-name="T44">Σ</text:span><text:span text:style-name="T155">y</text:span><text:span text:style-name="T44">（第</text:span><text:span text:style-name="T47">y</text:span><text:span text:style-name="T44">個權重 * </text:span><text:span text:style-name="T42">第</text:span><text:span text:style-name="T47">y</text:span><text:span text:style-name="T42">層級意識</text:span><text:span text:style-name="T44">）。</text:span></text:p>
              <text:list>
                <text:list-item>
                  <text:p text:style-name="P200"><text:span text:style-name="T44">n </text:span><text:span text:style-name="T150">≥</text:span><text:span text:style-name="T45"> </text:span><text:span text:style-name="T47">y</text:span><text:span text:style-name="T45"> </text:span><text:span text:style-name="T151">&gt;</text:span><text:span text:style-name="T45"> </text:span><text:span text:style-name="T47">x </text:span><text:span text:style-name="T150">≥</text:span><text:span text:style-name="T45"> </text:span><text:span text:style-name="T49">u</text:span><text:span text:style-name="T45">。</text:span></text:p>
                </text:list-item>
                <text:list-item>
                  <text:p text:style-name="P203"><text:span text:style-name="T42">第</text:span><text:span text:style-name="T47">y</text:span><text:span text:style-name="T42">層級意識 是 第</text:span><text:span text:style-name="T47">y</text:span><text:span text:style-name="T42">層級意識的 思想、決策、行動。</text:span></text:p>
                </text:list-item>
              </text:list>
            </text:list-item>
            <text:list-item>
              <text:p text:style-name="P200"><text:span text:style-name="T42">第</text:span><text:span text:style-name="T47">x層級意識</text:span><text:span text:style-name="T42">的 決策 = </text:span><text:span text:style-name="T44">Σ</text:span><text:span text:style-name="T156">a</text:span><text:span text:style-name="T44">（第</text:span><text:span text:style-name="T48">a</text:span><text:span text:style-name="T44">個權重 * </text:span><text:span text:style-name="T42">第</text:span><text:span text:style-name="T48">a</text:span><text:span text:style-name="T42">層級意識</text:span><text:span text:style-name="T44">）+（</text:span><text:span text:style-name="T42">肉質層的權重 * 肉質層</text:span><text:span text:style-name="T44">）。</text:span></text:p>
              <text:list>
                <text:list-item>
                  <text:p text:style-name="P213"><text:span text:style-name="T44">n </text:span><text:span text:style-name="T150">≥</text:span><text:span text:style-name="T45"> </text:span><text:span text:style-name="T41">x</text:span><text:span text:style-name="T45"> </text:span><text:span text:style-name="T150">≥</text:span><text:span text:style-name="T45"> u。</text:span></text:p>
                </text:list-item>
                <text:list-item>
                  <text:p text:style-name="P32">肉質層 是 肉質層的 思想、決策、行動。</text:p>
                </text:list-item>
                <text:list-item>
                  <text:p text:style-name="P214"><text:span text:style-name="T42">第</text:span><text:span text:style-name="T50">a</text:span><text:span text:style-name="T42">層級意識 是 第</text:span><text:span text:style-name="T50">a</text:span><text:span text:style-name="T42">層級意識的 思想、決策、行動。</text:span></text:p>
                </text:list-item>
                <text:list-item>
                  <text:p text:style-name="P204"><text:span text:style-name="T42">抽象例子，類神經網路</text:span><text:span text:style-name="T136">、</text:span><text:span text:style-name="T42">自適應系統、混沌理論。</text:span></text:p>
                </text:list-item>
              </text:list>
            </text:list-item>
            <text:list-item>
              <text:p text:style-name="P204"><text:span text:style-name="T42">第</text:span><text:span text:style-name="T47">x層級意識</text:span><text:span text:style-name="T42">的 思想 = </text:span><text:span text:style-name="T44">Σ</text:span><text:span text:style-name="T156">a</text:span><text:span text:style-name="T44">（第</text:span><text:span text:style-name="T48">a</text:span><text:span text:style-name="T44">個權重 * </text:span><text:span text:style-name="T42">第</text:span><text:span text:style-name="T48">a</text:span><text:span text:style-name="T42">層級意識</text:span><text:span text:style-name="T44">）+（</text:span><text:span text:style-name="T42">肉質層的權重 * 肉質層</text:span><text:span text:style-name="T44">）。</text:span></text:p>
            </text:list-item>
          </text:list>
        </text:list-item>
        <text:list-item>
          <text:p text:style-name="P274"><text:bookmark-start text:name="意識"/>意識<text:bookmark-end text:name="意識"/></text:p>
          <text:list>
            <text:list-item>
              <text:p text:style-name="P274">意識。</text:p>
              <text:list>
                <text:list-item>
                  <text:p text:style-name="P274">肉質層型意識。</text:p>
                  <text:list>
                    <text:list-item>
                      <text:p text:style-name="P274">肉質層型意識 是 肉質層個體 控制 肉質層個體，自然而然、理所當然 出現的 現象。</text:p>
                    </text:list-item>
                    <text:list-item>
                      <text:p text:style-name="P274">明顯例子，（音樂盒 的）發條 控制 齒輪。</text:p>
                      <text:list>
                        <text:list-item>
                          <text:p text:style-name="P274">人類 頂多 補充 發條的 儲量。</text:p>
                        </text:list-item>
                        <text:list-item>
                          <text:p text:style-name="P274">音樂盒的 運作、撥放、音樂 不需要 人類 控制。</text:p>
                        </text:list-item>
                      </text:list>
                    </text:list-item>
                    <text:list-item>
                      <text:p text:style-name="P274">明顯例子，彈珠台。</text:p>
                      <text:list>
                        <text:list-item>
                          <text:p text:style-name="P274">彈珠 有機率認定 自己有（人類 認定的）自由意識。</text:p>
                          <text:list>
                            <text:list-item>
                              <text:p text:style-name="P274">彈珠 有機率認定 自己 控制，自己 掉落的 洞、位置。</text:p>
                            </text:list-item>
                            <text:list-item>
                              <text:p text:style-name="P275">彈珠 有機率認定 自己 控制，自己的 運動軌跡。</text:p>
                            </text:list-item>
                            <text:list-item>
                              <text:p text:style-name="P275">彈珠 有機率認定 自己 控制，自己的 思想、決策、行動。</text:p>
                              <text:list>
                                <text:list-item>
                                  <text:p text:style-name="P276">控制 是 已經控制、正在控制、即將控制、能夠控制、完全控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6">假定，某一特定個體 使用 數學統計、數學機率 預測，彈珠 掉落的 洞、位置。</text:p>
                          <text:list>
                            <text:list-item>
                              <text:p text:style-name="P276">彈珠 有機率認定，該個體的 推測、預測，是 毫無根據的 預言。</text:p>
                            </text:list-item>
                            <text:list-item>
                              <text:p text:style-name="P276">數學統計、數學機率 <text:span text:style-name="T228">↔</text:span><text:span text:style-name="T213"> 遙視。</text:span></text:p>
                              <text:list>
                                <text:list-item>
                                  <text:p text:style-name="P442"><text:span text:style-name="T213">（遙視 的 描述在 </text:span><text:span text:style-name="T68">_</text:span><text:span text:style-name="T181"> 文件群的 </text:span><text:span text:style-name="T159">遙視</text:span><text:span text:style-name="T181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4">假定，某一特定個體 使用 物理定律、數學模型 預測，彈珠 掉落的 洞、位置。</text:p>
                          <text:list>
                            <text:list-item>
                              <text:p text:style-name="P274">彈珠 有機率認定，該個體的 推測、預測，是 毫無根據的 預言。</text:p>
                            </text:list-item>
                            <text:list-item>
                              <text:p text:style-name="P276">物理定律、數學模型 <text:span text:style-name="T228">↔</text:span><text:span text:style-name="T213"> 第</text:span><text:span text:style-name="T81">a</text:span><text:span text:style-name="T213">層級法則。</text:span></text:p>
                              <text:list>
                                <text:list-item>
                                  <text:p text:style-name="P292"><text:span text:style-name="T5">n </text:span><text:span text:style-name="T82">≥</text:span><text:span text:style-name="T5"> a </text:span><text:span text:style-name="T82">≥</text:span><text:span text:style-name="T5"> u</text:span>。</text:p>
                                </text:list-item>
                                <text:list-item>
                                  <text:p text:style-name="P443">（層級法則 的 描述在 <text:span text:style-name="T68">_傳</text:span><text:span text:style-name="T159">承</text:span><text:span text:style-name="T181"> 文件群的 </text:span><text:span text:style-name="T69">法則 與 層級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4">假定，某一特定個體 搖晃 彈珠台。</text:p>
                          <text:list>
                            <text:list-item>
                              <text:p text:style-name="P274">彈珠 有機率認定（人類 認定的）神蹟、神跡、超自然現象 發生。</text:p>
                            </text:list-item>
                          </text:list>
                        </text:list-item>
                        <text:list-item>
                          <text:p text:style-name="P277">假定，某一特定個體 撥動 彈珠。</text:p>
                          <text:list>
                            <text:list-item>
                              <text:p text:style-name="P277">假定，彈珠 無法感測到 該個體的 撥動。</text:p>
                              <text:list>
                                <text:list-item>
                                  <text:p text:style-name="P277">明顯例子，彈珠 沒有 觸覺、相對應的感測器。</text:p>
                                </text:list-item>
                                <text:list-item>
                                  <text:p text:style-name="P277">明顯例子，彈珠的 本能、傳承 不夠高。</text:p>
                                </text:list-item>
                              </text:list>
                            </text:list-item>
                            <text:list-item>
                              <text:p text:style-name="P278">彈珠 有機率不知道，自己的 運動軌跡的 改變，是因為 該個體的 撥動。</text:p>
                            </text:list-item>
                            <text:list-item>
                              <text:p text:style-name="P278">彈珠 有機率認定 自己 控制，自己的 運動軌跡的 改變。</text:p>
                              <text:list>
                                <text:list-item>
                                  <text:p text:style-name="P278">彈珠 有機率認定 自己 控制，自己的 運動軌跡的 存在、改變。</text:p>
                                  <text:list>
                                    <text:list-item>
                                      <text:p text:style-name="P278">存在、改變 是 該個體 撥動 彈珠 產生的、造成的 存在、改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9">明顯例子，撞球桌。</text:p>
                      <text:list>
                        <text:list-item>
                          <text:p text:style-name="P279">撞球 有機率認定 自己有（人類 認定的）自由意識。</text:p>
                        </text:list-item>
                        <text:list-item>
                          <text:p text:style-name="P280">撞球 有機率認定 自己、其他撞球 感測、交互作用 是（人類 認定的）自由意識。</text:p>
                        </text:list-item>
                      </text:list>
                    </text:list-item>
                    <text:list-item>
                      <text:p text:style-name="P274">抽象例子，量子電腦。</text:p>
                    </text:list-item>
                  </text:list>
                </text:list-item>
                <text:list-item>
                  <text:p text:style-name="P274">意識層型意識。</text:p>
                  <text:list>
                    <text:list-item>
                      <text:p text:style-name="P274">意識層型意識 是 意識層個體 控制 肉質層個體，自然而然、理所當然 出現的 現象。</text:p>
                    </text:list-item>
                    <text:list-item>
                      <text:p text:style-name="P274">明顯例子，（汽車 的）司機 控制 汽車。</text:p>
                      <text:list>
                        <text:list-item>
                          <text:p text:style-name="P274">汽車 有機率認定 自己的 行動 是 自己的 意識。</text:p>
                          <text:list>
                            <text:list-item>
                              <text:p text:style-name="P274">汽車 有機率認定 自己的 行動 是 自己的（人類 認定的）想法、自由意識。</text:p>
                            </text:list-item>
                          </text:list>
                        </text:list-item>
                        <text:list-item>
                          <text:p text:style-name="P274">汽車 有機率認定 自己的 思想、決策、行動，來自 自己的 思想、決策、行動。</text:p>
                          <text:list>
                            <text:list-item>
                              <text:p text:style-name="P281">明顯例子，汽車 有機率認定 自己的 思想，來自 自己的 思想、決策、行動。</text:p>
                            </text:list-item>
                            <text:list-item>
                              <text:p text:style-name="P281">明顯例子，汽車 有機率認定 自己的 決策，來自 自己的 思想、決策、行動。</text:p>
                            </text:list-item>
                            <text:list-item>
                              <text:p text:style-name="P281">明顯例子，汽車 有機率認定 自己的 行動，來自 自己的 思想、決策、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4">明顯例子，音樂家 控制 鋼琴。</text:p>
                      <text:list>
                        <text:list-item>
                          <text:p text:style-name="P274">鋼琴 有機率不知道 音樂家的 存在。</text:p>
                          <text:list>
                            <text:list-item>
                              <text:p text:style-name="P282">鋼琴 有機率不知道 音樂家的 存在、變化。</text:p>
                            </text:list-item>
                          </text:list>
                        </text:list-item>
                        <text:list-item>
                          <text:p text:style-name="P282">鋼琴 有機率不知道 音樂家 在 彈奏。</text:p>
                          <text:list>
                            <text:list-item>
                              <text:p text:style-name="P283">鋼琴 有機率不知道 自己 正在，被 音樂家 彈奏。</text:p>
                            </text:list-item>
                          </text:list>
                        </text:list-item>
                        <text:list-item>
                          <text:p text:style-name="P274">鋼琴 有機率認定 自己在 彈奏。</text:p>
                          <text:list>
                            <text:list-item>
                              <text:p text:style-name="P274">假定，鋼琴 無法感測到 音樂家 敲擊 鋼琴鍵。</text:p>
                            </text:list-item>
                            <text:list-item>
                              <text:p text:style-name="P274">假定，鋼琴 能夠感測到 自己發出的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4">明顯例子，軟體、韌體 控制 硬體、機構。</text:p>
                    </text:list-item>
                  </text:list>
                </text:list-item>
                <text:list-item>
                  <text:p text:style-name="P274">（肉質層、意識層）複合型意識。</text:p>
                  <text:list>
                    <text:list-item>
                      <text:p text:style-name="P284">（肉質層、意識層）複合型意識 是 肉質層個體、意識層個體 複合型控制 肉質層個體，自然而然、理所當然 出現的 現象。</text:p>
                    </text:list-item>
                    <text:list-item>
                      <text:p text:style-name="P285">明顯例子，（飛機 的）司機、<text:span text:style-name="T182">（人類 認定的）</text:span><text:span text:style-name="T74">AI 複合型控制</text:span> 飛機。</text:p>
                      <text:list>
                        <text:list-item>
                          <text:p text:style-name="P286">明顯例子，人類 使用（人類 認定的）<text:span text:style-name="T91">自動駕駛系統</text:span> 輔助控制 飛機、汽車、無人機。</text:p>
                        </text:list-item>
                        <text:list-item>
                          <text:p text:style-name="P287">明顯例子，正常情況，民航機的 機師 使用 <text:span text:style-name="T91">自動駕駛系統</text:span>。</text:p>
                          <text:list>
                            <text:list-item>
                              <text:p text:style-name="P274">機師 不需要 控制 飛機。</text:p>
                            </text:list-item>
                            <text:list-item>
                              <text:p text:style-name="P274">機師 只需要 觀測、監視、掃視 飛機的儀表、飛機的周遭環境。</text:p>
                            </text:list-item>
                          </text:list>
                        </text:list-item>
                        <text:list-item>
                          <text:p text:style-name="P274">明顯例子，異常情況，民航機的 機師 控制 飛機。</text:p>
                          <text:list>
                            <text:list-item>
                              <text:p text:style-name="P274"><text:span text:style-name="T182">（人類 認定的）</text:span><text:span text:style-name="T74">AI、程式 自動、半自動、手動 部分、全部 關閉。</text:span></text:p>
                            </text:list-item>
                            <text:list-item>
                              <text:p text:style-name="P417">機師 有 最高優先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4">明顯例子，意識層型意識 <text:span text:style-name="T236">↔</text:span><text:span text:style-name="T182"> 肉質層型意識。</text:span></text:p>
              <text:list>
                <text:list-item>
                  <text:p text:style-name="P288">人類 寫 程式<text:span text:style-name="T182"> </text:span><text:span text:style-name="T236">↔</text:span><text:span text:style-name="T182"> （人類 認定的）</text:span><text:span text:style-name="T74">AI、程式</text:span><text:span text:style-name="T182"> 寫 程式。</text:span></text:p>
                </text:list-item>
                <text:list-item>
                  <text:p text:style-name="P288">人類 畫圖、手繪、電繪<text:span text:style-name="T182"> </text:span><text:span text:style-name="T236">↔</text:span><text:span text:style-name="T182"> （人類 認定的）</text:span><text:span text:style-name="T74">AI、程式</text:span><text:span text:style-name="T182"> 畫圖、手繪、電繪。</text:span></text:p>
                </text:list-item>
                <text:list-item>
                  <text:p text:style-name="P293">人類 駕駛 飛機、汽車<text:span text:style-name="T182"> </text:span><text:span text:style-name="T236">↔</text:span><text:span text:style-name="T182"> （人類 認定的）</text:span><text:span text:style-name="T74">AI、程式</text:span><text:span text:style-name="T182"> 駕駛 飛機、汽車。</text:span></text:p>
                </text:list-item>
              </text:list>
            </text:list-item>
            <text:list-item>
              <text:p text:style-name="P289">明顯例子，肉質層型意識 <text:span text:style-name="T228">↔</text:span> 意識層型意識 <text:span text:style-name="T228">↔</text:span>（肉質層、意識層）複合型意識。</text:p>
              <text:list>
                <text:list-item>
                  <text:p text:style-name="P294">音樂盒<text:span text:style-name="T211"> </text:span><text:span text:style-name="T237">↔</text:span><text:span text:style-name="T211">（汽車 的）司機 </text:span><text:span text:style-name="T237">↔</text:span><text:span text:style-name="T211">（汽車 的）司機</text:span><text:span text:style-name="T56">和AI</text:span><text:span text:style-name="T211">。</text:span></text:p>
                </text:list-item>
                <text:list-item>
                  <text:p text:style-name="P293"><text:span text:style-name="T80">AI、</text:span><text:span text:style-name="T211">程式 寫 程式 </text:span><text:span text:style-name="T237">↔</text:span><text:span text:style-name="T211"> 人類 寫 程式 </text:span><text:span text:style-name="T237">↔</text:span><text:span text:style-name="T211"> 人類 使用</text:span><text:span text:style-name="T80"> AI</text:span><text:span text:style-name="T211">、輔助寫程式的程式 寫 程式。</text:span></text:p>
                </text:list-item>
                <text:list-item>
                  <text:p text:style-name="P295">硬體 控制 硬體<text:span text:style-name="T212"> </text:span><text:span text:style-name="T238">↔</text:span><text:span text:style-name="T212"> 軟體、韌體 控制 硬體 </text:span><text:span text:style-name="T238">↔</text:span><text:span text:style-name="T212"> 軟體、韌體、硬體 控制 硬體。</text:span></text:p>
                </text:list-item>
                <text:list-item>
                  <text:p text:style-name="P296">機構 控制<text:span text:style-name="T212"> </text:span>硬體 <text:span text:style-name="T238">↔</text:span><text:span text:style-name="T212"> 軟體、韌體、機構 控制 硬體 </text:span><text:span text:style-name="T238">↔</text:span><text:span text:style-name="T212"> 軟體、韌體、硬體、機構 控制 硬體。</text:span></text:p>
                  <text:list>
                    <text:list-item>
                      <text:p text:style-name="P296">機構 控制<text:span text:style-name="T212"> </text:span>硬體 的 明顯例子，機構 輸入 機械力、機械能、動能 到 馬達。</text:p>
                    </text:list-item>
                    <text:list-item>
                      <text:p text:style-name="P297">機構 控制<text:span text:style-name="T212"> </text:span>硬體 的 明顯例子，馬達 輸出 電流、磁場、電能 到 硬體。</text:p>
                    </text:list-item>
                  </text:list>
                </text:list-item>
                <text:list-item>
                  <text:p text:style-name="P298">硬體 控制 機構<text:span text:style-name="T212"> </text:span><text:span text:style-name="T238">↔</text:span><text:span text:style-name="T212"> 軟體、韌體、硬體 控制 機構 </text:span><text:span text:style-name="T238">↔</text:span><text:span text:style-name="T212"> 軟體、韌體、硬體、機構 控制 機構。</text:span></text:p>
                </text:list-item>
                <text:list-item>
                  <text:p text:style-name="P299"><text:span text:style-name="T211">機構</text:span> 控制 機構<text:span text:style-name="T211"> </text:span><text:span text:style-name="T237">↔</text:span><text:span text:style-name="T211"> 軟體、韌體、硬體 控制 機構 </text:span><text:span text:style-name="T237">↔</text:span><text:span text:style-name="T211"> 軟體、韌體、硬體、機構 控制 機構。</text:span></text:p>
                </text:list-item>
                <text:list-item>
                  <text:p text:style-name="P295">機構 控制 機構<text:span text:style-name="T211"> </text:span><text:span text:style-name="T237">↔</text:span><text:span text:style-name="T211"> 軟體 控制 機構 </text:span><text:span text:style-name="T237">↔</text:span><text:span text:style-name="T211"> 軟體、機構 控制 機構。</text:span></text:p>
                </text:list-item>
                <text:list-item>
                  <text:p text:style-name="P290">動能 控制 機構 <text:span text:style-name="T228">↔</text:span> 電能 控制 機構 <text:span text:style-name="T228">↔</text:span> 電能、動能 控制 機構。</text:p>
                </text:list-item>
                <text:list-item>
                  <text:p text:style-name="P291">齒輪 控制 機構 <text:span text:style-name="T228">↔</text:span> 電流 控制 機構 <text:span text:style-name="T228">↔</text:span> 馬達 控制 機構。</text:p>
                  <text:list>
                    <text:list-item>
                      <text:p text:style-name="P300">馬達，輸入 電能，輸出 動能。</text:p>
                      <text:list>
                        <text:list-item>
                          <text:p text:style-name="P300">人類 認定的 驅動機。</text:p>
                        </text:list-item>
                      </text:list>
                    </text:list-item>
                    <text:list-item>
                      <text:p text:style-name="P300">馬達，輸入 動能，輸出 電能。</text:p>
                      <text:list>
                        <text:list-item>
                          <text:p text:style-name="P300">人類 認定的 發電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0">明顯例子，青蛙實驗。</text:p>
              <text:list>
                <text:list-item>
                  <text:p text:style-name="P301">青蛙實驗 <text:span text:style-name="T239">↔</text:span><text:span text:style-name="T225"> 觸覺</text:span>系統 <text:span text:style-name="T239">↔</text:span><text:span text:style-name="T225"> 思覺</text:span>系統<text:span text:style-name="T225">。</text:span></text:p>
                </text:list-item>
                <text:list-item>
                  <text:p text:style-name="P302">青蛙的 腿部 <text:span text:style-name="T239">↔</text:span><text:span text:style-name="T225"> 四肢</text:span> <text:span text:style-name="T239">↔</text:span><text:span text:style-name="T225"> 大腦</text:span>。</text:p>
                  <text:list>
                    <text:list-item>
                      <text:p text:style-name="P302">四肢 的 明顯例子，人類個體的 手、腳。</text:p>
                    </text:list-item>
                    <text:list-item>
                      <text:p text:style-name="P301">大腦 的 明顯例子，人類個體的 大腦。</text:p>
                    </text:list-item>
                  </text:list>
                </text:list-item>
                <text:list-item>
                  <text:p text:style-name="P303">輸入，電流 <text:span text:style-name="T239">↔</text:span><text:span text:style-name="T225"> 觸覺</text:span> <text:span text:style-name="T239">↔</text:span><text:span text:style-name="T225"> 思覺。</text:span></text:p>
                </text:list-item>
                <text:list-item>
                  <text:p text:style-name="P304">處理，腿部的 電能、動能 轉換系統、轉換工具、轉換個體 <text:span text:style-name="T239">↔</text:span><text:span text:style-name="T225"> </text:span><text:span text:style-name="T90">輝光</text:span> <text:span text:style-name="T239">↔</text:span><text:span text:style-name="T225"> 意識</text:span>。</text:p>
                  <text:list>
                    <text:list-item>
                      <text:p text:style-name="P444">（<text:span text:style-name="T90">輝光 的 描述在 </text:span><text:span text:style-name="T71">_</text:span><text:span text:style-name="T90"> 文件群的 </text:span><text:span text:style-name="T71">輝光</text:span>）</text:p>
                    </text:list-item>
                    <text:list-item>
                      <text:p text:style-name="P303">假定，該青蛙 沒有進入『完全死亡狀態』。</text:p>
                      <text:list>
                        <text:list-item>
                          <text:p text:style-name="P305">假定，該青蛙 觸覺系統運作正常、思覺系統運作正常、（人類 認定的）意識清醒。</text:p>
                        </text:list-item>
                        <text:list-item>
                          <text:p text:style-name="P306">該青蛙 有機率 感知到、感測到、感受到，腿部的 電能、動能 轉換的 現象。</text:p>
                          <text:list>
                            <text:list-item>
                              <text:p text:style-name="P306">原因很明顯，觸覺 回饋。</text:p>
                              <text:list>
                                <text:list-item>
                                  <text:p text:style-name="P307">明顯例子，該青蛙 感測到 自己的腿部，有 刺麻感。</text:p>
                                  <text:list>
                                    <text:list-item>
                                      <text:p text:style-name="P307">刺麻感 的 原因很明顯，電流通過，觸覺系統 感測到、傳遞訊號到大腦。</text:p>
                                    </text:list-item>
                                  </text:list>
                                </text:list-item>
                                <text:list-item>
                                  <text:p text:style-name="P308">明顯例子，該青蛙 感測到 自己的腿部，有 運動感。</text:p>
                                  <text:list>
                                    <text:list-item>
                                      <text:p text:style-name="P308">有 運動感 的 明顯例子，該青蛙 感測到 自己的腿部，正在 運動、行動。</text:p>
                                      <text:list>
                                        <text:list-item>
                                          <text:p text:style-name="P308">原因很明顯，電流通過，觸覺系統 感測到、傳遞訊號到大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9">該青蛙 有機率認定是 自己在 運動、行動。</text:p>
                                      <text:list>
                                        <text:list-item>
                                          <text:p text:style-name="P309">明顯例子，假定，某一特定個體 搭乘 某一特定火車。</text:p>
                                          <text:list>
                                            <text:list-item>
                                              <text:p text:style-name="P309">假定，該火車 在 火車站，靜止不動。</text:p>
                                            </text:list-item>
                                            <text:list-item>
                                              <text:p text:style-name="P309">假定，其他軌道的 火車 正在往 某一特定方向 移動。</text:p>
                                            </text:list-item>
                                            <text:list-item>
                                              <text:p text:style-name="P309">該個體 有機率認定 該火車 正在往 該方向的 相反方向 移動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09">明顯例子，抽搐、癲癇、中風、喝酒、吸菸。<text:span text:style-name="T92">、慣性</text:span></text:p>
                                        </text:list-item>
                                        <text:list-item>
                                          <text:p text:style-name="P309">明顯例子，催眠、潛移默化、思覺謬誤。</text:p>
                                          <text:list>
                                            <text:list-item>
                                              <text:p text:style-name="P310">思覺謬誤 是 思覺的 錯覺。<text:span text:style-name="T92">（思覺 </text:span><text:span text:style-name="T101">↔</text:span><text:span text:style-name="T98"> 視覺。視覺的 錯覺</text:span><text:span text:style-name="T92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9">該青蛙 有機率認定不是 自己在 運動、行動。</text:p>
                                      <text:list>
                                        <text:list-item>
                                          <text:p text:style-name="P309">明顯例子，帕金森氏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1">輸出，青蛙的 腿部 抽搐、跳動 <text:span text:style-name="T239">↔</text:span><text:span text:style-name="T225"> 四肢 的 交互作用</text:span> <text:span text:style-name="T239">↔</text:span><text:span text:style-name="T225"> 大腦的 交互作用</text:span>。</text:p>
                </text:list-item>
              </text:list>
            </text:list-item>
            <text:list-item>
              <text:p text:style-name="P312">明顯例子，馬達<text:span text:style-name="T225">。</text:span></text:p>
              <text:list>
                <text:list-item>
                  <text:p text:style-name="P301">馬達 <text:span text:style-name="T239">↔</text:span><text:span text:style-name="T225"> 觸覺</text:span>系統 <text:span text:style-name="T239">↔</text:span><text:span text:style-name="T225"> 思覺</text:span>系統<text:span text:style-name="T225">。</text:span></text:p>
                </text:list-item>
                <text:list-item>
                  <text:p text:style-name="P301">馬達軸 <text:span text:style-name="T239">↔</text:span><text:span text:style-name="T225"> 四肢</text:span> <text:span text:style-name="T239">↔</text:span><text:span text:style-name="T225"> 大腦</text:span>。</text:p>
                </text:list-item>
                <text:list-item>
                  <text:p text:style-name="P312">電流 <text:span text:style-name="T239">↔</text:span><text:span text:style-name="T225"> 觸覺</text:span> <text:span text:style-name="T239">↔</text:span><text:span text:style-name="T225"> 思覺。</text:span></text:p>
                </text:list-item>
                <text:list-item>
                  <text:p text:style-name="P313">磁場、馬達的電能和動能的轉換系統（馬達（本身））<text:span text:style-name="T239">↔</text:span><text:span text:style-name="T225"> </text:span><text:span text:style-name="T90">輝光</text:span> <text:span text:style-name="T239">↔</text:span><text:span text:style-name="T225"> 意識</text:span>。<text:span text:style-name="T100">、轉換工具、轉換個體</text:span></text:p>
                </text:list-item>
                <text:list-item>
                  <text:p text:style-name="P311">馬達軸的 力、形變、應力、應變、<text:span text:style-name="T225">交互作用</text:span> <text:span text:style-name="T239">↔</text:span><text:span text:style-name="T225"> 四肢 的 交互作用</text:span> <text:span text:style-name="T239">↔</text:span><text:span text:style-name="T225"> 大腦的 交互作用</text:span>。</text:p>
                </text:list-item>
              </text:list>
            </text:list-item>
            <text:list-item>
              <text:p text:style-name="P314">明顯例子，某一特定人類個體。</text:p>
              <text:list>
                <text:list-item>
                  <text:p text:style-name="P314">聽覺系統 <text:span text:style-name="T239">↔</text:span><text:span text:style-name="T225"> 思覺</text:span>系統<text:span text:style-name="T225">。</text:span></text:p>
                </text:list-item>
                <text:list-item>
                  <text:p text:style-name="P315">聲帶 <text:span text:style-name="T239">↔</text:span><text:span text:style-name="T225"> 大腦</text:span>。<text:span text:style-name="T99">、腸腦</text:span></text:p>
                </text:list-item>
                <text:list-item>
                  <text:p text:style-name="P315">聽覺 <text:span text:style-name="T239">↔</text:span><text:span text:style-name="T225"> 思覺。</text:span></text:p>
                </text:list-item>
                <text:list-item>
                  <text:p text:style-name="P316">聲帶、聽覺 回饋、獨立、封閉式 系統 <text:span text:style-name="T239">↔</text:span><text:span text:style-name="T225"> 意識</text:span>。</text:p>
                  <text:list>
                    <text:list-item>
                      <text:p text:style-name="P316">聲帶、聽覺 回饋 是 單工、單方向。</text:p>
                      <text:list>
                        <text:list-item>
                          <text:p text:style-name="P316">明顯例子，聽覺 →<text:span text:style-name="T226"> 某一特定封閉式系統 → 聲帶。</text:span></text:p>
                          <text:list>
                            <text:list-item>
                              <text:p text:style-name="P365">聽覺 輸入 聲音訊號 到 該封閉式系統。</text:p>
                            </text:list-item>
                            <text:list-item>
                              <text:p text:style-name="P366">該封閉式系統 輸入 生物電流 到 聲帶。</text:p>
                            </text:list-item>
                            <text:list-item>
                              <text:p text:style-name="P317">該封閉式系統 運作、處理、行動 <text:span text:style-name="T239">↔</text:span><text:span text:style-name="T225"> 意識 </text:span>運作、處理、行動。</text:p>
                              <text:list>
                                <text:list-item>
                                  <text:p text:style-name="P318">處理 是 輸入、處理、輸出 的 處理。</text:p>
                                  <text:list>
                                    <text:list-item>
                                      <text:p text:style-name="P319">明顯例子，輸入 <text:span text:style-name="T239">↔</text:span> 聽覺的 <text:span text:style-name="T226">聲音訊號</text:span>。</text:p>
                                    </text:list-item>
                                    <text:list-item>
                                      <text:p text:style-name="P320">明顯例子，處理 <text:span text:style-name="T239">↔</text:span> 該封閉式系統的 接收、執行、產出。</text:p>
                                      <text:list>
                                        <text:list-item>
                                          <text:p text:style-name="P321">明顯例子，意識 <text:span text:style-name="T239">↔</text:span><text:span text:style-name="T225"> </text:span>該封閉式系統。</text:p>
                                        </text:list-item>
                                        <text:list-item>
                                          <text:p text:style-name="P322">意識存在 <text:span text:style-name="T239">↔</text:span><text:span text:style-name="T225"> </text:span>該封閉式系統的 靜態<text:span text:style-name="T225">、架構、幾何形狀</text:span>。</text:p>
                                          <text:list>
                                            <text:list-item>
                                              <text:p text:style-name="P322">意識存在 <text:span text:style-name="T239">↔</text:span>（人類 認定的）人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3">意識變化 <text:span text:style-name="T239">↔</text:span><text:span text:style-name="T225"> </text:span>該封閉式系統的 動態、程序、交互作用。</text:p>
                                          <text:list>
                                            <text:list-item>
                                              <text:p text:style-name="P324">意識變化 <text:span text:style-name="T239">↔</text:span>（人類 認定的）意識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9">明顯例子，輸出 <text:span text:style-name="T239">↔</text:span> <text:span text:style-name="T226">聲帶的 震動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5">聲帶<text:span text:style-name="T225"> 的 交互作用</text:span> <text:span text:style-name="T239">↔</text:span><text:span text:style-name="T225"> 大腦的 交互作用</text:span>。</text:p>
                </text:list-item>
                <text:list-item>
                  <text:p text:style-name="P326">重聽 <text:span text:style-name="T239">↔</text:span><text:span text:style-name="T225"> 思覺 </text:span>緩慢、遲鈍、粗糙。</text:p>
                  <text:list>
                    <text:list-item>
                      <text:p text:style-name="P367">重聽 <text:span text:style-name="T183">的 明顯例子，突發</text:span>性重聽、暫時性重聽、永久性重聽。</text:p>
                    </text:list-item>
                    <text:list-item>
                      <text:p text:style-name="P327">重聽 的 明顯例子，震撼彈。</text:p>
                    </text:list-item>
                    <text:list-item>
                      <text:p text:style-name="P328"><text:span text:style-name="T225">思覺 </text:span>緩慢、遲鈍、粗糙 的 明顯例子，喝酒。</text:p>
                    </text:list-item>
                  </text:list>
                </text:list-item>
                <text:list-item>
                  <text:p text:style-name="P329">耳聾 <text:span text:style-name="T239">↔</text:span><text:span text:style-name="T225"> 思覺 喪失、不存在</text:span>。</text:p>
                </text:list-item>
                <text:list-item>
                  <text:p text:style-name="P330">口齒不清、失語症 <text:span text:style-name="T239">↔</text:span><text:span text:style-name="T225"> 思動 </text:span>緩慢、遲鈍、粗糙。</text:p>
                  <text:list>
                    <text:list-item>
                      <text:p text:style-name="P331">思動 是 大腦<text:span text:style-name="T225">的 反應、回應、交互作用。</text:span></text:p>
                      <text:list>
                        <text:list-item>
                          <text:p text:style-name="P332">思動 <text:span text:style-name="T239">↔</text:span><text:span text:style-name="T225"> 聲帶 震動。</text:span></text:p>
                        </text:list-item>
                      </text:list>
                    </text:list-item>
                    <text:list-item>
                      <text:p text:style-name="P330"><text:span text:style-name="T225">大腦的 反應 </text:span>緩慢、遲鈍、粗糙 的 明顯例子，老人痴呆症。</text:p>
                    </text:list-item>
                  </text:list>
                </text:list-item>
                <text:list-item>
                  <text:p text:style-name="P329">啞巴 <text:span text:style-name="T239">↔</text:span><text:span text:style-name="T225"> 思動 喪失、不存在</text:span>。</text:p>
                </text:list-item>
                <text:list-item>
                  <text:p text:style-name="P333">又聾又啞 <text:span text:style-name="T239">↔</text:span><text:span text:style-name="T225"> 意識 喪失、不存在</text:span>。</text:p>
                  <text:list>
                    <text:list-item>
                      <text:p text:style-name="P329"><text:span text:style-name="T225">意識 喪失、不存在 是 思覺、思動 喪失、不存在</text:span>。</text:p>
                    </text:list-item>
                  </text:list>
                </text:list-item>
                <text:list-item>
                  <text:p text:style-name="P368">提高 耳朵 靈敏度、精準度<text:span text:style-name="T183"> </text:span><text:span text:style-name="T240">↔</text:span><text:span text:style-name="T183"> 冥想、心靈平靜、心流、無我、虛無。</text:span></text:p>
                  <text:list>
                    <text:list-item>
                      <text:p text:style-name="P449">（<text:span text:style-name="T183">冥想、心靈平靜、心流、無我、虛無 的 描述在 </text:span><text:span text:style-name="T163">意識</text:span><text:span text:style-name="T183"> 文件群的 </text:span><text:span text:style-name="T163">冥想、心靈平靜、心流、無我、虛無</text:span>）</text:p>
                    </text:list-item>
                  </text:list>
                </text:list-item>
                <text:list-item>
                  <text:p text:style-name="P334"><text:span text:style-name="T227">提高 聲帶 靈敏度、精準度</text:span> <text:span text:style-name="T228">↔</text:span> 冥想、心靈平靜、心流、無我、虛無。</text:p>
                  <text:list>
                    <text:list-item>
                      <text:p text:style-name="P335"><text:span text:style-name="T227">提高 耳朵、聲帶 靈敏度、精準度 的 </text:span>抽象例子，共生、向上螺旋、自回饋系統。</text:p>
                    </text:list-item>
                  </text:list>
                </text:list-item>
              </text:list>
            </text:list-item>
            <text:list-item>
              <text:p text:style-name="P336">意識源層級。</text:p>
              <text:list>
                <text:list-item>
                  <text:p text:style-name="P369">意識源 是（某一特定個體 的）意識的 來源、源頭、源自於。</text:p>
                </text:list-item>
                <text:list-item>
                  <text:p text:style-name="P370">意識源 越遠，意識的 長鞭效應、遲滯範圍、延遲現象 越明顯。</text:p>
                </text:list-item>
                <text:list-item>
                  <text:p text:style-name="P371">（以下內容 是 抽象描述）</text:p>
                </text:list-item>
                <text:list-item>
                  <text:p text:style-name="P371">（以下內容 <text:span text:style-name="T73">主要是提供給 有興趣的 專家讀者 </text:span><text:span text:style-name="T72">進一步瞭解</text:span>）</text:p>
                </text:list-item>
                <text:list-item>
                  <text:p text:style-name="P371">（<text:span text:style-name="T73">讀者 可以選擇 快速看過、直接跳過 </text:span>以下內容）</text:p>
                </text:list-item>
                <text:list-item>
                  <text:p text:style-name="P372">意識源 是（某一特定個體 的）意識的 來源、源頭、源自於。</text:p>
                  <text:list>
                    <text:list-item>
                      <text:p text:style-name="P373">意識源 是 某一特定意識的 來源、源頭、源自於 某一特定意識。</text:p>
                    </text:list-item>
                    <text:list-item>
                      <text:p text:style-name="P373">意識源 是 某一特定意識的 意識 來源、源頭、源自於 某一特定意識。</text:p>
                    </text:list-item>
                  </text:list>
                </text:list-item>
                <text:list-item>
                  <text:p text:style-name="P374"><text:span text:style-name="T183">第</text:span><text:span text:style-name="T75">a</text:span><text:span text:style-name="T183">層級意識源 是 意識 源自於 第</text:span><text:span text:style-name="T76">a</text:span><text:span text:style-name="T83">層級意識</text:span><text:span text:style-name="T183">。</text:span></text:p>
                  <text:list>
                    <text:list-item>
                      <text:p text:style-name="P374">某一特定個體的 <text:span text:style-name="T183">第</text:span><text:span text:style-name="T75">a</text:span><text:span text:style-name="T183">層級意識源 是 該個體的 意識 源自於 第</text:span><text:span text:style-name="T76">a</text:span><text:span text:style-name="T83">層級意識</text:span><text:span text:style-name="T183">。</text:span></text:p>
                      <text:list>
                        <text:list-item>
                          <text:p text:style-name="P377"><text:span text:style-name="T5">a</text:span> 是 某一特定數字。</text:p>
                          <text:list>
                            <text:list-item>
                              <text:p text:style-name="P377">明顯例子，<text:span text:style-name="T36">第0層</text:span>級意識源。</text:p>
                            </text:list-item>
                            <text:list-item>
                              <text:p text:style-name="P378">明顯例子，<text:span text:style-name="T36">第</text:span><text:span text:style-name="T55">1</text:span><text:span text:style-name="T36">層</text:span>級意識源。</text:p>
                            </text:list-item>
                          </text:list>
                        </text:list-item>
                        <text:list-item>
                          <text:p text:style-name="P379">明顯例子，該<text:span text:style-name="T185">個體的 第</text:span><text:span text:style-name="T79">0</text:span><text:span text:style-name="T185">層級意識源 是 該個體的 意識 源自於 第</text:span><text:span text:style-name="T79">0</text:span><text:span text:style-name="T83">層級意識</text:span><text:span text:style-name="T183">。</text:span></text:p>
                        </text:list-item>
                        <text:list-item>
                          <text:p text:style-name="P380">明顯例子，該<text:span text:style-name="T185">個體的 第</text:span><text:span text:style-name="T79">0</text:span><text:span text:style-name="T185">層級意識源 是 該個體的 意識 源自於 肉質層個體。</text:span></text:p>
                        </text:list-item>
                        <text:list-item>
                          <text:p text:style-name="P379">明顯例子，該<text:span text:style-name="T185">個體的 第</text:span><text:span text:style-name="T79">1</text:span><text:span text:style-name="T185">層級意識源 是 該個體的 意識 源自於 第</text:span><text:span text:style-name="T79">1</text:span><text:span text:style-name="T83">層級意識</text:span><text:span text:style-name="T183">。</text:span></text:p>
                        </text:list-item>
                        <text:list-item>
                          <text:p text:style-name="P380">明顯例子，該<text:span text:style-name="T185">個體的 第</text:span><text:span text:style-name="T79">1</text:span><text:span text:style-name="T185">層級意識源 是 該個體的 意識 源自於 意識層個體。</text:span></text:p>
                        </text:list-item>
                      </text:list>
                    </text:list-item>
                    <text:list-item>
                      <text:p text:style-name="P374">某一特定個體的 意識的 <text:span text:style-name="T183">第</text:span><text:span text:style-name="T75">a</text:span><text:span text:style-name="T183">層級意識源 是 該個體的 意識 源自於 第</text:span><text:span text:style-name="T76">a</text:span><text:span text:style-name="T83">層級意識</text:span><text:span text:style-name="T183">。</text:span></text:p>
                    </text:list-item>
                    <text:list-item>
                      <text:p text:style-name="P374">某一特定個體的 第<text:span text:style-name="T77">x</text:span>層級意識的 <text:span text:style-name="T183">第</text:span><text:span text:style-name="T75">a</text:span><text:span text:style-name="T183">層級意識源 是 該個體的 </text:span>第<text:span text:style-name="T77">x</text:span>層級意識<text:span text:style-name="T183"> 源自於 第</text:span><text:span text:style-name="T76">a</text:span><text:span text:style-name="T83">層級意識</text:span><text:span text:style-name="T183">。</text:span></text:p>
                      <text:list>
                        <text:list-item>
                          <text:p text:style-name="P375"><text:span text:style-name="T78">x</text:span><text:span text:style-name="T184"> 是 某一特定數字。</text:span></text:p>
                        </text:list-item>
                        <text:list-item>
                          <text:p text:style-name="P450">（層級意識 的 描述在 <text:span text:style-name="T157">意識</text:span> 文件群的 <text:span text:style-name="T157">意識層級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74"><text:span text:style-name="T183">第</text:span><text:span text:style-name="T76">（a ~ b）</text:span><text:span text:style-name="T183">層級意識源 是 意識 源自於 第</text:span><text:span text:style-name="T76">（a ~ b）</text:span><text:span text:style-name="T83">層級意識</text:span><text:span text:style-name="T183">。</text:span></text:p>
                  <text:list>
                    <text:list-item>
                      <text:p text:style-name="P375"><text:span text:style-name="T78">a</text:span><text:span text:style-name="T184"> 是 某一特定數字。</text:span></text:p>
                    </text:list-item>
                    <text:list-item>
                      <text:p text:style-name="P375"><text:span text:style-name="T78">b</text:span><text:span text:style-name="T184"> 是 某一特定數字。</text:span></text:p>
                    </text:list-item>
                  </text:list>
                </text:list-item>
                <text:list-item>
                  <text:p text:style-name="P374"><text:span text:style-name="T183">第</text:span><text:span text:style-name="T76">（a ~ b，</text:span><text:span text:style-name="T52">x ~ y</text:span><text:span text:style-name="T76">）</text:span><text:span text:style-name="T183">層級意識源 是 意識 源自於 第</text:span><text:span text:style-name="T76">（a ~ b）</text:span><text:span text:style-name="T83">層級意識</text:span><text:span text:style-name="T183">。</text:span></text:p>
                  <text:list>
                    <text:list-item>
                      <text:p text:style-name="P375"><text:span text:style-name="T78">x</text:span><text:span text:style-name="T184"> 是 某一特定數字。</text:span></text:p>
                    </text:list-item>
                    <text:list-item>
                      <text:p text:style-name="P375"><text:span text:style-name="T78">y</text:span><text:span text:style-name="T184"> 是 某一特定數字。</text:span></text:p>
                    </text:list-item>
                  </text:list>
                </text:list-item>
                <text:list-item>
                  <text:p text:style-name="P337">第<text:span text:style-name="T76">（a ~ b，</text:span><text:span text:style-name="T52">x ~ y</text:span><text:span text:style-name="T76">）</text:span><text:span text:style-name="T180">層級意識源 是 </text:span>第<text:span text:style-name="T76">（a ~ b）</text:span><text:span text:style-name="T5">層級意識</text:span><text:span text:style-name="T180"> 控制 </text:span><text:span text:style-name="T52">第（x ~ y）</text:span><text:span text:style-name="T5">層級意識</text:span><text:span text:style-name="T180">。</text:span></text:p>
                  <text:list>
                    <text:list-item>
                      <text:p text:style-name="P337">明顯例子，第<text:span text:style-name="T36">（</text:span><text:span text:style-name="T53">1，0</text:span>）層級意識源 是 <text:span text:style-name="T36">第1層級意識 控制 第0</text:span><text:span text:style-name="T5">層級意識</text:span>。</text:p>
                    </text:list-item>
                    <text:list-item>
                      <text:p text:style-name="P336">明顯例子，第<text:span text:style-name="T36">（</text:span><text:span text:style-name="T53">1，0</text:span>）層級意識源 是 意識層個體<text:span text:style-name="T36"> 控制 肉質層個體</text:span>。</text:p>
                    </text:list-item>
                    <text:list-item>
                      <text:p text:style-name="P336">明顯例子，第<text:span text:style-name="T36">（</text:span><text:span text:style-name="T53">1</text:span><text:span text:style-name="T54">~0</text:span><text:span text:style-name="T53">，0</text:span>）層級意識源 是意識層和肉質層複合型個體<text:span text:style-name="T36"> 控制 肉質層個體</text:span>。</text:p>
                    </text:list-item>
                    <text:list-item>
                      <text:p text:style-name="P445">（<text:span text:style-name="T5">層級意識</text:span><text:span text:style-name="T180"> 的 描述在 </text:span><text:span text:style-name="T159">意識</text:span><text:span text:style-name="T180"> 文件群的 </text:span><text:span text:style-name="T160">意識</text:span><text:span text:style-name="T159">層級</text:span>）</text:p>
                    </text:list-item>
                  </text:list>
                </text:list-item>
                <text:list-item>
                  <text:p text:style-name="P205"><text:span text:style-name="T186">第</text:span><text:span text:style-name="T191">（a ~ b（</text:span><text:span text:style-name="T192">p ~ q</text:span><text:span text:style-name="T191">），x ~ y）</text:span><text:span text:style-name="T187">層級意識源 是 </text:span><text:span text:style-name="T186">第</text:span><text:span text:style-name="T191">（a ~ b）</text:span><text:span text:style-name="T193">層級意識</text:span><text:span text:style-name="T187">的 </text:span><text:span text:style-name="T186">第</text:span><text:span text:style-name="T191">（</text:span><text:span text:style-name="T192">p</text:span><text:span text:style-name="T191"> ~ </text:span><text:span text:style-name="T192">q</text:span><text:span text:style-name="T191">）</text:span><text:span text:style-name="T187">層級意識 控制 </text:span><text:span text:style-name="T191">第（x ~ y）</text:span><text:span text:style-name="T193">層級意識</text:span><text:span text:style-name="T187">。</text:span></text:p>
                  <text:list>
                    <text:list-item>
                      <text:p text:style-name="P206"><text:span text:style-name="T187">明顯例子，</text:span><text:span text:style-name="T186">第</text:span><text:span text:style-name="T193">（</text:span><text:span text:style-name="T194">1（</text:span><text:span text:style-name="T195">0</text:span><text:span text:style-name="T194">），0</text:span><text:span text:style-name="T186">）層級意識源 是 意識層個體的 主意識</text:span><text:span text:style-name="T193"> 控制 肉質層個體</text:span><text:span text:style-name="T186">。</text:span></text:p>
                    </text:list-item>
                    <text:list-item>
                      <text:p text:style-name="P207"><text:span text:style-name="T187">明顯例子，</text:span><text:span text:style-name="T186">第</text:span><text:span text:style-name="T193">（</text:span><text:span text:style-name="T194">1（</text:span><text:span text:style-name="T192">1 ~ 0</text:span><text:span text:style-name="T194">），0</text:span><text:span text:style-name="T186">）層級意識源 是 意識層個體的 潛意識、主意識</text:span><text:span text:style-name="T193"> 控制 肉質層個體</text:span><text:span text:style-name="T186">。</text:span></text:p>
                    </text:list-item>
                    <text:list-item>
                      <text:p text:style-name="P208"><text:span text:style-name="T187">明顯例子，</text:span><text:span text:style-name="T186">第</text:span><text:span text:style-name="T193">（</text:span><text:span text:style-name="T194">1 </text:span><text:span text:style-name="T196">~ 0</text:span><text:span text:style-name="T194">（</text:span><text:span text:style-name="T195">0</text:span><text:span text:style-name="T194">），0</text:span><text:span text:style-name="T186">）層級意識源 是 意識層和肉質層複合型個體</text:span><text:span text:style-name="T193"> </text:span><text:span text:style-name="T186">的 主意識</text:span><text:span text:style-name="T193"> 控制 肉質層個體</text:span><text:span text:style-name="T186">。</text:span></text:p>
                    </text:list-item>
                    <text:list-item>
                      <text:p text:style-name="P209"><text:span text:style-name="T191">明顯例子，</text:span><text:span text:style-name="T193">第（</text:span><text:span text:style-name="T194">1 </text:span><text:span text:style-name="T196">~ 0</text:span><text:span text:style-name="T194">（</text:span><text:span text:style-name="T197">1 ~ </text:span><text:span text:style-name="T195">0</text:span><text:span text:style-name="T194">），0</text:span><text:span text:style-name="T193">）層級意識源 是 意識層和肉質層複合型個體 的 潛意識、主意識 控制 肉質層個體。</text:span></text:p>
                    </text:list-item>
                    <text:list-item>
                      <text:p text:style-name="P209"><text:span text:style-name="T191">明顯例子，</text:span><text:span text:style-name="T193">第（</text:span><text:span text:style-name="T194">1（</text:span><text:span text:style-name="T195">0</text:span><text:span text:style-name="T194">）、</text:span><text:span text:style-name="T196">0</text:span><text:span text:style-name="T194">（</text:span><text:span text:style-name="T198">1</text:span><text:span text:style-name="T194">），0</text:span><text:span text:style-name="T193">）層級意識源 是 意識層個體的主意識、肉質層個體 的潛意識 複合型控制 肉質層個體。</text:span></text:p>
                    </text:list-item>
                  </text:list>
                </text:list-item>
                <text:list-item>
                  <text:p text:style-name="P376">意識源 越遠，意識的 長鞭效應、遲滯範圍、延遲現象 越明顯。</text:p>
                  <text:list>
                    <text:list-item>
                      <text:p text:style-name="P210"><text:span text:style-name="T188">明顯例子，意識的 長鞭效應，</text:span><text:span text:style-name="T186">第</text:span><text:span text:style-name="T193">（</text:span><text:span text:style-name="T194">1，0</text:span><text:span text:style-name="T186">）層級意識源 明顯於</text:span><text:span text:style-name="T187"> </text:span><text:span text:style-name="T186">第</text:span><text:span text:style-name="T193">（</text:span><text:span text:style-name="T199">0</text:span><text:span text:style-name="T194">，0</text:span><text:span text:style-name="T186">）層級意識源。</text:span></text:p>
                    </text:list-item>
                    <text:list-item>
                      <text:p text:style-name="P211"><text:span text:style-name="T188">明顯例子，意識的 長鞭效應，</text:span><text:span text:style-name="T186">第</text:span><text:span text:style-name="T193">（</text:span><text:span text:style-name="T200">2</text:span><text:span text:style-name="T194">，0</text:span><text:span text:style-name="T186">）層級意識源 明顯於</text:span><text:span text:style-name="T187"> </text:span><text:span text:style-name="T186">第</text:span><text:span text:style-name="T193">（</text:span><text:span text:style-name="T199">0</text:span><text:span text:style-name="T194">，0</text:span><text:span text:style-name="T186">）層級意識源。</text:span></text:p>
                    </text:list-item>
                    <text:list-item>
                      <text:p text:style-name="P211"><text:span text:style-name="T188">明顯例子，意識的 長鞭效應，</text:span><text:span text:style-name="T186">第</text:span><text:span text:style-name="T193">（</text:span><text:span text:style-name="T200">2</text:span><text:span text:style-name="T194">，0</text:span><text:span text:style-name="T186">）層級意識源 明顯於</text:span><text:span text:style-name="T187"> </text:span><text:span text:style-name="T186">第</text:span><text:span text:style-name="T193">（</text:span><text:span text:style-name="T200">1</text:span><text:span text:style-name="T194">，0</text:span><text:span text:style-name="T186">）層級意識源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8"><text:bookmark-start text:name="意識感測"/>意識感測<text:bookmark-end text:name="意識感測"/></text:p>
          <text:list>
            <text:list-item>
              <text:p text:style-name="P338">有 意識感測的 個體，才有 思覺。</text:p>
              <text:list>
                <text:list-item>
                  <text:p text:style-name="P446">（思覺 的 描述在 <text:span text:style-name="T157">_</text:span> 文件群的 <text:span text:style-name="T157">思覺</text:span>）</text:p>
                </text:list-item>
                <text:list-item>
                  <text:p text:style-name="P339">有 思覺的 個體 有機率有 意識。</text:p>
                  <text:list>
                    <text:list-item>
                      <text:p text:style-name="P447">（意識 的 描述在 <text:span text:style-name="T157">意識</text:span> 文件群的 <text:span text:style-name="T157">意識</text:span>）</text:p>
                    </text:list-item>
                    <text:list-item>
                      <text:p text:style-name="P340">明顯例子，<text:span text:style-name="T127">冥想、心靈平靜、心流、無我、虛無 提升、昇華 思覺的 靈敏度、精準度。</text:span></text:p>
                      <text:list>
                        <text:list-item>
                          <text:p text:style-name="P448"><text:span text:style-name="T127">（冥想、心靈平靜、心流、無我、虛無 </text:span>的 描述在 <text:span text:style-name="T157">意識</text:span> 文件群的 <text:span text:style-name="T162">冥想、心靈平靜、心流、無我、虛無</text:span>）</text:p>
                        </text:list-item>
                        <text:list-item>
                          <text:p text:style-name="P341">能夠感測到 更微小的 意識活動。</text:p>
                          <text:list>
                            <text:list-item>
                              <text:p text:style-name="P341">意識活動 是 意識的 思想、決策、行動。</text:p>
                              <text:list>
                                <text:list-item>
                                  <text:p text:style-name="P342">明顯例子，（人類 認定的）<text:span text:style-name="T224">認知、思考、想法。</text:span></text:p>
                                </text:list-item>
                              </text:list>
                            </text:list-item>
                            <text:list-item>
                              <text:p text:style-name="P343">省能。</text:p>
                              <text:list>
                                <text:list-item>
                                  <text:p text:style-name="P341">抽象例子，感測的 靈敏度 越高，所需的 交互作用的 能量低消 越低。</text:p>
                                  <text:list>
                                    <text:list-item>
                                      <text:p text:style-name="P343">感測 <text:span text:style-name="T241">↔</text:span><text:span text:style-name="T223"> 思覺。</text:span></text:p>
                                    </text:list-item>
                                    <text:list-item>
                                      <text:p text:style-name="P344">交互作用 <text:span text:style-name="T241">↔</text:span><text:span text:style-name="T223"> </text:span>意識活動、（人類 認定的）內心活動、心理活動。</text:p>
                                    </text:list-item>
                                    <text:list-item>
                                      <text:p text:style-name="P341">低消 是 最低消費、最低閥值、（無法再減少的）必要消耗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1">明顯例子，假定，某一特定個體 要拿 杯子。</text:p>
                              <text:list>
                                <text:list-item>
                                  <text:p text:style-name="P345">該個體的 觸覺 靈敏度、精準度、敏感度、感測速度、上下限範圍 越高。</text:p>
                                  <text:list>
                                    <text:list-item>
                                      <text:p text:style-name="P346">該個體的 感測、交互作用 越快速、越敏感、越細緻。</text:p>
                                    </text:list-item>
                                    <text:list-item>
                                      <text:p text:style-name="P347">該個體 拿到杯子的 機率 越高。</text:p>
                                    </text:list-item>
                                    <text:list-item>
                                      <text:p text:style-name="P348">該個體 拿杯子 所需要耗費的 精力、時間、能量、儲量、宗量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49">該個體的 觸覺 靈敏度、精準度、敏感度、感測速度、上下限範圍 越低。</text:p>
                                  <text:list>
                                    <text:list-item>
                                      <text:p text:style-name="P350">該個體的 感測、交互作用 越緩慢、越遲鈍、越粗糙。</text:p>
                                    </text:list-item>
                                    <text:list-item>
                                      <text:p text:style-name="P347">該個體 拿到杯子的 機率 越低。</text:p>
                                    </text:list-item>
                                    <text:list-item>
                                      <text:p text:style-name="P350">該個體 拿杯子 所需要耗費的 精力、時間、能量、儲量、宗量 越高。</text:p>
                                    </text:list-item>
                                    <text:list-item>
                                      <text:p text:style-name="P350">明顯例子，聽覺，假定，某一特定個體 重聽。</text:p>
                                      <text:list>
                                        <text:list-item>
                                          <text:p text:style-name="P350">該個體 講話 越緩慢、越遲鈍、越大聲。</text:p>
                                        </text:list-item>
                                        <text:list-item>
                                          <text:p text:style-name="P351">其他個體 講話 越放慢聲速、越增加每一句話的間隔、越大聲說話。</text:p>
                                          <text:list>
                                            <text:list-item>
                                              <text:p text:style-name="P352">讓 該個體 聽到、聽懂。</text:p>
                                            </text:list-item>
                                            <text:list-item>
                                              <text:p text:style-name="P352">讓 該個體 感測到、感知到、感受到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3">抽象例子，思覺 <text:span text:style-name="T242">↔</text:span><text:span text:style-name="T222"> </text:span>視覺。</text:p>
                          <text:list>
                            <text:list-item>
                              <text:p text:style-name="P354"><text:span text:style-name="T127">提升、昇華 思覺的 靈敏度 </text:span><text:span text:style-name="T243">↔</text:span><text:span text:style-name="T127"> </text:span><text:span text:style-name="T61">提升、昇華 視覺的 夜視能力</text:span>。</text:p>
                              <text:list>
                                <text:list-item>
                                  <text:p text:style-name="P354"><text:span text:style-name="T36">提</text:span><text:span text:style-name="T61">升、昇華 視覺的 夜視能力</text:span><text:span text:style-name="T127"> 的 明顯例子，</text:span><text:span text:style-name="T61">在 更微弱的光線 也能看清楚</text:span>。</text:p>
                                </text:list-item>
                              </text:list>
                            </text:list-item>
                            <text:list-item>
                              <text:p text:style-name="P355"><text:span text:style-name="T127">提升、昇華 思覺的 精準度 </text:span><text:span text:style-name="T243">↔</text:span><text:span text:style-name="T127"> </text:span><text:span text:style-name="T36">提</text:span><text:span text:style-name="T61">升、昇華 視覺的 </text:span><text:span text:style-name="T127">視力。</text:span></text:p>
                              <text:list>
                                <text:list-item>
                                  <text:p text:style-name="P355"><text:span text:style-name="T36">提</text:span><text:span text:style-name="T61">升、昇華 視覺的 </text:span><text:span text:style-name="T127">視力 的 明顯例子，視力 </text:span><text:span text:style-name="T36">從 </text:span><text:span text:style-name="T61">1.0 到 2.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6">沒有 思覺的 個體 沒有 意識。</text:p>
                  <text:list>
                    <text:list-item>
                      <text:p text:style-name="P356">明顯例子，假定 某一特定個體 喝酒。</text:p>
                      <text:list>
                        <text:list-item>
                          <text:p text:style-name="P356">該個體 降低、退化、自滅 思覺。</text:p>
                          <text:list>
                            <text:list-item>
                              <text:p text:style-name="P357">該個體 降低、退化、自滅 意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8">（人類 認定的）意識、記憶 沒有 相關性。</text:p>
                  <text:list>
                    <text:list-item>
                      <text:p text:style-name="P359">明顯例子，假定 某一特定個體 有 思覺。</text:p>
                      <text:list>
                        <text:list-item>
                          <text:p text:style-name="P359">該個體 有機率有 意識。</text:p>
                        </text:list-item>
                        <text:list-item>
                          <text:p text:style-name="P360">假定，該個體 有 記憶、短期記憶能力、長期記憶能力。</text:p>
                          <text:list>
                            <text:list-item>
                              <text:p text:style-name="P359">該個體 有機率有 意識。</text:p>
                            </text:list-item>
                          </text:list>
                        </text:list-item>
                        <text:list-item>
                          <text:p text:style-name="P359">假定，該個體 沒有 記憶、短期記憶能力、長期記憶能力。</text:p>
                          <text:list>
                            <text:list-item>
                              <text:p text:style-name="P359">該個體 有機率有 意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1">思覺 的 明顯例子，（人類 認定的）自我認知。</text:p>
                  <text:list>
                    <text:list-item>
                      <text:p text:style-name="P362">（人類 認定的）自我認知 的 明顯例子，照鏡子。</text:p>
                      <text:list>
                        <text:list-item>
                          <text:p text:style-name="P362">假定，某一特定個體 認定，鏡子裡面的 影像 是 該個體 自己。</text:p>
                          <text:list>
                            <text:list-item>
                              <text:p text:style-name="P362">該個體 有（人類 認定的）自我認知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8">明顯例子，假定，某一特定個體 有 某一特定感測器 感測 某一特定意識。</text:p>
                  <text:list>
                    <text:list-item>
                      <text:p text:style-name="P363">該感測器 是 該個體 包覆的 感測器、感測器官、感知器官。</text:p>
                      <text:list>
                        <text:list-item>
                          <text:p text:style-name="P363">明顯例子，眼（光變化）、耳（力變化）、皮膚（力存在、變化）、味蕾（化學物）。</text:p>
                          <text:list>
                            <text:list-item>
                              <text:p text:style-name="P363">力存在、變化 是 力存在、力變化。</text:p>
                            </text:list-item>
                            <text:list-item>
                              <text:p text:style-name="P363">化學物 是 化學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2"><text:span text:style-name="T138">感測器 </text:span><text:span text:style-name="T244">↔</text:span><text:span text:style-name="T143"> 感測。</text:span></text:p>
                      <text:list>
                        <text:list-item>
                          <text:p text:style-name="P412"><text:span text:style-name="T143">感測器 </text:span><text:span text:style-name="T245">↔</text:span><text:span text:style-name="T145"> </text:span><text:span text:style-name="T143">觸覺。</text:span></text:p>
                        </text:list-item>
                      </text:list>
                    </text:list-item>
                    <text:list-item>
                      <text:p text:style-name="P381">主意識 <text:span text:style-name="T228">↔</text:span> 交互作用。</text:p>
                      <text:list>
                        <text:list-item>
                          <text:p text:style-name="P412"><text:span text:style-name="T143">主意識 </text:span><text:span text:style-name="T245">↔</text:span><text:span text:style-name="T145"> </text:span><text:span text:style-name="T143">皮膚、手、腳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64">明顯例子，假定，某一特定個體 有， 某一特定感測器 感測（該個體 自己的）主意識。</text:p>
                </text:list-item>
                <text:list-item>
                  <text:p text:style-name="P413"><text:span text:style-name="T143">明顯例子，假定，某一特定個體 沒有，感測器 </text:span><text:span text:style-name="T138">感測（該個體 自己的）主意識。</text:span></text:p>
                  <text:list>
                    <text:list-item>
                      <text:p text:style-name="P414"><text:span text:style-name="T143">明顯例子，假定，某一特定個體 沒有，</text:span><text:span text:style-name="T148">觸覺</text:span><text:span text:style-name="T143"> </text:span><text:span text:style-name="T138">感測（該個體 自己的）皮膚。</text:span></text:p>
                      <text:list>
                        <text:list-item>
                          <text:p text:style-name="P382">該人類個體 患有（人類 認定的）無痛症。</text:p>
                          <text:list>
                            <text:list-item>
                              <text:p text:style-name="P415"><text:span text:style-name="T143">無痛症 </text:span><text:span text:style-name="T246">↔</text:span><text:span text:style-name="T144"> 酒醉、睡眠剝奪。</text:span></text:p>
                              <text:list>
                                <text:list-item>
                                  <text:p text:style-name="P392">觸覺<text:span text:style-name="T221"> </text:span><text:span text:style-name="T228">↔</text:span> 思覺。</text:p>
                                </text:list-item>
                                <text:list-item>
                                  <text:p text:style-name="P393">假定，某一特定個體 喝酒。</text:p>
                                  <text:list>
                                    <text:list-item>
                                      <text:p text:style-name="P416"><text:span text:style-name="T144">該個體 遲鈍、極端難以、無法 感測</text:span><text:span text:style-name="T138">（該個體 自己的）主意識。</text:span></text:p>
                                    </text:list-item>
                                    <text:list-item>
                                      <text:p text:style-name="P416"><text:span text:style-name="T138">酒醉 </text:span><text:span text:style-name="T247">↔</text:span><text:span text:style-name="T146"> 汽車 在 雪地、雪山 打滑。</text:span></text:p>
                                      <text:list>
                                        <text:list-item>
                                          <text:p text:style-name="P394">汽車駕駛、自動駕駛 有機率認定 自己，對 汽車 保有 控制能力。</text:p>
                                          <text:list>
                                            <text:list-item>
                                              <text:p text:style-name="P394">實際上，該汽車 已經、正在、即將 失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16"><text:span text:style-name="T146">汽車 </text:span><text:span text:style-name="T248">↔</text:span><text:span text:style-name="T147"> 主意識。</text:span></text:p>
                                          <text:list>
                                            <text:list-item>
                                              <text:p text:style-name="P395">自動駕駛 <text:span text:style-name="T228">↔</text:span> 潛意識。</text:p>
                                            </text:list-item>
                                            <text:list-item>
                                              <text:p text:style-name="P395">汽車駕駛 <text:span text:style-name="T228">↔</text:span> 無意識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5">明顯例子，飛機。</text:p>
                  <text:list>
                    <text:list-item>
                      <text:p text:style-name="P395">飛機 有，某一特定感測器 感測（飛機 自己的）某一特定特徵。</text:p>
                      <text:list>
                        <text:list-item>
                          <text:p text:style-name="P396">明顯例子，飛機 有 高度計 感測（飛機 自己的）高度。</text:p>
                        </text:list-item>
                        <text:list-item>
                          <text:p text:style-name="P396">明顯例子，飛機 有 測速計 感測（飛機 自己的）速度。</text:p>
                        </text:list-item>
                        <text:list-item>
                          <text:p text:style-name="P396">明顯例子，飛機 有 陀螺儀 感測（飛機 自己的）姿態。</text:p>
                        </text:list-item>
                      </text:list>
                    </text:list-item>
                    <text:list-item>
                      <text:p text:style-name="P397">飛機 使用 感知融合，感測（飛機 自己的）某一特定特徵。</text:p>
                      <text:list>
                        <text:list-item>
                          <text:p text:style-name="P397">明顯例子，飛機 使用 感知融合，感測（飛機 自己的）高度、速度、姿態。</text:p>
                          <text:list>
                            <text:list-item>
                              <text:p text:style-name="P398">飛機的 機師、<text:span text:style-name="T91">自動駕駛系統</text:span>、飛機的控制器 使用 感知融合 的情報，駕駛 飛機。</text:p>
                              <text:list>
                                <text:list-item>
                                  <text:p text:style-name="P399">飛機的控制器 的 明顯例子，使用 機構、電路、外在環境的輸入 控制 機構。</text:p>
                                  <text:list>
                                    <text:list-item>
                                      <text:p text:style-name="P399">明顯例子，飛機的 起落架、反向推進器、發電風扇自動掉落機構。</text:p>
                                    </text:list-item>
                                    <text:list-item>
                                      <text:p text:style-name="P399">明顯例子，蒸汽火車的 速度穩定器，使用 自轉機構 控制 蒸氣閥門機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7">明顯例子，人類個體 使用 感知融合，感測（人類個體 自己的）視覺、聽覺、觸覺。</text:p>
                          <text:list>
                            <text:list-item>
                              <text:p text:style-name="P397">感知融合 是（人類 認定的）聯覺。</text:p>
                            </text:list-item>
                            <text:list-item>
                              <text:p text:style-name="P400">人類個體的 無意識、潛意識、主意識 使用 感知融合 的情報，駕駛 肉質層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0">飛機的 感測器 有機率輸入 錯誤的 感測值 <text:span text:style-name="T249">↔</text:span><text:span text:style-name="T219">（人類 認定的）無痛症</text:span>。</text:p>
                      <text:list>
                        <text:list-item>
                          <text:p text:style-name="P400">明顯例子，感測器 內部故障、外部故障。</text:p>
                          <text:list>
                            <text:list-item>
                              <text:p text:style-name="P400">感測器 內部故障 的 明顯例子，感測器發生短路現象。</text:p>
                            </text:list-item>
                            <text:list-item>
                              <text:p text:style-name="P400">感測器 外部故障 的 明顯例子，傳輸線發生短路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1">飛機的 內在物質 有機率 故障、出問題 <text:span text:style-name="T249">↔</text:span><text:span text:style-name="T219">（人類 認定的）認知失調</text:span>。</text:p>
                      <text:list>
                        <text:list-item>
                          <text:p text:style-name="P401">故障、出問題 是 持續型、間歇型、突發型 故障、出問題。</text:p>
                        </text:list-item>
                        <text:list-item>
                          <text:p text:style-name="P402">感測器 如實的、正確的、精準的 量測、回饋（故障、出問題 的）感測值。</text:p>
                        </text:list-item>
                        <text:list-item>
                          <text:p text:style-name="P398">該感測值 有機率造成 機師、<text:span text:style-name="T91">自動駕駛系統</text:span>、飛機的控制器 誤判。</text:p>
                          <text:list>
                            <text:list-item>
                              <text:p text:style-name="P398">機師、<text:span text:style-name="T91">自動駕駛系統</text:span>、飛機的控制器 有機率透過 感測器、內在物質 反制。</text:p>
                            </text:list-item>
                            <text:list-item>
                              <text:p text:style-name="P403">故障、出問題 的 來源越多、發生頻率越高，誤判的 機率 越高。</text:p>
                            </text:list-item>
                          </text:list>
                        </text:list-item>
                        <text:list-item>
                          <text:p text:style-name="P403">明顯例子，鳥類在測速計築巢、電線走火產生電弧現象。</text:p>
                        </text:list-item>
                      </text:list>
                    </text:list-item>
                    <text:list-item>
                      <text:p text:style-name="P400">飛機 <text:span text:style-name="T250">↔</text:span><text:span text:style-name="T218"> 人類。</text:span></text:p>
                      <text:list>
                        <text:list-item>
                          <text:p text:style-name="P404">飛機的 機構、幾何形狀、航電系統 <text:span text:style-name="T250">↔</text:span><text:span text:style-name="T218"> 肉質層。</text:span><text:span text:style-name="T95">、存在</text:span></text:p>
                        </text:list-item>
                        <text:list-item>
                          <text:p text:style-name="P405">飛機的 高度計、測速計、陀螺儀 <text:span text:style-name="T250">↔</text:span><text:span text:style-name="T218"> 視覺、聽覺、觸覺、味覺、嗅覺、思覺。</text:span><text:span text:style-name="T96">、感測</text:span></text:p>
                        </text:list-item>
                        <text:list-item>
                          <text:p text:style-name="P406">飛機的 引擎、方向舵、起落架 <text:span text:style-name="T250">↔</text:span><text:span text:style-name="T218"> 手、腳。</text:span><text:span text:style-name="T95">、交互作用</text:span></text:p>
                        </text:list-item>
                        <text:list-item>
                          <text:p text:style-name="P407">飛機的控制器 <text:span text:style-name="T250">↔</text:span><text:span text:style-name="T218"> </text:span>主意識<text:span text:style-name="T218">。</text:span><text:span text:style-name="T95">、變化</text:span></text:p>
                        </text:list-item>
                        <text:list-item>
                          <text:p text:style-name="P408"><text:span text:style-name="T91">自動駕駛系統</text:span> <text:span text:style-name="T250">↔</text:span><text:span text:style-name="T218"> </text:span>潛意識<text:span text:style-name="T218">。</text:span><text:span text:style-name="T95">、變化</text:span></text:p>
                        </text:list-item>
                        <text:list-item>
                          <text:p text:style-name="P409">機師 <text:span text:style-name="T250">↔</text:span><text:span text:style-name="T218"> </text:span>無意識<text:span text:style-name="T218">。</text:span><text:span text:style-name="T95">、變化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3"><text:bookmark-start text:name="思想、意識 與 肉質層、意識層"/>意識 與 肉質層、意識層<text:bookmark-end text:name="思想、意識 與 肉質層、意識層"/></text:p>
          <text:list>
            <text:list-item>
              <text:p text:style-name="P384">意識。</text:p>
              <text:list>
                <text:list-item>
                  <text:p text:style-name="P384">意識 受限於 肉質層。</text:p>
                </text:list-item>
                <text:list-item>
                  <text:p text:style-name="P385">意識 源自於 意識層。</text:p>
                </text:list-item>
              </text:list>
            </text:list-item>
            <text:list-item>
              <text:p text:style-name="P386">思想。</text:p>
              <text:list>
                <text:list-item>
                  <text:p text:style-name="P410"><text:span text:style-name="T119">思想 是 意識 產生出的 思想。</text:span><text:span text:style-name="T97">（思想 是 思想、決策、行動 的 思想）</text:span></text:p>
                </text:list-item>
                <text:list-item>
                  <text:p text:style-name="P386">思想 受限於 周遭環境。</text:p>
                  <text:list>
                    <text:list-item>
                      <text:p text:style-name="P386">周遭環境 的 明顯例子，家庭、學校、職場、國家、網路、資源、原物料、生態圈。</text:p>
                    </text:list-item>
                  </text:list>
                </text:list-item>
                <text:list-item>
                  <text:p text:style-name="P387">思想 源自於 肉質層、意識層。</text:p>
                  <text:list>
                    <text:list-item>
                      <text:p text:style-name="P411"><text:span text:style-name="T119">第</text:span><text:span text:style-name="T57">x</text:span><text:span text:style-name="T120">層級</text:span><text:span text:style-name="T88">型態</text:span><text:span text:style-name="T119">的 思想 直接源自於 第</text:span><text:span text:style-name="T57">x</text:span><text:span text:style-name="T120">層級</text:span><text:span text:style-name="T119">意識。</text:span></text:p>
                    </text:list-item>
                    <text:list-item>
                      <text:p text:style-name="P411"><text:span text:style-name="T119">第</text:span><text:span text:style-name="T59">x</text:span><text:span text:style-name="T120">層級</text:span><text:span text:style-name="T88">型態</text:span><text:span text:style-name="T119">的 思想 間接源自於 第</text:span><text:span text:style-name="T59">y</text:span><text:span text:style-name="T120">層級</text:span><text:span text:style-name="T119">意識。</text:span></text:p>
                      <text:list>
                        <text:list-item>
                          <text:p text:style-name="P418">n <text:span text:style-name="T220">≥</text:span> x <text:span text:style-name="T220">≥</text:span> u。</text:p>
                        </text:list-item>
                        <text:list-item>
                          <text:p text:style-name="P418">n <text:span text:style-name="T220">≥</text:span> y <text:span text:style-name="T220">≥</text:span> u。</text:p>
                        </text:list-item>
                        <text:list-item>
                          <text:p text:style-name="P418"><text:span text:style-name="T58">x </text:span><text:span text:style-name="T89">不等於</text:span><text:span text:style-name="T60"> y</text:span><text:span text:style-name="T122">。</text:span></text:p>
                        </text:list-item>
                        <text:list-item>
                          <text:p text:style-name="P451"><text:span text:style-name="T117">（</text:span><text:span text:style-name="T120">層級</text:span><text:span text:style-name="T88">型態 </text:span><text:span text:style-name="T119">的 </text:span><text:span text:style-name="T121">描述在 </text:span><text:span text:style-name="T159">肉質層、意識層</text:span><text:span text:style-name="T181"> 文件群的 </text:span><text:span text:style-name="T70">肉質層、意識層</text:span><text:span text:style-name="T117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8">假定，某一特定意識層個體 脫離 某一特定肉質層個體。</text:p>
              <text:list>
                <text:list-item>
                  <text:p text:style-name="P389">該意識層個體 會感受到 豁達、舒暢、自由。</text:p>
                </text:list-item>
                <text:list-item>
                  <text:p text:style-name="P390">該意識層個體 不會受到，該肉質層個體 的 拘束、限制、牽制。</text:p>
                </text:list-item>
                <text:list-item>
                  <text:p text:style-name="P391">假定，該意識層個體 完全脫離 該肉質層個體。</text:p>
                  <text:list>
                    <text:list-item>
                      <text:p text:style-name="P391">該意識層個體 會感受到 真正的、實際的、完全的 豁達、舒暢、自由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31:25.510000000</dc:date>
    <meta:editing-duration>P11DT8H31M45S</meta:editing-duration>
    <meta:editing-cycles>7280</meta:editing-cycles>
    <meta:document-statistic meta:table-count="0" meta:image-count="0" meta:object-count="0" meta:page-count="1" meta:paragraph-count="989" meta:word-count="21453" meta:character-count="26325" meta:non-whitespace-character-count="22775"/>
  </office:meta>
</office:document-meta>
</file>